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formula="of:=CONCATENATE(&quot;            &quot;;[.A1];[.B1];&quot; &quot;;[.C1])" office:value-type="string" office:string-value="            0: 0" calcext:value-type="string">
            <text:p><text:s text:c="12"/>0: 0</text:p>
          </table:table-cell>
        </table:table-row>
        <table:table-row table:style-name="ro1">
          <table:table-cell table:formula="of:=[.A1]+8"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formula="of:=CONCATENATE(&quot;            &quot;;[.A2];[.B2];&quot; &quot;;[.C2])" office:value-type="string" office:string-value="            8: 1" calcext:value-type="string">
            <text:p><text:s text:c="12"/>8: 1</text:p>
          </table:table-cell>
        </table:table-row>
        <table:table-row table:style-name="ro1">
          <table:table-cell table:formula="of:=[.A2]+8" office:value-type="float" office:value="16" calcext:value-type="float">
            <text:p>16</text:p>
          </table:table-cell>
          <table:table-cell office:value-type="string" calcext:value-type="string">
            <text:p>:</text:p>
          </table:table-cell>
          <table:table-cell table:formula="of:=2*[.C2]" office:value-type="float" office:value="2" calcext:value-type="float">
            <text:p>2</text:p>
          </table:table-cell>
          <table:table-cell table:formula="of:=CONCATENATE(&quot;            &quot;;[.A3];[.B3];&quot; &quot;;[.C3])" office:value-type="string" office:string-value="            16: 2" calcext:value-type="string">
            <text:p><text:s text:c="12"/>16: 2</text:p>
          </table:table-cell>
        </table:table-row>
        <table:table-row table:style-name="ro1">
          <table:table-cell table:formula="of:=[.A3]+8" office:value-type="float" office:value="24" calcext:value-type="float">
            <text:p>24</text:p>
          </table:table-cell>
          <table:table-cell office:value-type="string" calcext:value-type="string">
            <text:p>:</text:p>
          </table:table-cell>
          <table:table-cell table:formula="of:=2*[.C3]" office:value-type="float" office:value="4" calcext:value-type="float">
            <text:p>4</text:p>
          </table:table-cell>
          <table:table-cell table:formula="of:=CONCATENATE(&quot;            &quot;;[.A4];[.B4];&quot; &quot;;[.C4])" office:value-type="string" office:string-value="            24: 4" calcext:value-type="string">
            <text:p><text:s text:c="12"/>24: 4</text:p>
          </table:table-cell>
        </table:table-row>
        <table:table-row table:style-name="ro1">
          <table:table-cell table:formula="of:=[.A4]+8" office:value-type="float" office:value="32" calcext:value-type="float">
            <text:p>32</text:p>
          </table:table-cell>
          <table:table-cell office:value-type="string" calcext:value-type="string">
            <text:p>:</text:p>
          </table:table-cell>
          <table:table-cell table:formula="of:=2*[.C4]" office:value-type="float" office:value="8" calcext:value-type="float">
            <text:p>8</text:p>
          </table:table-cell>
          <table:table-cell table:formula="of:=CONCATENATE(&quot;            &quot;;[.A5];[.B5];&quot; &quot;;[.C5])" office:value-type="string" office:string-value="            32: 8" calcext:value-type="string">
            <text:p><text:s text:c="12"/>32: 8</text:p>
          </table:table-cell>
        </table:table-row>
        <table:table-row table:style-name="ro1">
          <table:table-cell table:formula="of:=[.A5]+8" office:value-type="float" office:value="40" calcext:value-type="float">
            <text:p>40</text:p>
          </table:table-cell>
          <table:table-cell office:value-type="string" calcext:value-type="string">
            <text:p>:</text:p>
          </table:table-cell>
          <table:table-cell table:formula="of:=2*[.C5]" office:value-type="float" office:value="16" calcext:value-type="float">
            <text:p>16</text:p>
          </table:table-cell>
          <table:table-cell table:formula="of:=CONCATENATE(&quot;            &quot;;[.A6];[.B6];&quot; &quot;;[.C6])" office:value-type="string" office:string-value="            40: 16" calcext:value-type="string">
            <text:p><text:s text:c="12"/>40: 16</text:p>
          </table:table-cell>
        </table:table-row>
        <table:table-row table:style-name="ro1">
          <table:table-cell table:formula="of:=[.A6]+8" office:value-type="float" office:value="48" calcext:value-type="float">
            <text:p>48</text:p>
          </table:table-cell>
          <table:table-cell office:value-type="string" calcext:value-type="string">
            <text:p>:</text:p>
          </table:table-cell>
          <table:table-cell table:formula="of:=2*[.C6]" office:value-type="float" office:value="32" calcext:value-type="float">
            <text:p>32</text:p>
          </table:table-cell>
          <table:table-cell table:formula="of:=CONCATENATE(&quot;            &quot;;[.A7];[.B7];&quot; &quot;;[.C7])" office:value-type="string" office:string-value="            48: 32" calcext:value-type="string">
            <text:p><text:s text:c="12"/>48: 32</text:p>
          </table:table-cell>
        </table:table-row>
        <table:table-row table:style-name="ro1">
          <table:table-cell table:formula="of:=[.A7]+8" office:value-type="float" office:value="56" calcext:value-type="float">
            <text:p>56</text:p>
          </table:table-cell>
          <table:table-cell office:value-type="string" calcext:value-type="string">
            <text:p>:</text:p>
          </table:table-cell>
          <table:table-cell table:formula="of:=2*[.C7]" office:value-type="float" office:value="64" calcext:value-type="float">
            <text:p>64</text:p>
          </table:table-cell>
          <table:table-cell table:formula="of:=CONCATENATE(&quot;            &quot;;[.A8];[.B8];&quot; &quot;;[.C8])" office:value-type="string" office:string-value="            56: 64" calcext:value-type="string">
            <text:p><text:s text:c="12"/>56: 64</text:p>
          </table:table-cell>
        </table:table-row>
        <table:table-row table:style-name="ro1">
          <table:table-cell table:formula="of:=[.A8]+8"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table:formula="of:=2*[.C8]" office:value-type="float" office:value="128" calcext:value-type="float">
            <text:p>128</text:p>
          </table:table-cell>
          <table:table-cell table:formula="of:=CONCATENATE(&quot;            &quot;;[.A9];[.B9];&quot; &quot;;[.C9])" office:value-type="string" office:string-value="            64: 128" calcext:value-type="string">
            <text:p><text:s text:c="12"/>64: 128</text:p>
          </table:table-cell>
        </table:table-row>
        <table:table-row table:style-name="ro1">
          <table:table-cell table:formula="of:=[.A9]+8"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table:formula="of:=2*[.C9]" office:value-type="float" office:value="256" calcext:value-type="float">
            <text:p>256</text:p>
          </table:table-cell>
          <table:table-cell table:formula="of:=CONCATENATE(&quot;            &quot;;[.A10];[.B10];&quot; &quot;;[.C10])" office:value-type="string" office:string-value="            72: 256" calcext:value-type="string">
            <text:p><text:s text:c="12"/>72: 256</text:p>
          </table:table-cell>
        </table:table-row>
        <table:table-row table:style-name="ro1">
          <table:table-cell table:formula="of:=[.A10]+8" office:value-type="float" office:value="80" calcext:value-type="float">
            <text:p>80</text:p>
          </table:table-cell>
          <table:table-cell office:value-type="string" calcext:value-type="string">
            <text:p>:</text:p>
          </table:table-cell>
          <table:table-cell table:formula="of:=2*[.C10]" office:value-type="float" office:value="512" calcext:value-type="float">
            <text:p>512</text:p>
          </table:table-cell>
          <table:table-cell table:formula="of:=CONCATENATE(&quot;            &quot;;[.A11];[.B11];&quot; &quot;;[.C11])" office:value-type="string" office:string-value="            80: 512" calcext:value-type="string">
            <text:p><text:s text:c="12"/>80: 512</text:p>
          </table:table-cell>
        </table:table-row>
        <table:table-row table:style-name="ro1">
          <table:table-cell table:formula="of:=[.A11]+8" office:value-type="float" office:value="88" calcext:value-type="float">
            <text:p>88</text:p>
          </table:table-cell>
          <table:table-cell office:value-type="string" calcext:value-type="string">
            <text:p>:</text:p>
          </table:table-cell>
          <table:table-cell table:formula="of:=2*[.C11]" office:value-type="float" office:value="1024" calcext:value-type="float">
            <text:p>1024</text:p>
          </table:table-cell>
          <table:table-cell table:formula="of:=CONCATENATE(&quot;            &quot;;[.A12];[.B12];&quot; &quot;;[.C12])" office:value-type="string" office:string-value="            88: 1024" calcext:value-type="string">
            <text:p><text:s text:c="12"/>88: 1024</text:p>
          </table:table-cell>
        </table:table-row>
        <table:table-row table:style-name="ro1">
          <table:table-cell table:formula="of:=[.A12]+8" office:value-type="float" office:value="96" calcext:value-type="float">
            <text:p>96</text:p>
          </table:table-cell>
          <table:table-cell office:value-type="string" calcext:value-type="string">
            <text:p>:</text:p>
          </table:table-cell>
          <table:table-cell table:formula="of:=2*[.C12]" office:value-type="float" office:value="2048" calcext:value-type="float">
            <text:p>2048</text:p>
          </table:table-cell>
          <table:table-cell table:formula="of:=CONCATENATE(&quot;            &quot;;[.A13];[.B13];&quot; &quot;;[.C13])" office:value-type="string" office:string-value="            96: 2048" calcext:value-type="string">
            <text:p><text:s text:c="12"/>96: 2048</text:p>
          </table:table-cell>
        </table:table-row>
        <table:table-row table:style-name="ro1">
          <table:table-cell table:formula="of:=[.A13]+8" office:value-type="float" office:value="104" calcext:value-type="float">
            <text:p>104</text:p>
          </table:table-cell>
          <table:table-cell office:value-type="string" calcext:value-type="string">
            <text:p>:</text:p>
          </table:table-cell>
          <table:table-cell table:formula="of:=2*[.C13]" office:value-type="float" office:value="4096" calcext:value-type="float">
            <text:p>4096</text:p>
          </table:table-cell>
          <table:table-cell table:formula="of:=CONCATENATE(&quot;            &quot;;[.A14];[.B14];&quot; &quot;;[.C14])" office:value-type="string" office:string-value="            104: 4096" calcext:value-type="string">
            <text:p><text:s text:c="12"/>104: 4096</text:p>
          </table:table-cell>
        </table:table-row>
        <table:table-row table:style-name="ro1">
          <table:table-cell table:formula="of:=[.A14]+8" office:value-type="float" office:value="112" calcext:value-type="float">
            <text:p>112</text:p>
          </table:table-cell>
          <table:table-cell office:value-type="string" calcext:value-type="string">
            <text:p>:</text:p>
          </table:table-cell>
          <table:table-cell table:formula="of:=2*[.C14]" office:value-type="float" office:value="8192" calcext:value-type="float">
            <text:p>8192</text:p>
          </table:table-cell>
          <table:table-cell table:formula="of:=CONCATENATE(&quot;            &quot;;[.A15];[.B15];&quot; &quot;;[.C15])" office:value-type="string" office:string-value="            112: 8192" calcext:value-type="string">
            <text:p><text:s text:c="12"/>112: 8192</text:p>
          </table:table-cell>
        </table:table-row>
        <table:table-row table:style-name="ro1">
          <table:table-cell table:formula="of:=[.A15]+8" office:value-type="float" office:value="120" calcext:value-type="float">
            <text:p>120</text:p>
          </table:table-cell>
          <table:table-cell office:value-type="string" calcext:value-type="string">
            <text:p>:</text:p>
          </table:table-cell>
          <table:table-cell table:formula="of:=2*[.C15]" office:value-type="float" office:value="16384" calcext:value-type="float">
            <text:p>16384</text:p>
          </table:table-cell>
          <table:table-cell table:formula="of:=CONCATENATE(&quot;            &quot;;[.A16];[.B16];&quot; &quot;;[.C16])" office:value-type="string" office:string-value="            120: 16384" calcext:value-type="string">
            <text:p><text:s text:c="12"/>120: 16384</text:p>
          </table:table-cell>
        </table:table-row>
        <table:table-row table:style-name="ro1">
          <table:table-cell table:formula="of:=[.A16]+8" office:value-type="float" office:value="128" calcext:value-type="float">
            <text:p>128</text:p>
          </table:table-cell>
          <table:table-cell office:value-type="string" calcext:value-type="string">
            <text:p>:</text:p>
          </table:table-cell>
          <table:table-cell table:formula="of:=2*[.C16]" office:value-type="float" office:value="32768" calcext:value-type="float">
            <text:p>32768</text:p>
          </table:table-cell>
          <table:table-cell table:formula="of:=CONCATENATE(&quot;            &quot;;[.A17];[.B17];&quot; &quot;;[.C17])" office:value-type="string" office:string-value="            128: 32768" calcext:value-type="string">
            <text:p><text:s text:c="12"/>128: 32768</text:p>
          </table:table-cell>
        </table:table-row>
        <table:table-row table:style-name="ro1">
          <table:table-cell table:formula="of:=[.A17]+8" office:value-type="float" office:value="136" calcext:value-type="float">
            <text:p>136</text:p>
          </table:table-cell>
          <table:table-cell office:value-type="string" calcext:value-type="string">
            <text:p>:</text:p>
          </table:table-cell>
          <table:table-cell table:formula="of:=2*[.C17]" office:value-type="float" office:value="65536" calcext:value-type="float">
            <text:p>65536</text:p>
          </table:table-cell>
          <table:table-cell table:formula="of:=CONCATENATE(&quot;            &quot;;[.A18];[.B18];&quot; &quot;;[.C18])" office:value-type="string" office:string-value="            136: 65536" calcext:value-type="string">
            <text:p><text:s text:c="12"/>136: 65536</text:p>
          </table:table-cell>
        </table:table-row>
        <table:table-row table:style-name="ro1">
          <table:table-cell table:formula="of:=[.A18]+8" office:value-type="float" office:value="144" calcext:value-type="float">
            <text:p>144</text:p>
          </table:table-cell>
          <table:table-cell office:value-type="string" calcext:value-type="string">
            <text:p>:</text:p>
          </table:table-cell>
          <table:table-cell table:formula="of:=2*[.C18]" office:value-type="float" office:value="131072" calcext:value-type="float">
            <text:p>131072</text:p>
          </table:table-cell>
          <table:table-cell table:formula="of:=CONCATENATE(&quot;            &quot;;[.A19];[.B19];&quot; &quot;;[.C19])" office:value-type="string" office:string-value="            144: 131072" calcext:value-type="string">
            <text:p><text:s text:c="12"/>144: 131072</text:p>
          </table:table-cell>
        </table:table-row>
        <table:table-row table:style-name="ro1">
          <table:table-cell table:formula="of:=[.A19]+8" office:value-type="float" office:value="152" calcext:value-type="float">
            <text:p>152</text:p>
          </table:table-cell>
          <table:table-cell office:value-type="string" calcext:value-type="string">
            <text:p>:</text:p>
          </table:table-cell>
          <table:table-cell table:formula="of:=2*[.C19]" office:value-type="float" office:value="262144" calcext:value-type="float">
            <text:p>262144</text:p>
          </table:table-cell>
          <table:table-cell table:formula="of:=CONCATENATE(&quot;            &quot;;[.A20];[.B20];&quot; &quot;;[.C20])" office:value-type="string" office:string-value="            152: 262144" calcext:value-type="string">
            <text:p><text:s text:c="12"/>152: 262144</text:p>
          </table:table-cell>
        </table:table-row>
        <table:table-row table:style-name="ro1">
          <table:table-cell table:formula="of:=[.A20]+8" office:value-type="float" office:value="160" calcext:value-type="float">
            <text:p>160</text:p>
          </table:table-cell>
          <table:table-cell office:value-type="string" calcext:value-type="string">
            <text:p>:</text:p>
          </table:table-cell>
          <table:table-cell table:formula="of:=2*[.C20]" office:value-type="float" office:value="524288" calcext:value-type="float">
            <text:p>524288</text:p>
          </table:table-cell>
          <table:table-cell table:formula="of:=CONCATENATE(&quot;            &quot;;[.A21];[.B21];&quot; &quot;;[.C21])" office:value-type="string" office:string-value="            160: 524288" calcext:value-type="string">
            <text:p><text:s text:c="12"/>160: 524288</text:p>
          </table:table-cell>
        </table:table-row>
        <table:table-row table:style-name="ro1">
          <table:table-cell table:formula="of:=[.A21]+8" office:value-type="float" office:value="168" calcext:value-type="float">
            <text:p>168</text:p>
          </table:table-cell>
          <table:table-cell office:value-type="string" calcext:value-type="string">
            <text:p>:</text:p>
          </table:table-cell>
          <table:table-cell table:formula="of:=2*[.C21]" office:value-type="float" office:value="1048576" calcext:value-type="float">
            <text:p>1048576</text:p>
          </table:table-cell>
          <table:table-cell table:formula="of:=CONCATENATE(&quot;            &quot;;[.A22];[.B22];&quot; &quot;;[.C22])" office:value-type="string" office:string-value="            168: 1048576" calcext:value-type="string">
            <text:p><text:s text:c="12"/>168: 1048576</text:p>
          </table:table-cell>
        </table:table-row>
        <table:table-row table:style-name="ro1">
          <table:table-cell table:formula="of:=[.A22]+8" office:value-type="float" office:value="176" calcext:value-type="float">
            <text:p>176</text:p>
          </table:table-cell>
          <table:table-cell office:value-type="string" calcext:value-type="string">
            <text:p>:</text:p>
          </table:table-cell>
          <table:table-cell table:formula="of:=2*[.C22]" office:value-type="float" office:value="2097152" calcext:value-type="float">
            <text:p>2097152</text:p>
          </table:table-cell>
          <table:table-cell table:formula="of:=CONCATENATE(&quot;            &quot;;[.A23];[.B23];&quot; &quot;;[.C23])" office:value-type="string" office:string-value="            176: 2097152" calcext:value-type="string">
            <text:p><text:s text:c="12"/>176: 2097152</text:p>
          </table:table-cell>
        </table:table-row>
        <table:table-row table:style-name="ro1">
          <table:table-cell table:formula="of:=[.A23]+8" office:value-type="float" office:value="184" calcext:value-type="float">
            <text:p>184</text:p>
          </table:table-cell>
          <table:table-cell office:value-type="string" calcext:value-type="string">
            <text:p>:</text:p>
          </table:table-cell>
          <table:table-cell table:formula="of:=2*[.C23]" office:value-type="float" office:value="4194304" calcext:value-type="float">
            <text:p>4194304</text:p>
          </table:table-cell>
          <table:table-cell table:formula="of:=CONCATENATE(&quot;            &quot;;[.A24];[.B24];&quot; &quot;;[.C24])" office:value-type="string" office:string-value="            184: 4194304" calcext:value-type="string">
            <text:p><text:s text:c="12"/>184: 4194304</text:p>
          </table:table-cell>
        </table:table-row>
        <table:table-row table:style-name="ro1">
          <table:table-cell table:formula="of:=[.A24]+8" office:value-type="float" office:value="192" calcext:value-type="float">
            <text:p>192</text:p>
          </table:table-cell>
          <table:table-cell office:value-type="string" calcext:value-type="string">
            <text:p>:</text:p>
          </table:table-cell>
          <table:table-cell table:formula="of:=2*[.C24]" office:value-type="float" office:value="8388608" calcext:value-type="float">
            <text:p>8388608</text:p>
          </table:table-cell>
          <table:table-cell table:formula="of:=CONCATENATE(&quot;            &quot;;[.A25];[.B25];&quot; &quot;;[.C25])" office:value-type="string" office:string-value="            192: 8388608" calcext:value-type="string">
            <text:p><text:s text:c="12"/>192: 8388608</text:p>
          </table:table-cell>
        </table:table-row>
        <table:table-row table:style-name="ro1">
          <table:table-cell table:formula="of:=[.A25]+8" office:value-type="float" office:value="200" calcext:value-type="float">
            <text:p>200</text:p>
          </table:table-cell>
          <table:table-cell office:value-type="string" calcext:value-type="string">
            <text:p>:</text:p>
          </table:table-cell>
          <table:table-cell table:formula="of:=2*[.C25]" office:value-type="float" office:value="16777216" calcext:value-type="float">
            <text:p>16777216</text:p>
          </table:table-cell>
          <table:table-cell table:formula="of:=CONCATENATE(&quot;            &quot;;[.A26];[.B26];&quot; &quot;;[.C26])" office:value-type="string" office:string-value="            200: 16777216" calcext:value-type="string">
            <text:p><text:s text:c="12"/>200: 16777216</text:p>
          </table:table-cell>
        </table:table-row>
        <table:table-row table:style-name="ro1">
          <table:table-cell table:formula="of:=[.A26]+8" office:value-type="float" office:value="208" calcext:value-type="float">
            <text:p>208</text:p>
          </table:table-cell>
          <table:table-cell office:value-type="string" calcext:value-type="string">
            <text:p>:</text:p>
          </table:table-cell>
          <table:table-cell table:formula="of:=2*[.C26]" office:value-type="float" office:value="33554432" calcext:value-type="float">
            <text:p>33554432</text:p>
          </table:table-cell>
          <table:table-cell table:formula="of:=CONCATENATE(&quot;            &quot;;[.A27];[.B27];&quot; &quot;;[.C27])" office:value-type="string" office:string-value="            208: 33554432" calcext:value-type="string">
            <text:p><text:s text:c="12"/>208: 33554432</text:p>
          </table:table-cell>
        </table:table-row>
        <table:table-row table:style-name="ro1">
          <table:table-cell table:formula="of:=[.A27]+8" office:value-type="float" office:value="216" calcext:value-type="float">
            <text:p>216</text:p>
          </table:table-cell>
          <table:table-cell office:value-type="string" calcext:value-type="string">
            <text:p>:</text:p>
          </table:table-cell>
          <table:table-cell table:formula="of:=2*[.C27]" office:value-type="float" office:value="67108864" calcext:value-type="float">
            <text:p>67108864</text:p>
          </table:table-cell>
          <table:table-cell table:formula="of:=CONCATENATE(&quot;            &quot;;[.A28];[.B28];&quot; &quot;;[.C28])" office:value-type="string" office:string-value="            216: 67108864" calcext:value-type="string">
            <text:p><text:s text:c="12"/>216: 67108864</text:p>
          </table:table-cell>
        </table:table-row>
        <table:table-row table:style-name="ro1">
          <table:table-cell table:formula="of:=[.A28]+8" office:value-type="float" office:value="224" calcext:value-type="float">
            <text:p>224</text:p>
          </table:table-cell>
          <table:table-cell office:value-type="string" calcext:value-type="string">
            <text:p>:</text:p>
          </table:table-cell>
          <table:table-cell table:formula="of:=2*[.C28]" office:value-type="float" office:value="134217728" calcext:value-type="float">
            <text:p>134217728</text:p>
          </table:table-cell>
          <table:table-cell table:formula="of:=CONCATENATE(&quot;            &quot;;[.A29];[.B29];&quot; &quot;;[.C29])" office:value-type="string" office:string-value="            224: 134217728" calcext:value-type="string">
            <text:p><text:s text:c="12"/>224: 134217728</text:p>
          </table:table-cell>
        </table:table-row>
        <table:table-row table:style-name="ro1">
          <table:table-cell table:formula="of:=[.A29]+8" office:value-type="float" office:value="232" calcext:value-type="float">
            <text:p>232</text:p>
          </table:table-cell>
          <table:table-cell office:value-type="string" calcext:value-type="string">
            <text:p>:</text:p>
          </table:table-cell>
          <table:table-cell table:formula="of:=2*[.C29]" office:value-type="float" office:value="268435456" calcext:value-type="float">
            <text:p>268435456</text:p>
          </table:table-cell>
          <table:table-cell table:formula="of:=CONCATENATE(&quot;            &quot;;[.A30];[.B30];&quot; &quot;;[.C30])" office:value-type="string" office:string-value="            232: 268435456" calcext:value-type="string">
            <text:p><text:s text:c="12"/>232: 268435456</text:p>
          </table:table-cell>
        </table:table-row>
        <table:table-row table:style-name="ro1">
          <table:table-cell table:formula="of:=[.A30]+8" office:value-type="float" office:value="240" calcext:value-type="float">
            <text:p>240</text:p>
          </table:table-cell>
          <table:table-cell office:value-type="string" calcext:value-type="string">
            <text:p>:</text:p>
          </table:table-cell>
          <table:table-cell table:formula="of:=2*[.C30]" office:value-type="float" office:value="536870912" calcext:value-type="float">
            <text:p>536870912</text:p>
          </table:table-cell>
          <table:table-cell table:formula="of:=CONCATENATE(&quot;            &quot;;[.A31];[.B31];&quot; &quot;;[.C31])" office:value-type="string" office:string-value="            240: 536870912" calcext:value-type="string">
            <text:p><text:s text:c="12"/>240: 536870912</text:p>
          </table:table-cell>
        </table:table-row>
        <table:table-row table:style-name="ro1">
          <table:table-cell table:formula="of:=[.A31]+8" office:value-type="float" office:value="248" calcext:value-type="float">
            <text:p>248</text:p>
          </table:table-cell>
          <table:table-cell office:value-type="string" calcext:value-type="string">
            <text:p>:</text:p>
          </table:table-cell>
          <table:table-cell table:formula="of:=2*[.C31]" office:value-type="float" office:value="1073741824" calcext:value-type="float">
            <text:p>1073741824</text:p>
          </table:table-cell>
          <table:table-cell table:formula="of:=CONCATENATE(&quot;            &quot;;[.A32];[.B32];&quot; &quot;;[.C32])" office:value-type="string" office:string-value="            248: 1073741824" calcext:value-type="string">
            <text:p><text:s text:c="12"/>248: 1073741824</text:p>
          </table:table-cell>
        </table:table-row>
        <table:table-row table:style-name="ro1">
          <table:table-cell table:formula="of:=[.A32]+8" office:value-type="float" office:value="256" calcext:value-type="float">
            <text:p>256</text:p>
          </table:table-cell>
          <table:table-cell office:value-type="string" calcext:value-type="string">
            <text:p>:</text:p>
          </table:table-cell>
          <table:table-cell table:formula="of:=2*[.C32]" office:value-type="float" office:value="2147483648" calcext:value-type="float">
            <text:p>2147483648</text:p>
          </table:table-cell>
          <table:table-cell table:formula="of:=CONCATENATE(&quot;            &quot;;[.A33];[.B33];&quot; &quot;;[.C33])" office:value-type="string" office:string-value="            256: 2147483648" calcext:value-type="string">
            <text:p><text:s text:c="12"/>256: 2147483648</text:p>
          </table:table-cell>
        </table:table-row>
        <table:table-row table:style-name="ro1">
          <table:table-cell table:formula="of:=[.A33]+8" office:value-type="float" office:value="264" calcext:value-type="float">
            <text:p>264</text:p>
          </table:table-cell>
          <table:table-cell office:value-type="string" calcext:value-type="string">
            <text:p>:</text:p>
          </table:table-cell>
          <table:table-cell table:formula="of:=2*[.C33]" office:value-type="float" office:value="4294967296" calcext:value-type="float">
            <text:p>4294967296</text:p>
          </table:table-cell>
          <table:table-cell table:formula="of:=CONCATENATE(&quot;            &quot;;[.A34];[.B34];&quot; &quot;;[.C34])" office:value-type="string" office:string-value="            264: 4294967296" calcext:value-type="string">
            <text:p><text:s text:c="12"/>264: 4294967296</text:p>
          </table:table-cell>
        </table:table-row>
        <table:table-row table:style-name="ro1">
          <table:table-cell table:formula="of:=[.A34]+8" office:value-type="float" office:value="272" calcext:value-type="float">
            <text:p>272</text:p>
          </table:table-cell>
          <table:table-cell office:value-type="string" calcext:value-type="string">
            <text:p>:</text:p>
          </table:table-cell>
          <table:table-cell table:formula="of:=2*[.C34]" office:value-type="float" office:value="8589934592" calcext:value-type="float">
            <text:p>8589934592</text:p>
          </table:table-cell>
          <table:table-cell table:formula="of:=CONCATENATE(&quot;            &quot;;[.A35];[.B35];&quot; &quot;;[.C35])" office:value-type="string" office:string-value="            272: 8589934592" calcext:value-type="string">
            <text:p><text:s text:c="12"/>272: 8589934592</text:p>
          </table:table-cell>
        </table:table-row>
        <table:table-row table:style-name="ro1">
          <table:table-cell table:formula="of:=[.A35]+8" office:value-type="float" office:value="280" calcext:value-type="float">
            <text:p>280</text:p>
          </table:table-cell>
          <table:table-cell office:value-type="string" calcext:value-type="string">
            <text:p>:</text:p>
          </table:table-cell>
          <table:table-cell table:formula="of:=2*[.C35]" office:value-type="float" office:value="17179869184" calcext:value-type="float">
            <text:p>17179869184</text:p>
          </table:table-cell>
          <table:table-cell table:formula="of:=CONCATENATE(&quot;            &quot;;[.A36];[.B36];&quot; &quot;;[.C36])" office:value-type="string" office:string-value="            280: 17179869184" calcext:value-type="string">
            <text:p><text:s text:c="12"/>280: 17179869184</text:p>
          </table:table-cell>
        </table:table-row>
        <table:table-row table:style-name="ro1">
          <table:table-cell table:formula="of:=[.A36]+8" office:value-type="float" office:value="288" calcext:value-type="float">
            <text:p>288</text:p>
          </table:table-cell>
          <table:table-cell office:value-type="string" calcext:value-type="string">
            <text:p>:</text:p>
          </table:table-cell>
          <table:table-cell table:formula="of:=2*[.C36]" office:value-type="float" office:value="34359738368" calcext:value-type="float">
            <text:p>34359738368</text:p>
          </table:table-cell>
          <table:table-cell table:formula="of:=CONCATENATE(&quot;            &quot;;[.A37];[.B37];&quot; &quot;;[.C37])" office:value-type="string" office:string-value="            288: 34359738368" calcext:value-type="string">
            <text:p><text:s text:c="12"/>288: 34359738368</text:p>
          </table:table-cell>
        </table:table-row>
        <table:table-row table:style-name="ro1">
          <table:table-cell table:formula="of:=[.A37]+8" office:value-type="float" office:value="296" calcext:value-type="float">
            <text:p>296</text:p>
          </table:table-cell>
          <table:table-cell office:value-type="string" calcext:value-type="string">
            <text:p>:</text:p>
          </table:table-cell>
          <table:table-cell table:formula="of:=2*[.C37]" office:value-type="float" office:value="68719476736" calcext:value-type="float">
            <text:p>68719476736</text:p>
          </table:table-cell>
          <table:table-cell table:formula="of:=CONCATENATE(&quot;            &quot;;[.A38];[.B38];&quot; &quot;;[.C38])" office:value-type="string" office:string-value="            296: 68719476736" calcext:value-type="string">
            <text:p><text:s text:c="12"/>296: 68719476736</text:p>
          </table:table-cell>
        </table:table-row>
        <table:table-row table:style-name="ro1">
          <table:table-cell table:formula="of:=[.A38]+8" office:value-type="float" office:value="304" calcext:value-type="float">
            <text:p>304</text:p>
          </table:table-cell>
          <table:table-cell office:value-type="string" calcext:value-type="string">
            <text:p>:</text:p>
          </table:table-cell>
          <table:table-cell table:formula="of:=2*[.C38]" office:value-type="float" office:value="137438953472" calcext:value-type="float">
            <text:p>137438953472</text:p>
          </table:table-cell>
          <table:table-cell table:formula="of:=CONCATENATE(&quot;            &quot;;[.A39];[.B39];&quot; &quot;;[.C39])" office:value-type="string" office:string-value="            304: 137438953472" calcext:value-type="string">
            <text:p><text:s text:c="12"/>304: 137438953472</text:p>
          </table:table-cell>
        </table:table-row>
        <table:table-row table:style-name="ro1">
          <table:table-cell table:formula="of:=[.A39]+8" office:value-type="float" office:value="312" calcext:value-type="float">
            <text:p>312</text:p>
          </table:table-cell>
          <table:table-cell office:value-type="string" calcext:value-type="string">
            <text:p>:</text:p>
          </table:table-cell>
          <table:table-cell table:formula="of:=2*[.C39]" office:value-type="float" office:value="274877906944" calcext:value-type="float">
            <text:p>274877906944</text:p>
          </table:table-cell>
          <table:table-cell table:formula="of:=CONCATENATE(&quot;            &quot;;[.A40];[.B40];&quot; &quot;;[.C40])" office:value-type="string" office:string-value="            312: 274877906944" calcext:value-type="string">
            <text:p><text:s text:c="12"/>312: 274877906944</text:p>
          </table:table-cell>
        </table:table-row>
        <table:table-row table:style-name="ro1">
          <table:table-cell table:formula="of:=[.A40]+8" office:value-type="float" office:value="320" calcext:value-type="float">
            <text:p>320</text:p>
          </table:table-cell>
          <table:table-cell office:value-type="string" calcext:value-type="string">
            <text:p>:</text:p>
          </table:table-cell>
          <table:table-cell table:formula="of:=2*[.C40]" office:value-type="float" office:value="549755813888" calcext:value-type="float">
            <text:p>549755813888</text:p>
          </table:table-cell>
          <table:table-cell table:formula="of:=CONCATENATE(&quot;            &quot;;[.A41];[.B41];&quot; &quot;;[.C41])" office:value-type="string" office:string-value="            320: 549755813888" calcext:value-type="string">
            <text:p><text:s text:c="12"/>320: 549755813888</text:p>
          </table:table-cell>
        </table:table-row>
        <table:table-row table:style-name="ro1">
          <table:table-cell table:formula="of:=[.A41]+8" office:value-type="float" office:value="328" calcext:value-type="float">
            <text:p>328</text:p>
          </table:table-cell>
          <table:table-cell office:value-type="string" calcext:value-type="string">
            <text:p>:</text:p>
          </table:table-cell>
          <table:table-cell table:formula="of:=2*[.C41]" office:value-type="float" office:value="1099511627776" calcext:value-type="float">
            <text:p>1099511627776</text:p>
          </table:table-cell>
          <table:table-cell table:formula="of:=CONCATENATE(&quot;            &quot;;[.A42];[.B42];&quot; &quot;;[.C42])" office:value-type="string" office:string-value="            328: 1099511627776" calcext:value-type="string">
            <text:p><text:s text:c="12"/>328: 1099511627776</text:p>
          </table:table-cell>
        </table:table-row>
        <table:table-row table:style-name="ro1">
          <table:table-cell table:formula="of:=[.A42]+8" office:value-type="float" office:value="336" calcext:value-type="float">
            <text:p>336</text:p>
          </table:table-cell>
          <table:table-cell office:value-type="string" calcext:value-type="string">
            <text:p>:</text:p>
          </table:table-cell>
          <table:table-cell table:formula="of:=2*[.C42]" office:value-type="float" office:value="2199023255552" calcext:value-type="float">
            <text:p>2199023255552</text:p>
          </table:table-cell>
          <table:table-cell table:formula="of:=CONCATENATE(&quot;            &quot;;[.A43];[.B43];&quot; &quot;;[.C43])" office:value-type="string" office:string-value="            336: 2199023255552" calcext:value-type="string">
            <text:p><text:s text:c="12"/>336: 2199023255552</text:p>
          </table:table-cell>
        </table:table-row>
        <table:table-row table:style-name="ro1">
          <table:table-cell table:formula="of:=[.A43]+8" office:value-type="float" office:value="344" calcext:value-type="float">
            <text:p>344</text:p>
          </table:table-cell>
          <table:table-cell office:value-type="string" calcext:value-type="string">
            <text:p>:</text:p>
          </table:table-cell>
          <table:table-cell table:formula="of:=2*[.C43]" office:value-type="float" office:value="4398046511104" calcext:value-type="float">
            <text:p>4398046511104</text:p>
          </table:table-cell>
          <table:table-cell table:formula="of:=CONCATENATE(&quot;            &quot;;[.A44];[.B44];&quot; &quot;;[.C44])" office:value-type="string" office:string-value="            344: 4398046511104" calcext:value-type="string">
            <text:p><text:s text:c="12"/>344: 4398046511104</text:p>
          </table:table-cell>
        </table:table-row>
        <table:table-row table:style-name="ro1">
          <table:table-cell table:formula="of:=[.A44]+8" office:value-type="float" office:value="352" calcext:value-type="float">
            <text:p>352</text:p>
          </table:table-cell>
          <table:table-cell office:value-type="string" calcext:value-type="string">
            <text:p>:</text:p>
          </table:table-cell>
          <table:table-cell table:formula="of:=2*[.C44]" office:value-type="float" office:value="8796093022208" calcext:value-type="float">
            <text:p>8796093022208</text:p>
          </table:table-cell>
          <table:table-cell table:formula="of:=CONCATENATE(&quot;            &quot;;[.A45];[.B45];&quot; &quot;;[.C45])" office:value-type="string" office:string-value="            352: 8796093022208" calcext:value-type="string">
            <text:p><text:s text:c="12"/>352: 8796093022208</text:p>
          </table:table-cell>
        </table:table-row>
        <table:table-row table:style-name="ro1">
          <table:table-cell table:formula="of:=[.A45]+8" office:value-type="float" office:value="360" calcext:value-type="float">
            <text:p>360</text:p>
          </table:table-cell>
          <table:table-cell office:value-type="string" calcext:value-type="string">
            <text:p>:</text:p>
          </table:table-cell>
          <table:table-cell table:formula="of:=2*[.C45]" office:value-type="float" office:value="17592186044416" calcext:value-type="float">
            <text:p>17592186044416</text:p>
          </table:table-cell>
          <table:table-cell table:formula="of:=CONCATENATE(&quot;            &quot;;[.A46];[.B46];&quot; &quot;;[.C46])" office:value-type="string" office:string-value="            360: 17592186044416" calcext:value-type="string">
            <text:p><text:s text:c="12"/>360: 17592186044416</text:p>
          </table:table-cell>
        </table:table-row>
        <table:table-row table:style-name="ro1">
          <table:table-cell table:formula="of:=[.A46]+8" office:value-type="float" office:value="368" calcext:value-type="float">
            <text:p>368</text:p>
          </table:table-cell>
          <table:table-cell office:value-type="string" calcext:value-type="string">
            <text:p>:</text:p>
          </table:table-cell>
          <table:table-cell table:formula="of:=2*[.C46]" office:value-type="float" office:value="35184372088832" calcext:value-type="float">
            <text:p>35184372088832</text:p>
          </table:table-cell>
          <table:table-cell table:formula="of:=CONCATENATE(&quot;            &quot;;[.A47];[.B47];&quot; &quot;;[.C47])" office:value-type="string" office:string-value="            368: 35184372088832" calcext:value-type="string">
            <text:p><text:s text:c="12"/>368: 35184372088832</text:p>
          </table:table-cell>
        </table:table-row>
        <table:table-row table:style-name="ro1">
          <table:table-cell table:formula="of:=[.A47]+8" office:value-type="float" office:value="376" calcext:value-type="float">
            <text:p>376</text:p>
          </table:table-cell>
          <table:table-cell office:value-type="string" calcext:value-type="string">
            <text:p>:</text:p>
          </table:table-cell>
          <table:table-cell table:formula="of:=2*[.C47]" office:value-type="float" office:value="70368744177664" calcext:value-type="float">
            <text:p>70368744177664</text:p>
          </table:table-cell>
          <table:table-cell table:formula="of:=CONCATENATE(&quot;            &quot;;[.A48];[.B48];&quot; &quot;;[.C48])" office:value-type="string" office:string-value="            376: 70368744177664" calcext:value-type="string">
            <text:p><text:s text:c="12"/>376: 70368744177664</text:p>
          </table:table-cell>
        </table:table-row>
        <table:table-row table:style-name="ro1">
          <table:table-cell table:formula="of:=[.A48]+8" office:value-type="float" office:value="384" calcext:value-type="float">
            <text:p>384</text:p>
          </table:table-cell>
          <table:table-cell office:value-type="string" calcext:value-type="string">
            <text:p>:</text:p>
          </table:table-cell>
          <table:table-cell table:formula="of:=2*[.C48]" office:value-type="float" office:value="140737488355328" calcext:value-type="float">
            <text:p>140737488355328</text:p>
          </table:table-cell>
          <table:table-cell table:formula="of:=CONCATENATE(&quot;            &quot;;[.A49];[.B49];&quot; &quot;;[.C49])" office:value-type="string" office:string-value="            384: 140737488355328" calcext:value-type="string">
            <text:p><text:s text:c="12"/>384: 140737488355328</text:p>
          </table:table-cell>
        </table:table-row>
        <table:table-row table:style-name="ro1">
          <table:table-cell table:formula="of:=[.A49]+8" office:value-type="float" office:value="392" calcext:value-type="float">
            <text:p>392</text:p>
          </table:table-cell>
          <table:table-cell office:value-type="string" calcext:value-type="string">
            <text:p>:</text:p>
          </table:table-cell>
          <table:table-cell table:formula="of:=2*[.C49]" office:value-type="float" office:value="281474976710656" calcext:value-type="float">
            <text:p>281474976710656</text:p>
          </table:table-cell>
          <table:table-cell table:formula="of:=CONCATENATE(&quot;            &quot;;[.A50];[.B50];&quot; &quot;;[.C50])" office:value-type="string" office:string-value="            392: 281474976710656" calcext:value-type="string">
            <text:p><text:s text:c="12"/>392: 281474976710656</text:p>
          </table:table-cell>
        </table:table-row>
        <table:table-row table:style-name="ro1">
          <table:table-cell table:formula="of:=[.A50]+8" office:value-type="float" office:value="400" calcext:value-type="float">
            <text:p>400</text:p>
          </table:table-cell>
          <table:table-cell office:value-type="string" calcext:value-type="string">
            <text:p>:</text:p>
          </table:table-cell>
          <table:table-cell table:formula="of:=2*[.C50]" office:value-type="float" office:value="562949953421312" calcext:value-type="float">
            <text:p>562949953421312</text:p>
          </table:table-cell>
          <table:table-cell table:formula="of:=CONCATENATE(&quot;            &quot;;[.A51];[.B51];&quot; &quot;;[.C51])" office:value-type="string" office:string-value="            400: 562949953421312" calcext:value-type="string">
            <text:p><text:s text:c="12"/>400: 562949953421312</text:p>
          </table:table-cell>
        </table:table-row>
        <table:table-row table:style-name="ro1">
          <table:table-cell table:formula="of:=[.A51]+8" office:value-type="float" office:value="408" calcext:value-type="float">
            <text:p>408</text:p>
          </table:table-cell>
          <table:table-cell office:value-type="string" calcext:value-type="string">
            <text:p>:</text:p>
          </table:table-cell>
          <table:table-cell table:formula="of:=2*[.C51]" office:value-type="float" office:value="1125899906842624" calcext:value-type="float">
            <text:p>1125899906842624</text:p>
          </table:table-cell>
          <table:table-cell table:formula="of:=CONCATENATE(&quot;            &quot;;[.A52];[.B52];&quot; &quot;;[.C52])" office:value-type="string" office:string-value="            408: 1125899906842624" calcext:value-type="string">
            <text:p><text:s text:c="12"/>408: 1125899906842624</text:p>
          </table:table-cell>
        </table:table-row>
        <table:table-row table:style-name="ro1">
          <table:table-cell table:formula="of:=[.A52]+8" office:value-type="float" office:value="416" calcext:value-type="float">
            <text:p>416</text:p>
          </table:table-cell>
          <table:table-cell office:value-type="string" calcext:value-type="string">
            <text:p>:</text:p>
          </table:table-cell>
          <table:table-cell table:formula="of:=2*[.C52]" office:value-type="float" office:value="2251799813685248" calcext:value-type="float">
            <text:p>2251799813685248</text:p>
          </table:table-cell>
          <table:table-cell table:formula="of:=CONCATENATE(&quot;            &quot;;[.A53];[.B53];&quot; &quot;;[.C53])" office:value-type="string" office:string-value="            416: 2251799813685248" calcext:value-type="string">
            <text:p><text:s text:c="12"/>416: 2251799813685248</text:p>
          </table:table-cell>
        </table:table-row>
        <table:table-row table:style-name="ro1">
          <table:table-cell table:formula="of:=[.A53]+8" office:value-type="float" office:value="424" calcext:value-type="float">
            <text:p>424</text:p>
          </table:table-cell>
          <table:table-cell office:value-type="string" calcext:value-type="string">
            <text:p>:</text:p>
          </table:table-cell>
          <table:table-cell table:formula="of:=2*[.C53]" office:value-type="float" office:value="4503599627370496" calcext:value-type="float">
            <text:p>4503599627370496</text:p>
          </table:table-cell>
          <table:table-cell table:formula="of:=CONCATENATE(&quot;            &quot;;[.A54];[.B54];&quot; &quot;;[.C54])" office:value-type="string" office:string-value="            424: 4503599627370496" calcext:value-type="string">
            <text:p><text:s text:c="12"/>424: 4503599627370496</text:p>
          </table:table-cell>
        </table:table-row>
        <table:table-row table:style-name="ro1">
          <table:table-cell table:formula="of:=[.A54]+8" office:value-type="float" office:value="432" calcext:value-type="float">
            <text:p>432</text:p>
          </table:table-cell>
          <table:table-cell office:value-type="string" calcext:value-type="string">
            <text:p>:</text:p>
          </table:table-cell>
          <table:table-cell table:formula="of:=2*[.C54]" office:value-type="float" office:value="9.00719925474099E+015" calcext:value-type="float">
            <text:p>9.00719925474099E+015</text:p>
          </table:table-cell>
          <table:table-cell table:formula="of:=CONCATENATE(&quot;            &quot;;[.A55];[.B55];&quot; &quot;;[.C55])" office:value-type="string" office:string-value="            432: 9.00719925474099E+015" calcext:value-type="string">
            <text:p><text:s text:c="12"/>432: 9.00719925474099E+015</text:p>
          </table:table-cell>
        </table:table-row>
        <table:table-row table:style-name="ro1">
          <table:table-cell table:formula="of:=[.A55]+8" office:value-type="float" office:value="440" calcext:value-type="float">
            <text:p>440</text:p>
          </table:table-cell>
          <table:table-cell office:value-type="string" calcext:value-type="string">
            <text:p>:</text:p>
          </table:table-cell>
          <table:table-cell table:formula="of:=2*[.C55]" office:value-type="float" office:value="1.8014398509482E+016" calcext:value-type="float">
            <text:p>1.8014398509482E+016</text:p>
          </table:table-cell>
          <table:table-cell table:formula="of:=CONCATENATE(&quot;            &quot;;[.A56];[.B56];&quot; &quot;;[.C56])" office:value-type="string" office:string-value="            440: 1.8014398509482E+016" calcext:value-type="string">
            <text:p><text:s text:c="12"/>440: 1.8014398509482E+016</text:p>
          </table:table-cell>
        </table:table-row>
        <table:table-row table:style-name="ro1">
          <table:table-cell table:formula="of:=[.A56]+8" office:value-type="float" office:value="448" calcext:value-type="float">
            <text:p>448</text:p>
          </table:table-cell>
          <table:table-cell office:value-type="string" calcext:value-type="string">
            <text:p>:</text:p>
          </table:table-cell>
          <table:table-cell table:formula="of:=2*[.C56]" office:value-type="float" office:value="3.6028797018964E+016" calcext:value-type="float">
            <text:p>3.6028797018964E+016</text:p>
          </table:table-cell>
          <table:table-cell table:formula="of:=CONCATENATE(&quot;            &quot;;[.A57];[.B57];&quot; &quot;;[.C57])" office:value-type="string" office:string-value="            448: 3.6028797018964E+016" calcext:value-type="string">
            <text:p><text:s text:c="12"/>448: 3.6028797018964E+016</text:p>
          </table:table-cell>
        </table:table-row>
        <table:table-row table:style-name="ro1">
          <table:table-cell table:formula="of:=[.A57]+8" office:value-type="float" office:value="456" calcext:value-type="float">
            <text:p>456</text:p>
          </table:table-cell>
          <table:table-cell office:value-type="string" calcext:value-type="string">
            <text:p>:</text:p>
          </table:table-cell>
          <table:table-cell table:formula="of:=2*[.C57]" office:value-type="float" office:value="7.20575940379279E+016" calcext:value-type="float">
            <text:p>7.20575940379279E+016</text:p>
          </table:table-cell>
          <table:table-cell table:formula="of:=CONCATENATE(&quot;            &quot;;[.A58];[.B58];&quot; &quot;;[.C58])" office:value-type="string" office:string-value="            456: 7.20575940379279E+016" calcext:value-type="string">
            <text:p><text:s text:c="12"/>456: 7.20575940379279E+016</text:p>
          </table:table-cell>
        </table:table-row>
        <table:table-row table:style-name="ro1">
          <table:table-cell table:formula="of:=[.A58]+8" office:value-type="float" office:value="464" calcext:value-type="float">
            <text:p>464</text:p>
          </table:table-cell>
          <table:table-cell office:value-type="string" calcext:value-type="string">
            <text:p>:</text:p>
          </table:table-cell>
          <table:table-cell table:formula="of:=2*[.C58]" office:value-type="float" office:value="1.44115188075856E+017" calcext:value-type="float">
            <text:p>1.44115188075856E+017</text:p>
          </table:table-cell>
          <table:table-cell table:formula="of:=CONCATENATE(&quot;            &quot;;[.A59];[.B59];&quot; &quot;;[.C59])" office:value-type="string" office:string-value="            464: 1.44115188075856E+017" calcext:value-type="string">
            <text:p><text:s text:c="12"/>464: 1.44115188075856E+017</text:p>
          </table:table-cell>
        </table:table-row>
        <table:table-row table:style-name="ro1">
          <table:table-cell table:formula="of:=[.A59]+8" office:value-type="float" office:value="472" calcext:value-type="float">
            <text:p>472</text:p>
          </table:table-cell>
          <table:table-cell office:value-type="string" calcext:value-type="string">
            <text:p>:</text:p>
          </table:table-cell>
          <table:table-cell table:formula="of:=2*[.C59]" office:value-type="float" office:value="2.88230376151712E+017" calcext:value-type="float">
            <text:p>2.88230376151712E+017</text:p>
          </table:table-cell>
          <table:table-cell table:formula="of:=CONCATENATE(&quot;            &quot;;[.A60];[.B60];&quot; &quot;;[.C60])" office:value-type="string" office:string-value="            472: 2.88230376151712E+017" calcext:value-type="string">
            <text:p><text:s text:c="12"/>472: 2.88230376151712E+017</text:p>
          </table:table-cell>
        </table:table-row>
        <table:table-row table:style-name="ro1">
          <table:table-cell table:formula="of:=[.A60]+8" office:value-type="float" office:value="480" calcext:value-type="float">
            <text:p>480</text:p>
          </table:table-cell>
          <table:table-cell office:value-type="string" calcext:value-type="string">
            <text:p>:</text:p>
          </table:table-cell>
          <table:table-cell table:formula="of:=2*[.C60]" office:value-type="float" office:value="5.76460752303424E+017" calcext:value-type="float">
            <text:p>5.76460752303424E+017</text:p>
          </table:table-cell>
          <table:table-cell table:formula="of:=CONCATENATE(&quot;            &quot;;[.A61];[.B61];&quot; &quot;;[.C61])" office:value-type="string" office:string-value="            480: 5.76460752303424E+017" calcext:value-type="string">
            <text:p><text:s text:c="12"/>480: 5.76460752303424E+017</text:p>
          </table:table-cell>
        </table:table-row>
        <table:table-row table:style-name="ro1">
          <table:table-cell table:formula="of:=[.A61]+8" office:value-type="float" office:value="488" calcext:value-type="float">
            <text:p>488</text:p>
          </table:table-cell>
          <table:table-cell office:value-type="string" calcext:value-type="string">
            <text:p>:</text:p>
          </table:table-cell>
          <table:table-cell table:formula="of:=2*[.C61]" office:value-type="float" office:value="1.15292150460685E+018" calcext:value-type="float">
            <text:p>1.15292150460685E+018</text:p>
          </table:table-cell>
          <table:table-cell table:formula="of:=CONCATENATE(&quot;            &quot;;[.A62];[.B62];&quot; &quot;;[.C62])" office:value-type="string" office:string-value="            488: 1.15292150460685E+018" calcext:value-type="string">
            <text:p><text:s text:c="12"/>488: 1.15292150460685E+018</text:p>
          </table:table-cell>
        </table:table-row>
        <table:table-row table:style-name="ro1">
          <table:table-cell table:formula="of:=[.A62]+8" office:value-type="float" office:value="496" calcext:value-type="float">
            <text:p>496</text:p>
          </table:table-cell>
          <table:table-cell office:value-type="string" calcext:value-type="string">
            <text:p>:</text:p>
          </table:table-cell>
          <table:table-cell table:formula="of:=2*[.C62]" office:value-type="float" office:value="2.30584300921369E+018" calcext:value-type="float">
            <text:p>2.30584300921369E+018</text:p>
          </table:table-cell>
          <table:table-cell table:formula="of:=CONCATENATE(&quot;            &quot;;[.A63];[.B63];&quot; &quot;;[.C63])" office:value-type="string" office:string-value="            496: 2.30584300921369E+018" calcext:value-type="string">
            <text:p><text:s text:c="12"/>496: 2.30584300921369E+018</text:p>
          </table:table-cell>
        </table:table-row>
        <table:table-row table:style-name="ro1">
          <table:table-cell table:formula="of:=[.A63]+8" office:value-type="float" office:value="504" calcext:value-type="float">
            <text:p>504</text:p>
          </table:table-cell>
          <table:table-cell office:value-type="string" calcext:value-type="string">
            <text:p>:</text:p>
          </table:table-cell>
          <table:table-cell table:formula="of:=2*[.C63]" office:value-type="float" office:value="4.61168601842739E+018" calcext:value-type="float">
            <text:p>4.61168601842739E+018</text:p>
          </table:table-cell>
          <table:table-cell table:formula="of:=CONCATENATE(&quot;            &quot;;[.A64];[.B64];&quot; &quot;;[.C64])" office:value-type="string" office:string-value="            504: 4.61168601842739E+018" calcext:value-type="string">
            <text:p><text:s text:c="12"/>504: 4.61168601842739E+018</text:p>
          </table:table-cell>
        </table:table-row>
        <table:table-row table:style-name="ro1">
          <table:table-cell table:formula="of:=[.A64]+8" office:value-type="float" office:value="512" calcext:value-type="float">
            <text:p>512</text:p>
          </table:table-cell>
          <table:table-cell office:value-type="string" calcext:value-type="string">
            <text:p>:</text:p>
          </table:table-cell>
          <table:table-cell table:formula="of:=2*[.C64]" office:value-type="float" office:value="9.22337203685478E+018" calcext:value-type="float">
            <text:p>9.22337203685478E+018</text:p>
          </table:table-cell>
          <table:table-cell table:formula="of:=CONCATENATE(&quot;            &quot;;[.A65];[.B65];&quot; &quot;;[.C65])" office:value-type="string" office:string-value="            512: 9.22337203685478E+018" calcext:value-type="string">
            <text:p><text:s text:c="12"/>512: 9.22337203685478E+018</text:p>
          </table:table-cell>
        </table:table-row>
        <table:table-row table:style-name="ro1">
          <table:table-cell table:formula="of:=[.A65]+8" office:value-type="float" office:value="520" calcext:value-type="float">
            <text:p>520</text:p>
          </table:table-cell>
          <table:table-cell office:value-type="string" calcext:value-type="string">
            <text:p>:</text:p>
          </table:table-cell>
          <table:table-cell table:formula="of:=2*[.C65]" office:value-type="float" office:value="1.84467440737096E+019" calcext:value-type="float">
            <text:p>1.84467440737096E+019</text:p>
          </table:table-cell>
          <table:table-cell table:formula="of:=CONCATENATE(&quot;            &quot;;[.A66];[.B66];&quot; &quot;;[.C66])" office:value-type="string" office:string-value="            520: 1.84467440737096E+019" calcext:value-type="string">
            <text:p><text:s text:c="12"/>520: 1.84467440737096E+019</text:p>
          </table:table-cell>
        </table:table-row>
        <table:table-row table:style-name="ro1">
          <table:table-cell table:formula="of:=[.A66]+8" office:value-type="float" office:value="528" calcext:value-type="float">
            <text:p>528</text:p>
          </table:table-cell>
          <table:table-cell office:value-type="string" calcext:value-type="string">
            <text:p>:</text:p>
          </table:table-cell>
          <table:table-cell table:formula="of:=2*[.C66]" office:value-type="float" office:value="3.68934881474191E+019" calcext:value-type="float">
            <text:p>3.68934881474191E+019</text:p>
          </table:table-cell>
          <table:table-cell table:formula="of:=CONCATENATE(&quot;            &quot;;[.A67];[.B67];&quot; &quot;;[.C67])" office:value-type="string" office:string-value="            528: 3.68934881474191E+019" calcext:value-type="string">
            <text:p><text:s text:c="12"/>528: 3.68934881474191E+019</text:p>
          </table:table-cell>
        </table:table-row>
        <table:table-row table:style-name="ro1">
          <table:table-cell table:formula="of:=[.A67]+8" office:value-type="float" office:value="536" calcext:value-type="float">
            <text:p>536</text:p>
          </table:table-cell>
          <table:table-cell office:value-type="string" calcext:value-type="string">
            <text:p>:</text:p>
          </table:table-cell>
          <table:table-cell table:formula="of:=2*[.C67]" office:value-type="float" office:value="7.37869762948382E+019" calcext:value-type="float">
            <text:p>7.37869762948382E+019</text:p>
          </table:table-cell>
          <table:table-cell table:formula="of:=CONCATENATE(&quot;            &quot;;[.A68];[.B68];&quot; &quot;;[.C68])" office:value-type="string" office:string-value="            536: 7.37869762948382E+019" calcext:value-type="string">
            <text:p><text:s text:c="12"/>536: 7.37869762948382E+019</text:p>
          </table:table-cell>
        </table:table-row>
        <table:table-row table:style-name="ro1">
          <table:table-cell table:formula="of:=[.A68]+8" office:value-type="float" office:value="544" calcext:value-type="float">
            <text:p>544</text:p>
          </table:table-cell>
          <table:table-cell office:value-type="string" calcext:value-type="string">
            <text:p>:</text:p>
          </table:table-cell>
          <table:table-cell table:formula="of:=2*[.C68]" office:value-type="float" office:value="1.47573952589676E+020" calcext:value-type="float">
            <text:p>1.47573952589676E+020</text:p>
          </table:table-cell>
          <table:table-cell table:formula="of:=CONCATENATE(&quot;            &quot;;[.A69];[.B69];&quot; &quot;;[.C69])" office:value-type="string" office:string-value="            544: 1.47573952589676E+020" calcext:value-type="string">
            <text:p><text:s text:c="12"/>544: 1.47573952589676E+020</text:p>
          </table:table-cell>
        </table:table-row>
        <table:table-row table:style-name="ro1">
          <table:table-cell table:formula="of:=[.A69]+8" office:value-type="float" office:value="552" calcext:value-type="float">
            <text:p>552</text:p>
          </table:table-cell>
          <table:table-cell office:value-type="string" calcext:value-type="string">
            <text:p>:</text:p>
          </table:table-cell>
          <table:table-cell table:formula="of:=2*[.C69]" office:value-type="float" office:value="2.95147905179353E+020" calcext:value-type="float">
            <text:p>2.95147905179353E+020</text:p>
          </table:table-cell>
          <table:table-cell table:formula="of:=CONCATENATE(&quot;            &quot;;[.A70];[.B70];&quot; &quot;;[.C70])" office:value-type="string" office:string-value="            552: 2.95147905179353E+020" calcext:value-type="string">
            <text:p><text:s text:c="12"/>552: 2.95147905179353E+020</text:p>
          </table:table-cell>
        </table:table-row>
        <table:table-row table:style-name="ro1">
          <table:table-cell table:formula="of:=[.A70]+8" office:value-type="float" office:value="560" calcext:value-type="float">
            <text:p>560</text:p>
          </table:table-cell>
          <table:table-cell office:value-type="string" calcext:value-type="string">
            <text:p>:</text:p>
          </table:table-cell>
          <table:table-cell table:formula="of:=2*[.C70]" office:value-type="float" office:value="5.90295810358706E+020" calcext:value-type="float">
            <text:p>5.90295810358706E+020</text:p>
          </table:table-cell>
          <table:table-cell table:formula="of:=CONCATENATE(&quot;            &quot;;[.A71];[.B71];&quot; &quot;;[.C71])" office:value-type="string" office:string-value="            560: 5.90295810358706E+020" calcext:value-type="string">
            <text:p><text:s text:c="12"/>560: 5.90295810358706E+020</text:p>
          </table:table-cell>
        </table:table-row>
        <table:table-row table:style-name="ro1">
          <table:table-cell table:formula="of:=[.A71]+8" office:value-type="float" office:value="568" calcext:value-type="float">
            <text:p>568</text:p>
          </table:table-cell>
          <table:table-cell office:value-type="string" calcext:value-type="string">
            <text:p>:</text:p>
          </table:table-cell>
          <table:table-cell table:formula="of:=2*[.C71]" office:value-type="float" office:value="1.18059162071741E+021" calcext:value-type="float">
            <text:p>1.18059162071741E+021</text:p>
          </table:table-cell>
          <table:table-cell table:formula="of:=CONCATENATE(&quot;            &quot;;[.A72];[.B72];&quot; &quot;;[.C72])" office:value-type="string" office:string-value="            568: 1.18059162071741E+021" calcext:value-type="string">
            <text:p><text:s text:c="12"/>568: 1.18059162071741E+021</text:p>
          </table:table-cell>
        </table:table-row>
        <table:table-row table:style-name="ro1">
          <table:table-cell table:formula="of:=[.A72]+8" office:value-type="float" office:value="576" calcext:value-type="float">
            <text:p>576</text:p>
          </table:table-cell>
          <table:table-cell office:value-type="string" calcext:value-type="string">
            <text:p>:</text:p>
          </table:table-cell>
          <table:table-cell table:formula="of:=2*[.C72]" office:value-type="float" office:value="2.36118324143482E+021" calcext:value-type="float">
            <text:p>2.36118324143482E+021</text:p>
          </table:table-cell>
          <table:table-cell table:formula="of:=CONCATENATE(&quot;            &quot;;[.A73];[.B73];&quot; &quot;;[.C73])" office:value-type="string" office:string-value="            576: 2.36118324143482E+021" calcext:value-type="string">
            <text:p><text:s text:c="12"/>576: 2.36118324143482E+021</text:p>
          </table:table-cell>
        </table:table-row>
        <table:table-row table:style-name="ro1">
          <table:table-cell table:formula="of:=[.A73]+8" office:value-type="float" office:value="584" calcext:value-type="float">
            <text:p>584</text:p>
          </table:table-cell>
          <table:table-cell office:value-type="string" calcext:value-type="string">
            <text:p>:</text:p>
          </table:table-cell>
          <table:table-cell table:formula="of:=2*[.C73]" office:value-type="float" office:value="4.72236648286965E+021" calcext:value-type="float">
            <text:p>4.72236648286965E+021</text:p>
          </table:table-cell>
          <table:table-cell table:formula="of:=CONCATENATE(&quot;            &quot;;[.A74];[.B74];&quot; &quot;;[.C74])" office:value-type="string" office:string-value="            584: 4.72236648286965E+021" calcext:value-type="string">
            <text:p><text:s text:c="12"/>584: 4.72236648286965E+021</text:p>
          </table:table-cell>
        </table:table-row>
        <table:table-row table:style-name="ro1">
          <table:table-cell table:formula="of:=[.A74]+8" office:value-type="float" office:value="592" calcext:value-type="float">
            <text:p>592</text:p>
          </table:table-cell>
          <table:table-cell office:value-type="string" calcext:value-type="string">
            <text:p>:</text:p>
          </table:table-cell>
          <table:table-cell table:formula="of:=2*[.C74]" office:value-type="float" office:value="9.44473296573929E+021" calcext:value-type="float">
            <text:p>9.44473296573929E+021</text:p>
          </table:table-cell>
          <table:table-cell table:formula="of:=CONCATENATE(&quot;            &quot;;[.A75];[.B75];&quot; &quot;;[.C75])" office:value-type="string" office:string-value="            592: 9.44473296573929E+021" calcext:value-type="string">
            <text:p><text:s text:c="12"/>592: 9.44473296573929E+021</text:p>
          </table:table-cell>
        </table:table-row>
        <table:table-row table:style-name="ro1">
          <table:table-cell table:formula="of:=[.A75]+8" office:value-type="float" office:value="600" calcext:value-type="float">
            <text:p>600</text:p>
          </table:table-cell>
          <table:table-cell office:value-type="string" calcext:value-type="string">
            <text:p>:</text:p>
          </table:table-cell>
          <table:table-cell table:formula="of:=2*[.C75]" office:value-type="float" office:value="1.88894659314786E+022" calcext:value-type="float">
            <text:p>1.88894659314786E+022</text:p>
          </table:table-cell>
          <table:table-cell table:formula="of:=CONCATENATE(&quot;            &quot;;[.A76];[.B76];&quot; &quot;;[.C76])" office:value-type="string" office:string-value="            600: 1.88894659314786E+022" calcext:value-type="string">
            <text:p><text:s text:c="12"/>600: 1.88894659314786E+022</text:p>
          </table:table-cell>
        </table:table-row>
        <table:table-row table:style-name="ro1">
          <table:table-cell table:formula="of:=[.A76]+8" office:value-type="float" office:value="608" calcext:value-type="float">
            <text:p>608</text:p>
          </table:table-cell>
          <table:table-cell office:value-type="string" calcext:value-type="string">
            <text:p>:</text:p>
          </table:table-cell>
          <table:table-cell table:formula="of:=2*[.C76]" office:value-type="float" office:value="3.77789318629572E+022" calcext:value-type="float">
            <text:p>3.77789318629572E+022</text:p>
          </table:table-cell>
          <table:table-cell table:formula="of:=CONCATENATE(&quot;            &quot;;[.A77];[.B77];&quot; &quot;;[.C77])" office:value-type="string" office:string-value="            608: 3.77789318629572E+022" calcext:value-type="string">
            <text:p><text:s text:c="12"/>608: 3.77789318629572E+022</text:p>
          </table:table-cell>
        </table:table-row>
        <table:table-row table:style-name="ro1">
          <table:table-cell table:formula="of:=[.A77]+8" office:value-type="float" office:value="616" calcext:value-type="float">
            <text:p>616</text:p>
          </table:table-cell>
          <table:table-cell office:value-type="string" calcext:value-type="string">
            <text:p>:</text:p>
          </table:table-cell>
          <table:table-cell table:formula="of:=2*[.C77]" office:value-type="float" office:value="7.55578637259143E+022" calcext:value-type="float">
            <text:p>7.55578637259143E+022</text:p>
          </table:table-cell>
          <table:table-cell table:formula="of:=CONCATENATE(&quot;            &quot;;[.A78];[.B78];&quot; &quot;;[.C78])" office:value-type="string" office:string-value="            616: 7.55578637259143E+022" calcext:value-type="string">
            <text:p><text:s text:c="12"/>616: 7.55578637259143E+022</text:p>
          </table:table-cell>
        </table:table-row>
        <table:table-row table:style-name="ro1">
          <table:table-cell table:formula="of:=[.A78]+8" office:value-type="float" office:value="624" calcext:value-type="float">
            <text:p>624</text:p>
          </table:table-cell>
          <table:table-cell office:value-type="string" calcext:value-type="string">
            <text:p>:</text:p>
          </table:table-cell>
          <table:table-cell table:formula="of:=2*[.C78]" office:value-type="float" office:value="1.51115727451829E+023" calcext:value-type="float">
            <text:p>1.51115727451829E+023</text:p>
          </table:table-cell>
          <table:table-cell table:formula="of:=CONCATENATE(&quot;            &quot;;[.A79];[.B79];&quot; &quot;;[.C79])" office:value-type="string" office:string-value="            624: 1.51115727451829E+023" calcext:value-type="string">
            <text:p><text:s text:c="12"/>624: 1.51115727451829E+023</text:p>
          </table:table-cell>
        </table:table-row>
        <table:table-row table:style-name="ro1">
          <table:table-cell table:formula="of:=[.A79]+8" office:value-type="float" office:value="632" calcext:value-type="float">
            <text:p>632</text:p>
          </table:table-cell>
          <table:table-cell office:value-type="string" calcext:value-type="string">
            <text:p>:</text:p>
          </table:table-cell>
          <table:table-cell table:formula="of:=2*[.C79]" office:value-type="float" office:value="3.02231454903657E+023" calcext:value-type="float">
            <text:p>3.02231454903657E+023</text:p>
          </table:table-cell>
          <table:table-cell table:formula="of:=CONCATENATE(&quot;            &quot;;[.A80];[.B80];&quot; &quot;;[.C80])" office:value-type="string" office:string-value="            632: 3.02231454903657E+023" calcext:value-type="string">
            <text:p><text:s text:c="12"/>632: 3.02231454903657E+023</text:p>
          </table:table-cell>
        </table:table-row>
        <table:table-row table:style-name="ro1">
          <table:table-cell table:formula="of:=[.A80]+8" office:value-type="float" office:value="640" calcext:value-type="float">
            <text:p>640</text:p>
          </table:table-cell>
          <table:table-cell office:value-type="string" calcext:value-type="string">
            <text:p>:</text:p>
          </table:table-cell>
          <table:table-cell table:formula="of:=2*[.C80]" office:value-type="float" office:value="6.04462909807315E+023" calcext:value-type="float">
            <text:p>6.04462909807315E+023</text:p>
          </table:table-cell>
          <table:table-cell table:formula="of:=CONCATENATE(&quot;            &quot;;[.A81];[.B81];&quot; &quot;;[.C81])" office:value-type="string" office:string-value="            640: 6.04462909807315E+023" calcext:value-type="string">
            <text:p><text:s text:c="12"/>640: 6.04462909807315E+023</text:p>
          </table:table-cell>
        </table:table-row>
        <table:table-row table:style-name="ro1">
          <table:table-cell table:formula="of:=[.A81]+8" office:value-type="float" office:value="648" calcext:value-type="float">
            <text:p>648</text:p>
          </table:table-cell>
          <table:table-cell office:value-type="string" calcext:value-type="string">
            <text:p>:</text:p>
          </table:table-cell>
          <table:table-cell table:formula="of:=2*[.C81]" office:value-type="float" office:value="1.20892581961463E+024" calcext:value-type="float">
            <text:p>1.20892581961463E+024</text:p>
          </table:table-cell>
          <table:table-cell table:formula="of:=CONCATENATE(&quot;            &quot;;[.A82];[.B82];&quot; &quot;;[.C82])" office:value-type="string" office:string-value="            648: 1.20892581961463E+024" calcext:value-type="string">
            <text:p><text:s text:c="12"/>648: 1.20892581961463E+024</text:p>
          </table:table-cell>
        </table:table-row>
        <table:table-row table:style-name="ro1">
          <table:table-cell table:formula="of:=[.A82]+8" office:value-type="float" office:value="656" calcext:value-type="float">
            <text:p>656</text:p>
          </table:table-cell>
          <table:table-cell office:value-type="string" calcext:value-type="string">
            <text:p>:</text:p>
          </table:table-cell>
          <table:table-cell table:formula="of:=2*[.C82]" office:value-type="float" office:value="2.41785163922926E+024" calcext:value-type="float">
            <text:p>2.41785163922926E+024</text:p>
          </table:table-cell>
          <table:table-cell table:formula="of:=CONCATENATE(&quot;            &quot;;[.A83];[.B83];&quot; &quot;;[.C83])" office:value-type="string" office:string-value="            656: 2.41785163922926E+024" calcext:value-type="string">
            <text:p><text:s text:c="12"/>656: 2.41785163922926E+024</text:p>
          </table:table-cell>
        </table:table-row>
        <table:table-row table:style-name="ro1">
          <table:table-cell table:formula="of:=[.A83]+8" office:value-type="float" office:value="664" calcext:value-type="float">
            <text:p>664</text:p>
          </table:table-cell>
          <table:table-cell office:value-type="string" calcext:value-type="string">
            <text:p>:</text:p>
          </table:table-cell>
          <table:table-cell table:formula="of:=2*[.C83]" office:value-type="float" office:value="4.83570327845852E+024" calcext:value-type="float">
            <text:p>4.83570327845852E+024</text:p>
          </table:table-cell>
          <table:table-cell table:formula="of:=CONCATENATE(&quot;            &quot;;[.A84];[.B84];&quot; &quot;;[.C84])" office:value-type="string" office:string-value="            664: 4.83570327845852E+024" calcext:value-type="string">
            <text:p><text:s text:c="12"/>664: 4.83570327845852E+024</text:p>
          </table:table-cell>
        </table:table-row>
        <table:table-row table:style-name="ro1">
          <table:table-cell table:formula="of:=[.A84]+8" office:value-type="float" office:value="672" calcext:value-type="float">
            <text:p>672</text:p>
          </table:table-cell>
          <table:table-cell office:value-type="string" calcext:value-type="string">
            <text:p>:</text:p>
          </table:table-cell>
          <table:table-cell table:formula="of:=2*[.C84]" office:value-type="float" office:value="9.67140655691703E+024" calcext:value-type="float">
            <text:p>9.67140655691703E+024</text:p>
          </table:table-cell>
          <table:table-cell table:formula="of:=CONCATENATE(&quot;            &quot;;[.A85];[.B85];&quot; &quot;;[.C85])" office:value-type="string" office:string-value="            672: 9.67140655691703E+024" calcext:value-type="string">
            <text:p><text:s text:c="12"/>672: 9.67140655691703E+024</text:p>
          </table:table-cell>
        </table:table-row>
        <table:table-row table:style-name="ro1">
          <table:table-cell table:formula="of:=[.A85]+8" office:value-type="float" office:value="680" calcext:value-type="float">
            <text:p>680</text:p>
          </table:table-cell>
          <table:table-cell office:value-type="string" calcext:value-type="string">
            <text:p>:</text:p>
          </table:table-cell>
          <table:table-cell table:formula="of:=2*[.C85]" office:value-type="float" office:value="1.93428131138341E+025" calcext:value-type="float">
            <text:p>1.93428131138341E+025</text:p>
          </table:table-cell>
          <table:table-cell table:formula="of:=CONCATENATE(&quot;            &quot;;[.A86];[.B86];&quot; &quot;;[.C86])" office:value-type="string" office:string-value="            680: 1.93428131138341E+025" calcext:value-type="string">
            <text:p><text:s text:c="12"/>680: 1.93428131138341E+025</text:p>
          </table:table-cell>
        </table:table-row>
        <table:table-row table:style-name="ro1">
          <table:table-cell table:formula="of:=[.A86]+8" office:value-type="float" office:value="688" calcext:value-type="float">
            <text:p>688</text:p>
          </table:table-cell>
          <table:table-cell office:value-type="string" calcext:value-type="string">
            <text:p>:</text:p>
          </table:table-cell>
          <table:table-cell table:formula="of:=2*[.C86]" office:value-type="float" office:value="3.86856262276681E+025" calcext:value-type="float">
            <text:p>3.86856262276681E+025</text:p>
          </table:table-cell>
          <table:table-cell table:formula="of:=CONCATENATE(&quot;            &quot;;[.A87];[.B87];&quot; &quot;;[.C87])" office:value-type="string" office:string-value="            688: 3.86856262276681E+025" calcext:value-type="string">
            <text:p><text:s text:c="12"/>688: 3.86856262276681E+025</text:p>
          </table:table-cell>
        </table:table-row>
        <table:table-row table:style-name="ro1">
          <table:table-cell table:formula="of:=[.A87]+8" office:value-type="float" office:value="696" calcext:value-type="float">
            <text:p>696</text:p>
          </table:table-cell>
          <table:table-cell office:value-type="string" calcext:value-type="string">
            <text:p>:</text:p>
          </table:table-cell>
          <table:table-cell table:formula="of:=2*[.C87]" office:value-type="float" office:value="7.73712524553363E+025" calcext:value-type="float">
            <text:p>7.73712524553363E+025</text:p>
          </table:table-cell>
          <table:table-cell table:formula="of:=CONCATENATE(&quot;            &quot;;[.A88];[.B88];&quot; &quot;;[.C88])" office:value-type="string" office:string-value="            696: 7.73712524553363E+025" calcext:value-type="string">
            <text:p><text:s text:c="12"/>696: 7.73712524553363E+025</text:p>
          </table:table-cell>
        </table:table-row>
        <table:table-row table:style-name="ro1">
          <table:table-cell table:formula="of:=[.A88]+8" office:value-type="float" office:value="704" calcext:value-type="float">
            <text:p>704</text:p>
          </table:table-cell>
          <table:table-cell office:value-type="string" calcext:value-type="string">
            <text:p>:</text:p>
          </table:table-cell>
          <table:table-cell table:formula="of:=2*[.C88]" office:value-type="float" office:value="1.54742504910673E+026" calcext:value-type="float">
            <text:p>1.54742504910673E+026</text:p>
          </table:table-cell>
          <table:table-cell table:formula="of:=CONCATENATE(&quot;            &quot;;[.A89];[.B89];&quot; &quot;;[.C89])" office:value-type="string" office:string-value="            704: 1.54742504910673E+026" calcext:value-type="string">
            <text:p><text:s text:c="12"/>704: 1.54742504910673E+026</text:p>
          </table:table-cell>
        </table:table-row>
        <table:table-row table:style-name="ro1">
          <table:table-cell table:formula="of:=[.A89]+8" office:value-type="float" office:value="712" calcext:value-type="float">
            <text:p>712</text:p>
          </table:table-cell>
          <table:table-cell office:value-type="string" calcext:value-type="string">
            <text:p>:</text:p>
          </table:table-cell>
          <table:table-cell table:formula="of:=2*[.C89]" office:value-type="float" office:value="3.09485009821345E+026" calcext:value-type="float">
            <text:p>3.09485009821345E+026</text:p>
          </table:table-cell>
          <table:table-cell table:formula="of:=CONCATENATE(&quot;            &quot;;[.A90];[.B90];&quot; &quot;;[.C90])" office:value-type="string" office:string-value="            712: 3.09485009821345E+026" calcext:value-type="string">
            <text:p><text:s text:c="12"/>712: 3.09485009821345E+026</text:p>
          </table:table-cell>
        </table:table-row>
        <table:table-row table:style-name="ro1">
          <table:table-cell table:formula="of:=[.A90]+8" office:value-type="float" office:value="720" calcext:value-type="float">
            <text:p>720</text:p>
          </table:table-cell>
          <table:table-cell office:value-type="string" calcext:value-type="string">
            <text:p>:</text:p>
          </table:table-cell>
          <table:table-cell table:formula="of:=2*[.C90]" office:value-type="float" office:value="6.1897001964269E+026" calcext:value-type="float">
            <text:p>6.1897001964269E+026</text:p>
          </table:table-cell>
          <table:table-cell table:formula="of:=CONCATENATE(&quot;            &quot;;[.A91];[.B91];&quot; &quot;;[.C91])" office:value-type="string" office:string-value="            720: 6.1897001964269E+026" calcext:value-type="string">
            <text:p><text:s text:c="12"/>720: 6.1897001964269E+026</text:p>
          </table:table-cell>
        </table:table-row>
        <table:table-row table:style-name="ro1">
          <table:table-cell table:formula="of:=[.A91]+8" office:value-type="float" office:value="728" calcext:value-type="float">
            <text:p>728</text:p>
          </table:table-cell>
          <table:table-cell office:value-type="string" calcext:value-type="string">
            <text:p>:</text:p>
          </table:table-cell>
          <table:table-cell table:formula="of:=2*[.C91]" office:value-type="float" office:value="1.23794003928538E+027" calcext:value-type="float">
            <text:p>1.23794003928538E+027</text:p>
          </table:table-cell>
          <table:table-cell table:formula="of:=CONCATENATE(&quot;            &quot;;[.A92];[.B92];&quot; &quot;;[.C92])" office:value-type="string" office:string-value="            728: 1.23794003928538E+027" calcext:value-type="string">
            <text:p><text:s text:c="12"/>728: 1.23794003928538E+027</text:p>
          </table:table-cell>
        </table:table-row>
        <table:table-row table:style-name="ro1">
          <table:table-cell table:formula="of:=[.A92]+8" office:value-type="float" office:value="736" calcext:value-type="float">
            <text:p>736</text:p>
          </table:table-cell>
          <table:table-cell office:value-type="string" calcext:value-type="string">
            <text:p>:</text:p>
          </table:table-cell>
          <table:table-cell table:formula="of:=2*[.C92]" office:value-type="float" office:value="2.47588007857076E+027" calcext:value-type="float">
            <text:p>2.47588007857076E+027</text:p>
          </table:table-cell>
          <table:table-cell table:formula="of:=CONCATENATE(&quot;            &quot;;[.A93];[.B93];&quot; &quot;;[.C93])" office:value-type="string" office:string-value="            736: 2.47588007857076E+027" calcext:value-type="string">
            <text:p><text:s text:c="12"/>736: 2.47588007857076E+027</text:p>
          </table:table-cell>
        </table:table-row>
        <table:table-row table:style-name="ro1">
          <table:table-cell table:formula="of:=[.A93]+8" office:value-type="float" office:value="744" calcext:value-type="float">
            <text:p>744</text:p>
          </table:table-cell>
          <table:table-cell office:value-type="string" calcext:value-type="string">
            <text:p>:</text:p>
          </table:table-cell>
          <table:table-cell table:formula="of:=2*[.C93]" office:value-type="float" office:value="4.95176015714152E+027" calcext:value-type="float">
            <text:p>4.95176015714152E+027</text:p>
          </table:table-cell>
          <table:table-cell table:formula="of:=CONCATENATE(&quot;            &quot;;[.A94];[.B94];&quot; &quot;;[.C94])" office:value-type="string" office:string-value="            744: 4.95176015714152E+027" calcext:value-type="string">
            <text:p><text:s text:c="12"/>744: 4.95176015714152E+027</text:p>
          </table:table-cell>
        </table:table-row>
        <table:table-row table:style-name="ro1">
          <table:table-cell table:formula="of:=[.A94]+8" office:value-type="float" office:value="752" calcext:value-type="float">
            <text:p>752</text:p>
          </table:table-cell>
          <table:table-cell office:value-type="string" calcext:value-type="string">
            <text:p>:</text:p>
          </table:table-cell>
          <table:table-cell table:formula="of:=2*[.C94]" office:value-type="float" office:value="9.90352031428304E+027" calcext:value-type="float">
            <text:p>9.90352031428304E+027</text:p>
          </table:table-cell>
          <table:table-cell table:formula="of:=CONCATENATE(&quot;            &quot;;[.A95];[.B95];&quot; &quot;;[.C95])" office:value-type="string" office:string-value="            752: 9.90352031428304E+027" calcext:value-type="string">
            <text:p><text:s text:c="12"/>752: 9.90352031428304E+027</text:p>
          </table:table-cell>
        </table:table-row>
        <table:table-row table:style-name="ro1">
          <table:table-cell table:formula="of:=[.A95]+8" office:value-type="float" office:value="760" calcext:value-type="float">
            <text:p>760</text:p>
          </table:table-cell>
          <table:table-cell office:value-type="string" calcext:value-type="string">
            <text:p>:</text:p>
          </table:table-cell>
          <table:table-cell table:formula="of:=2*[.C95]" office:value-type="float" office:value="1.98070406285661E+028" calcext:value-type="float">
            <text:p>1.98070406285661E+028</text:p>
          </table:table-cell>
          <table:table-cell table:formula="of:=CONCATENATE(&quot;            &quot;;[.A96];[.B96];&quot; &quot;;[.C96])" office:value-type="string" office:string-value="            760: 1.98070406285661E+028" calcext:value-type="string">
            <text:p><text:s text:c="12"/>760: 1.98070406285661E+028</text:p>
          </table:table-cell>
        </table:table-row>
        <table:table-row table:style-name="ro1">
          <table:table-cell table:formula="of:=[.A96]+8" office:value-type="float" office:value="768" calcext:value-type="float">
            <text:p>768</text:p>
          </table:table-cell>
          <table:table-cell office:value-type="string" calcext:value-type="string">
            <text:p>:</text:p>
          </table:table-cell>
          <table:table-cell table:formula="of:=2*[.C96]" office:value-type="float" office:value="3.96140812571322E+028" calcext:value-type="float">
            <text:p>3.96140812571322E+028</text:p>
          </table:table-cell>
          <table:table-cell table:formula="of:=CONCATENATE(&quot;            &quot;;[.A97];[.B97];&quot; &quot;;[.C97])" office:value-type="string" office:string-value="            768: 3.96140812571322E+028" calcext:value-type="string">
            <text:p><text:s text:c="12"/>768: 3.96140812571322E+028</text:p>
          </table:table-cell>
        </table:table-row>
        <table:table-row table:style-name="ro1">
          <table:table-cell table:formula="of:=[.A97]+8" office:value-type="float" office:value="776" calcext:value-type="float">
            <text:p>776</text:p>
          </table:table-cell>
          <table:table-cell office:value-type="string" calcext:value-type="string">
            <text:p>:</text:p>
          </table:table-cell>
          <table:table-cell table:formula="of:=2*[.C97]" office:value-type="float" office:value="7.92281625142643E+028" calcext:value-type="float">
            <text:p>7.92281625142643E+028</text:p>
          </table:table-cell>
          <table:table-cell table:formula="of:=CONCATENATE(&quot;            &quot;;[.A98];[.B98];&quot; &quot;;[.C98])" office:value-type="string" office:string-value="            776: 7.92281625142643E+028" calcext:value-type="string">
            <text:p><text:s text:c="12"/>776: 7.92281625142643E+028</text:p>
          </table:table-cell>
        </table:table-row>
        <table:table-row table:style-name="ro1">
          <table:table-cell table:formula="of:=[.A98]+8" office:value-type="float" office:value="784" calcext:value-type="float">
            <text:p>784</text:p>
          </table:table-cell>
          <table:table-cell office:value-type="string" calcext:value-type="string">
            <text:p>:</text:p>
          </table:table-cell>
          <table:table-cell table:formula="of:=2*[.C98]" office:value-type="float" office:value="1.58456325028529E+029" calcext:value-type="float">
            <text:p>1.58456325028529E+029</text:p>
          </table:table-cell>
          <table:table-cell table:formula="of:=CONCATENATE(&quot;            &quot;;[.A99];[.B99];&quot; &quot;;[.C99])" office:value-type="string" office:string-value="            784: 1.58456325028529E+029" calcext:value-type="string">
            <text:p><text:s text:c="12"/>784: 1.58456325028529E+029</text:p>
          </table:table-cell>
        </table:table-row>
        <table:table-row table:style-name="ro1">
          <table:table-cell table:formula="of:=[.A99]+8" office:value-type="float" office:value="792" calcext:value-type="float">
            <text:p>792</text:p>
          </table:table-cell>
          <table:table-cell office:value-type="string" calcext:value-type="string">
            <text:p>:</text:p>
          </table:table-cell>
          <table:table-cell table:formula="of:=2*[.C99]" office:value-type="float" office:value="3.16912650057057E+029" calcext:value-type="float">
            <text:p>3.16912650057057E+029</text:p>
          </table:table-cell>
          <table:table-cell table:formula="of:=CONCATENATE(&quot;            &quot;;[.A100];[.B100];&quot; &quot;;[.C100])" office:value-type="string" office:string-value="            792: 3.16912650057057E+029" calcext:value-type="string">
            <text:p><text:s text:c="12"/>792: 3.16912650057057E+029</text:p>
          </table:table-cell>
        </table:table-row>
        <table:table-row table:style-name="ro1">
          <table:table-cell table:formula="of:=[.A100]+8" office:value-type="float" office:value="800" calcext:value-type="float">
            <text:p>800</text:p>
          </table:table-cell>
          <table:table-cell office:value-type="string" calcext:value-type="string">
            <text:p>:</text:p>
          </table:table-cell>
          <table:table-cell table:formula="of:=2*[.C100]" office:value-type="float" office:value="6.33825300114115E+029" calcext:value-type="float">
            <text:p>6.33825300114115E+029</text:p>
          </table:table-cell>
          <table:table-cell table:formula="of:=CONCATENATE(&quot;            &quot;;[.A101];[.B101];&quot; &quot;;[.C101])" office:value-type="string" office:string-value="            800: 6.33825300114115E+029" calcext:value-type="string">
            <text:p><text:s text:c="12"/>800: 6.33825300114115E+029</text:p>
          </table:table-cell>
        </table:table-row>
        <table:table-row table:style-name="ro1">
          <table:table-cell table:formula="of:=[.A101]+8" office:value-type="float" office:value="808" calcext:value-type="float">
            <text:p>808</text:p>
          </table:table-cell>
          <table:table-cell office:value-type="string" calcext:value-type="string">
            <text:p>:</text:p>
          </table:table-cell>
          <table:table-cell table:formula="of:=2*[.C101]" office:value-type="float" office:value="1.26765060022823E+030" calcext:value-type="float">
            <text:p>1.26765060022823E+030</text:p>
          </table:table-cell>
          <table:table-cell table:formula="of:=CONCATENATE(&quot;            &quot;;[.A102];[.B102];&quot; &quot;;[.C102])" office:value-type="string" office:string-value="            808: 1.26765060022823E+030" calcext:value-type="string">
            <text:p><text:s text:c="12"/>808: 1.26765060022823E+030</text:p>
          </table:table-cell>
        </table:table-row>
        <table:table-row table:style-name="ro1">
          <table:table-cell table:formula="of:=[.A102]+8" office:value-type="float" office:value="816" calcext:value-type="float">
            <text:p>816</text:p>
          </table:table-cell>
          <table:table-cell office:value-type="string" calcext:value-type="string">
            <text:p>:</text:p>
          </table:table-cell>
          <table:table-cell table:formula="of:=2*[.C102]" office:value-type="float" office:value="2.53530120045646E+030" calcext:value-type="float">
            <text:p>2.53530120045646E+030</text:p>
          </table:table-cell>
          <table:table-cell table:formula="of:=CONCATENATE(&quot;            &quot;;[.A103];[.B103];&quot; &quot;;[.C103])" office:value-type="string" office:string-value="            816: 2.53530120045646E+030" calcext:value-type="string">
            <text:p><text:s text:c="12"/>816: 2.53530120045646E+030</text:p>
          </table:table-cell>
        </table:table-row>
        <table:table-row table:style-name="ro1">
          <table:table-cell table:formula="of:=[.A103]+8" office:value-type="float" office:value="824" calcext:value-type="float">
            <text:p>824</text:p>
          </table:table-cell>
          <table:table-cell office:value-type="string" calcext:value-type="string">
            <text:p>:</text:p>
          </table:table-cell>
          <table:table-cell table:formula="of:=2*[.C103]" office:value-type="float" office:value="5.07060240091292E+030" calcext:value-type="float">
            <text:p>5.07060240091292E+030</text:p>
          </table:table-cell>
          <table:table-cell table:formula="of:=CONCATENATE(&quot;            &quot;;[.A104];[.B104];&quot; &quot;;[.C104])" office:value-type="string" office:string-value="            824: 5.07060240091292E+030" calcext:value-type="string">
            <text:p><text:s text:c="12"/>824: 5.07060240091292E+030</text:p>
          </table:table-cell>
        </table:table-row>
        <table:table-row table:style-name="ro1">
          <table:table-cell table:formula="of:=[.A104]+8" office:value-type="float" office:value="832" calcext:value-type="float">
            <text:p>832</text:p>
          </table:table-cell>
          <table:table-cell office:value-type="string" calcext:value-type="string">
            <text:p>:</text:p>
          </table:table-cell>
          <table:table-cell table:formula="of:=2*[.C104]" office:value-type="float" office:value="1.01412048018258E+031" calcext:value-type="float">
            <text:p>1.01412048018258E+031</text:p>
          </table:table-cell>
          <table:table-cell table:formula="of:=CONCATENATE(&quot;            &quot;;[.A105];[.B105];&quot; &quot;;[.C105])" office:value-type="string" office:string-value="            832: 1.01412048018258E+031" calcext:value-type="string">
            <text:p><text:s text:c="12"/>832: 1.01412048018258E+031</text:p>
          </table:table-cell>
        </table:table-row>
        <table:table-row table:style-name="ro1">
          <table:table-cell table:formula="of:=[.A105]+8" office:value-type="float" office:value="840" calcext:value-type="float">
            <text:p>840</text:p>
          </table:table-cell>
          <table:table-cell office:value-type="string" calcext:value-type="string">
            <text:p>:</text:p>
          </table:table-cell>
          <table:table-cell table:formula="of:=2*[.C105]" office:value-type="float" office:value="2.02824096036517E+031" calcext:value-type="float">
            <text:p>2.02824096036517E+031</text:p>
          </table:table-cell>
          <table:table-cell table:formula="of:=CONCATENATE(&quot;            &quot;;[.A106];[.B106];&quot; &quot;;[.C106])" office:value-type="string" office:string-value="            840: 2.02824096036517E+031" calcext:value-type="string">
            <text:p><text:s text:c="12"/>840: 2.02824096036517E+031</text:p>
          </table:table-cell>
        </table:table-row>
        <table:table-row table:style-name="ro1">
          <table:table-cell table:formula="of:=[.A106]+8" office:value-type="float" office:value="848" calcext:value-type="float">
            <text:p>848</text:p>
          </table:table-cell>
          <table:table-cell office:value-type="string" calcext:value-type="string">
            <text:p>:</text:p>
          </table:table-cell>
          <table:table-cell table:formula="of:=2*[.C106]" office:value-type="float" office:value="4.05648192073033E+031" calcext:value-type="float">
            <text:p>4.05648192073033E+031</text:p>
          </table:table-cell>
          <table:table-cell table:formula="of:=CONCATENATE(&quot;            &quot;;[.A107];[.B107];&quot; &quot;;[.C107])" office:value-type="string" office:string-value="            848: 4.05648192073033E+031" calcext:value-type="string">
            <text:p><text:s text:c="12"/>848: 4.05648192073033E+031</text:p>
          </table:table-cell>
        </table:table-row>
        <table:table-row table:style-name="ro1">
          <table:table-cell table:formula="of:=[.A107]+8" office:value-type="float" office:value="856" calcext:value-type="float">
            <text:p>856</text:p>
          </table:table-cell>
          <table:table-cell office:value-type="string" calcext:value-type="string">
            <text:p>:</text:p>
          </table:table-cell>
          <table:table-cell table:formula="of:=2*[.C107]" office:value-type="float" office:value="8.11296384146067E+031" calcext:value-type="float">
            <text:p>8.11296384146067E+031</text:p>
          </table:table-cell>
          <table:table-cell table:formula="of:=CONCATENATE(&quot;            &quot;;[.A108];[.B108];&quot; &quot;;[.C108])" office:value-type="string" office:string-value="            856: 8.11296384146067E+031" calcext:value-type="string">
            <text:p><text:s text:c="12"/>856: 8.11296384146067E+031</text:p>
          </table:table-cell>
        </table:table-row>
        <table:table-row table:style-name="ro1">
          <table:table-cell table:formula="of:=[.A108]+8" office:value-type="float" office:value="864" calcext:value-type="float">
            <text:p>864</text:p>
          </table:table-cell>
          <table:table-cell office:value-type="string" calcext:value-type="string">
            <text:p>:</text:p>
          </table:table-cell>
          <table:table-cell table:formula="of:=2*[.C108]" office:value-type="float" office:value="1.62259276829213E+032" calcext:value-type="float">
            <text:p>1.62259276829213E+032</text:p>
          </table:table-cell>
          <table:table-cell table:formula="of:=CONCATENATE(&quot;            &quot;;[.A109];[.B109];&quot; &quot;;[.C109])" office:value-type="string" office:string-value="            864: 1.62259276829213E+032" calcext:value-type="string">
            <text:p><text:s text:c="12"/>864: 1.62259276829213E+032</text:p>
          </table:table-cell>
        </table:table-row>
        <table:table-row table:style-name="ro1">
          <table:table-cell table:formula="of:=[.A109]+8" office:value-type="float" office:value="872" calcext:value-type="float">
            <text:p>872</text:p>
          </table:table-cell>
          <table:table-cell office:value-type="string" calcext:value-type="string">
            <text:p>:</text:p>
          </table:table-cell>
          <table:table-cell table:formula="of:=2*[.C109]" office:value-type="float" office:value="3.24518553658427E+032" calcext:value-type="float">
            <text:p>3.24518553658427E+032</text:p>
          </table:table-cell>
          <table:table-cell table:formula="of:=CONCATENATE(&quot;            &quot;;[.A110];[.B110];&quot; &quot;;[.C110])" office:value-type="string" office:string-value="            872: 3.24518553658427E+032" calcext:value-type="string">
            <text:p><text:s text:c="12"/>872: 3.24518553658427E+032</text:p>
          </table:table-cell>
        </table:table-row>
        <table:table-row table:style-name="ro1">
          <table:table-cell table:formula="of:=[.A110]+8" office:value-type="float" office:value="880" calcext:value-type="float">
            <text:p>880</text:p>
          </table:table-cell>
          <table:table-cell office:value-type="string" calcext:value-type="string">
            <text:p>:</text:p>
          </table:table-cell>
          <table:table-cell table:formula="of:=2*[.C110]" office:value-type="float" office:value="6.49037107316853E+032" calcext:value-type="float">
            <text:p>6.49037107316853E+032</text:p>
          </table:table-cell>
          <table:table-cell table:formula="of:=CONCATENATE(&quot;            &quot;;[.A111];[.B111];&quot; &quot;;[.C111])" office:value-type="string" office:string-value="            880: 6.49037107316853E+032" calcext:value-type="string">
            <text:p><text:s text:c="12"/>880: 6.49037107316853E+032</text:p>
          </table:table-cell>
        </table:table-row>
        <table:table-row table:style-name="ro1">
          <table:table-cell table:formula="of:=[.A111]+8" office:value-type="float" office:value="888" calcext:value-type="float">
            <text:p>888</text:p>
          </table:table-cell>
          <table:table-cell office:value-type="string" calcext:value-type="string">
            <text:p>:</text:p>
          </table:table-cell>
          <table:table-cell table:formula="of:=2*[.C111]" office:value-type="float" office:value="1.29807421463371E+033" calcext:value-type="float">
            <text:p>1.29807421463371E+033</text:p>
          </table:table-cell>
          <table:table-cell table:formula="of:=CONCATENATE(&quot;            &quot;;[.A112];[.B112];&quot; &quot;;[.C112])" office:value-type="string" office:string-value="            888: 1.29807421463371E+033" calcext:value-type="string">
            <text:p><text:s text:c="12"/>888: 1.29807421463371E+033</text:p>
          </table:table-cell>
        </table:table-row>
        <table:table-row table:style-name="ro1">
          <table:table-cell table:formula="of:=[.A112]+8" office:value-type="float" office:value="896" calcext:value-type="float">
            <text:p>896</text:p>
          </table:table-cell>
          <table:table-cell office:value-type="string" calcext:value-type="string">
            <text:p>:</text:p>
          </table:table-cell>
          <table:table-cell table:formula="of:=2*[.C112]" office:value-type="float" office:value="2.59614842926741E+033" calcext:value-type="float">
            <text:p>2.59614842926741E+033</text:p>
          </table:table-cell>
          <table:table-cell table:formula="of:=CONCATENATE(&quot;            &quot;;[.A113];[.B113];&quot; &quot;;[.C113])" office:value-type="string" office:string-value="            896: 2.59614842926741E+033" calcext:value-type="string">
            <text:p><text:s text:c="12"/>896: 2.59614842926741E+033</text:p>
          </table:table-cell>
        </table:table-row>
        <table:table-row table:style-name="ro1">
          <table:table-cell table:formula="of:=[.A113]+8" office:value-type="float" office:value="904" calcext:value-type="float">
            <text:p>904</text:p>
          </table:table-cell>
          <table:table-cell office:value-type="string" calcext:value-type="string">
            <text:p>:</text:p>
          </table:table-cell>
          <table:table-cell table:formula="of:=2*[.C113]" office:value-type="float" office:value="5.19229685853483E+033" calcext:value-type="float">
            <text:p>5.19229685853483E+033</text:p>
          </table:table-cell>
          <table:table-cell table:formula="of:=CONCATENATE(&quot;            &quot;;[.A114];[.B114];&quot; &quot;;[.C114])" office:value-type="string" office:string-value="            904: 5.19229685853483E+033" calcext:value-type="string">
            <text:p><text:s text:c="12"/>904: 5.19229685853483E+033</text:p>
          </table:table-cell>
        </table:table-row>
        <table:table-row table:style-name="ro1">
          <table:table-cell table:formula="of:=[.A114]+8" office:value-type="float" office:value="912" calcext:value-type="float">
            <text:p>912</text:p>
          </table:table-cell>
          <table:table-cell office:value-type="string" calcext:value-type="string">
            <text:p>:</text:p>
          </table:table-cell>
          <table:table-cell table:formula="of:=2*[.C114]" office:value-type="float" office:value="1.03845937170697E+034" calcext:value-type="float">
            <text:p>1.03845937170697E+034</text:p>
          </table:table-cell>
          <table:table-cell table:formula="of:=CONCATENATE(&quot;            &quot;;[.A115];[.B115];&quot; &quot;;[.C115])" office:value-type="string" office:string-value="            912: 1.03845937170697E+034" calcext:value-type="string">
            <text:p><text:s text:c="12"/>912: 1.03845937170697E+034</text:p>
          </table:table-cell>
        </table:table-row>
        <table:table-row table:style-name="ro1">
          <table:table-cell table:formula="of:=[.A115]+8" office:value-type="float" office:value="920" calcext:value-type="float">
            <text:p>920</text:p>
          </table:table-cell>
          <table:table-cell office:value-type="string" calcext:value-type="string">
            <text:p>:</text:p>
          </table:table-cell>
          <table:table-cell table:formula="of:=2*[.C115]" office:value-type="float" office:value="2.07691874341393E+034" calcext:value-type="float">
            <text:p>2.07691874341393E+034</text:p>
          </table:table-cell>
          <table:table-cell table:formula="of:=CONCATENATE(&quot;            &quot;;[.A116];[.B116];&quot; &quot;;[.C116])" office:value-type="string" office:string-value="            920: 2.07691874341393E+034" calcext:value-type="string">
            <text:p><text:s text:c="12"/>920: 2.07691874341393E+034</text:p>
          </table:table-cell>
        </table:table-row>
        <table:table-row table:style-name="ro1">
          <table:table-cell table:formula="of:=[.A116]+8" office:value-type="float" office:value="928" calcext:value-type="float">
            <text:p>928</text:p>
          </table:table-cell>
          <table:table-cell office:value-type="string" calcext:value-type="string">
            <text:p>:</text:p>
          </table:table-cell>
          <table:table-cell table:formula="of:=2*[.C116]" office:value-type="float" office:value="4.15383748682786E+034" calcext:value-type="float">
            <text:p>4.15383748682786E+034</text:p>
          </table:table-cell>
          <table:table-cell table:formula="of:=CONCATENATE(&quot;            &quot;;[.A117];[.B117];&quot; &quot;;[.C117])" office:value-type="string" office:string-value="            928: 4.15383748682786E+034" calcext:value-type="string">
            <text:p><text:s text:c="12"/>928: 4.15383748682786E+034</text:p>
          </table:table-cell>
        </table:table-row>
        <table:table-row table:style-name="ro1">
          <table:table-cell table:formula="of:=[.A117]+8" office:value-type="float" office:value="936" calcext:value-type="float">
            <text:p>936</text:p>
          </table:table-cell>
          <table:table-cell office:value-type="string" calcext:value-type="string">
            <text:p>:</text:p>
          </table:table-cell>
          <table:table-cell table:formula="of:=2*[.C117]" office:value-type="float" office:value="8.30767497365573E+034" calcext:value-type="float">
            <text:p>8.30767497365573E+034</text:p>
          </table:table-cell>
          <table:table-cell table:formula="of:=CONCATENATE(&quot;            &quot;;[.A118];[.B118];&quot; &quot;;[.C118])" office:value-type="string" office:string-value="            936: 8.30767497365573E+034" calcext:value-type="string">
            <text:p><text:s text:c="12"/>936: 8.30767497365573E+034</text:p>
          </table:table-cell>
        </table:table-row>
        <table:table-row table:style-name="ro1">
          <table:table-cell table:formula="of:=[.A118]+8" office:value-type="float" office:value="944" calcext:value-type="float">
            <text:p>944</text:p>
          </table:table-cell>
          <table:table-cell office:value-type="string" calcext:value-type="string">
            <text:p>:</text:p>
          </table:table-cell>
          <table:table-cell table:formula="of:=2*[.C118]" office:value-type="float" office:value="1.66153499473114E+035" calcext:value-type="float">
            <text:p>1.66153499473114E+035</text:p>
          </table:table-cell>
          <table:table-cell table:formula="of:=CONCATENATE(&quot;            &quot;;[.A119];[.B119];&quot; &quot;;[.C119])" office:value-type="string" office:string-value="            944: 1.66153499473114E+035" calcext:value-type="string">
            <text:p><text:s text:c="12"/>944: 1.66153499473114E+035</text:p>
          </table:table-cell>
        </table:table-row>
        <table:table-row table:style-name="ro1">
          <table:table-cell table:formula="of:=[.A119]+8" office:value-type="float" office:value="952" calcext:value-type="float">
            <text:p>952</text:p>
          </table:table-cell>
          <table:table-cell office:value-type="string" calcext:value-type="string">
            <text:p>:</text:p>
          </table:table-cell>
          <table:table-cell table:formula="of:=2*[.C119]" office:value-type="float" office:value="3.32306998946229E+035" calcext:value-type="float">
            <text:p>3.32306998946229E+035</text:p>
          </table:table-cell>
          <table:table-cell table:formula="of:=CONCATENATE(&quot;            &quot;;[.A120];[.B120];&quot; &quot;;[.C120])" office:value-type="string" office:string-value="            952: 3.32306998946229E+035" calcext:value-type="string">
            <text:p><text:s text:c="12"/>952: 3.32306998946229E+035</text:p>
          </table:table-cell>
        </table:table-row>
        <table:table-row table:style-name="ro1">
          <table:table-cell table:formula="of:=[.A120]+8" office:value-type="float" office:value="960" calcext:value-type="float">
            <text:p>960</text:p>
          </table:table-cell>
          <table:table-cell office:value-type="string" calcext:value-type="string">
            <text:p>:</text:p>
          </table:table-cell>
          <table:table-cell table:formula="of:=2*[.C120]" office:value-type="float" office:value="6.64613997892458E+035" calcext:value-type="float">
            <text:p>6.64613997892458E+035</text:p>
          </table:table-cell>
          <table:table-cell table:formula="of:=CONCATENATE(&quot;            &quot;;[.A121];[.B121];&quot; &quot;;[.C121])" office:value-type="string" office:string-value="            960: 6.64613997892458E+035" calcext:value-type="string">
            <text:p><text:s text:c="12"/>960: 6.64613997892458E+035</text:p>
          </table:table-cell>
        </table:table-row>
        <table:table-row table:style-name="ro1">
          <table:table-cell table:formula="of:=[.A121]+8" office:value-type="float" office:value="968" calcext:value-type="float">
            <text:p>968</text:p>
          </table:table-cell>
          <table:table-cell office:value-type="string" calcext:value-type="string">
            <text:p>:</text:p>
          </table:table-cell>
          <table:table-cell table:formula="of:=2*[.C121]" office:value-type="float" office:value="1.32922799578492E+036" calcext:value-type="float">
            <text:p>1.32922799578492E+036</text:p>
          </table:table-cell>
          <table:table-cell table:formula="of:=CONCATENATE(&quot;            &quot;;[.A122];[.B122];&quot; &quot;;[.C122])" office:value-type="string" office:string-value="            968: 1.32922799578492E+036" calcext:value-type="string">
            <text:p><text:s text:c="12"/>968: 1.32922799578492E+036</text:p>
          </table:table-cell>
        </table:table-row>
        <table:table-row table:style-name="ro1">
          <table:table-cell table:formula="of:=[.A122]+8" office:value-type="float" office:value="976" calcext:value-type="float">
            <text:p>976</text:p>
          </table:table-cell>
          <table:table-cell office:value-type="string" calcext:value-type="string">
            <text:p>:</text:p>
          </table:table-cell>
          <table:table-cell table:formula="of:=2*[.C122]" office:value-type="float" office:value="2.65845599156983E+036" calcext:value-type="float">
            <text:p>2.65845599156983E+036</text:p>
          </table:table-cell>
          <table:table-cell table:formula="of:=CONCATENATE(&quot;            &quot;;[.A123];[.B123];&quot; &quot;;[.C123])" office:value-type="string" office:string-value="            976: 2.65845599156983E+036" calcext:value-type="string">
            <text:p><text:s text:c="12"/>976: 2.65845599156983E+036</text:p>
          </table:table-cell>
        </table:table-row>
        <table:table-row table:style-name="ro1">
          <table:table-cell table:formula="of:=[.A123]+8" office:value-type="float" office:value="984" calcext:value-type="float">
            <text:p>984</text:p>
          </table:table-cell>
          <table:table-cell office:value-type="string" calcext:value-type="string">
            <text:p>:</text:p>
          </table:table-cell>
          <table:table-cell table:formula="of:=2*[.C123]" office:value-type="float" office:value="5.31691198313966E+036" calcext:value-type="float">
            <text:p>5.31691198313966E+036</text:p>
          </table:table-cell>
          <table:table-cell table:formula="of:=CONCATENATE(&quot;            &quot;;[.A124];[.B124];&quot; &quot;;[.C124])" office:value-type="string" office:string-value="            984: 5.31691198313966E+036" calcext:value-type="string">
            <text:p><text:s text:c="12"/>984: 5.31691198313966E+036</text:p>
          </table:table-cell>
        </table:table-row>
        <table:table-row table:style-name="ro1">
          <table:table-cell table:formula="of:=[.A124]+8" office:value-type="float" office:value="992" calcext:value-type="float">
            <text:p>992</text:p>
          </table:table-cell>
          <table:table-cell office:value-type="string" calcext:value-type="string">
            <text:p>:</text:p>
          </table:table-cell>
          <table:table-cell table:formula="of:=2*[.C124]" office:value-type="float" office:value="1.06338239662793E+037" calcext:value-type="float">
            <text:p>1.06338239662793E+037</text:p>
          </table:table-cell>
          <table:table-cell table:formula="of:=CONCATENATE(&quot;            &quot;;[.A125];[.B125];&quot; &quot;;[.C125])" office:value-type="string" office:string-value="            992: 1.06338239662793E+037" calcext:value-type="string">
            <text:p><text:s text:c="12"/>992: 1.06338239662793E+037</text:p>
          </table:table-cell>
        </table:table-row>
        <table:table-row table:style-name="ro1">
          <table:table-cell table:formula="of:=[.A125]+8" office:value-type="float" office:value="1000" calcext:value-type="float">
            <text:p>1000</text:p>
          </table:table-cell>
          <table:table-cell office:value-type="string" calcext:value-type="string">
            <text:p>:</text:p>
          </table:table-cell>
          <table:table-cell table:formula="of:=2*[.C125]" office:value-type="float" office:value="2.12676479325587E+037" calcext:value-type="float">
            <text:p>2.12676479325587E+037</text:p>
          </table:table-cell>
          <table:table-cell table:formula="of:=CONCATENATE(&quot;            &quot;;[.A126];[.B126];&quot; &quot;;[.C126])" office:value-type="string" office:string-value="            1000: 2.12676479325587E+037" calcext:value-type="string">
            <text:p><text:s text:c="12"/>1000: 2.12676479325587E+037</text:p>
          </table:table-cell>
        </table:table-row>
        <table:table-row table:style-name="ro1">
          <table:table-cell table:formula="of:=[.A126]+8" office:value-type="float" office:value="1008" calcext:value-type="float">
            <text:p>1008</text:p>
          </table:table-cell>
          <table:table-cell office:value-type="string" calcext:value-type="string">
            <text:p>:</text:p>
          </table:table-cell>
          <table:table-cell table:formula="of:=2*[.C126]" office:value-type="float" office:value="4.25352958651173E+037" calcext:value-type="float">
            <text:p>4.25352958651173E+037</text:p>
          </table:table-cell>
          <table:table-cell table:formula="of:=CONCATENATE(&quot;            &quot;;[.A127];[.B127];&quot; &quot;;[.C127])" office:value-type="string" office:string-value="            1008: 4.25352958651173E+037" calcext:value-type="string">
            <text:p><text:s text:c="12"/>1008: 4.25352958651173E+037</text:p>
          </table:table-cell>
        </table:table-row>
        <table:table-row table:style-name="ro1">
          <table:table-cell table:formula="of:=[.A127]+8" office:value-type="float" office:value="1016" calcext:value-type="float">
            <text:p>1016</text:p>
          </table:table-cell>
          <table:table-cell office:value-type="string" calcext:value-type="string">
            <text:p>:</text:p>
          </table:table-cell>
          <table:table-cell table:formula="of:=2*[.C127]" office:value-type="float" office:value="8.50705917302346E+037" calcext:value-type="float">
            <text:p>8.50705917302346E+037</text:p>
          </table:table-cell>
          <table:table-cell table:formula="of:=CONCATENATE(&quot;            &quot;;[.A128];[.B128];&quot; &quot;;[.C128])" office:value-type="string" office:string-value="            1016: 8.50705917302346E+037" calcext:value-type="string">
            <text:p><text:s text:c="12"/>1016: 8.50705917302346E+037</text:p>
          </table:table-cell>
        </table:table-row>
        <table:table-row table:style-name="ro1">
          <table:table-cell table:formula="of:=[.A128]+8" office:value-type="float" office:value="1024" calcext:value-type="float">
            <text:p>1024</text:p>
          </table:table-cell>
          <table:table-cell office:value-type="string" calcext:value-type="string">
            <text:p>:</text:p>
          </table:table-cell>
          <table:table-cell table:formula="of:=2*[.C128]" office:value-type="float" office:value="1.70141183460469E+038" calcext:value-type="float">
            <text:p>1.70141183460469E+038</text:p>
          </table:table-cell>
          <table:table-cell table:formula="of:=CONCATENATE(&quot;            &quot;;[.A129];[.B129];&quot; &quot;;[.C129])" office:value-type="string" office:string-value="            1024: 1.70141183460469E+038" calcext:value-type="string">
            <text:p><text:s text:c="12"/>1024: 1.70141183460469E+038</text:p>
          </table:table-cell>
        </table:table-row>
        <table:table-row table:style-name="ro1">
          <table:table-cell table:formula="of:=[.A129]+8" office:value-type="float" office:value="1032" calcext:value-type="float">
            <text:p>1032</text:p>
          </table:table-cell>
          <table:table-cell office:value-type="string" calcext:value-type="string">
            <text:p>:</text:p>
          </table:table-cell>
          <table:table-cell table:formula="of:=2*[.C129]" office:value-type="float" office:value="3.40282366920938E+038" calcext:value-type="float">
            <text:p>3.40282366920938E+038</text:p>
          </table:table-cell>
          <table:table-cell table:formula="of:=CONCATENATE(&quot;            &quot;;[.A130];[.B130];&quot; &quot;;[.C130])" office:value-type="string" office:string-value="            1032: 3.40282366920938E+038" calcext:value-type="string">
            <text:p><text:s text:c="12"/>1032: 3.40282366920938E+038</text:p>
          </table:table-cell>
        </table:table-row>
        <table:table-row table:style-name="ro1">
          <table:table-cell table:formula="of:=[.A130]+8" office:value-type="float" office:value="1040" calcext:value-type="float">
            <text:p>1040</text:p>
          </table:table-cell>
          <table:table-cell office:value-type="string" calcext:value-type="string">
            <text:p>:</text:p>
          </table:table-cell>
          <table:table-cell table:formula="of:=2*[.C130]" office:value-type="float" office:value="6.80564733841877E+038" calcext:value-type="float">
            <text:p>6.80564733841877E+038</text:p>
          </table:table-cell>
          <table:table-cell table:formula="of:=CONCATENATE(&quot;            &quot;;[.A131];[.B131];&quot; &quot;;[.C131])" office:value-type="string" office:string-value="            1040: 6.80564733841877E+038" calcext:value-type="string">
            <text:p><text:s text:c="12"/>1040: 6.80564733841877E+038</text:p>
          </table:table-cell>
        </table:table-row>
        <table:table-row table:style-name="ro1">
          <table:table-cell table:formula="of:=[.A131]+8" office:value-type="float" office:value="1048" calcext:value-type="float">
            <text:p>1048</text:p>
          </table:table-cell>
          <table:table-cell office:value-type="string" calcext:value-type="string">
            <text:p>:</text:p>
          </table:table-cell>
          <table:table-cell table:formula="of:=2*[.C131]" office:value-type="float" office:value="1.36112946768375E+039" calcext:value-type="float">
            <text:p>1.36112946768375E+039</text:p>
          </table:table-cell>
          <table:table-cell table:formula="of:=CONCATENATE(&quot;            &quot;;[.A132];[.B132];&quot; &quot;;[.C132])" office:value-type="string" office:string-value="            1048: 1.36112946768375E+039" calcext:value-type="string">
            <text:p><text:s text:c="12"/>1048: 1.36112946768375E+039</text:p>
          </table:table-cell>
        </table:table-row>
        <table:table-row table:style-name="ro1">
          <table:table-cell table:formula="of:=[.A132]+8" office:value-type="float" office:value="1056" calcext:value-type="float">
            <text:p>1056</text:p>
          </table:table-cell>
          <table:table-cell office:value-type="string" calcext:value-type="string">
            <text:p>:</text:p>
          </table:table-cell>
          <table:table-cell table:formula="of:=2*[.C132]" office:value-type="float" office:value="2.72225893536751E+039" calcext:value-type="float">
            <text:p>2.72225893536751E+039</text:p>
          </table:table-cell>
          <table:table-cell table:formula="of:=CONCATENATE(&quot;            &quot;;[.A133];[.B133];&quot; &quot;;[.C133])" office:value-type="string" office:string-value="            1056: 2.72225893536751E+039" calcext:value-type="string">
            <text:p><text:s text:c="12"/>1056: 2.72225893536751E+039</text:p>
          </table:table-cell>
        </table:table-row>
        <table:table-row table:style-name="ro1">
          <table:table-cell table:formula="of:=[.A133]+8" office:value-type="float" office:value="1064" calcext:value-type="float">
            <text:p>1064</text:p>
          </table:table-cell>
          <table:table-cell office:value-type="string" calcext:value-type="string">
            <text:p>:</text:p>
          </table:table-cell>
          <table:table-cell table:formula="of:=2*[.C133]" office:value-type="float" office:value="5.44451787073502E+039" calcext:value-type="float">
            <text:p>5.44451787073502E+039</text:p>
          </table:table-cell>
          <table:table-cell table:formula="of:=CONCATENATE(&quot;            &quot;;[.A134];[.B134];&quot; &quot;;[.C134])" office:value-type="string" office:string-value="            1064: 5.44451787073502E+039" calcext:value-type="string">
            <text:p><text:s text:c="12"/>1064: 5.44451787073502E+039</text:p>
          </table:table-cell>
        </table:table-row>
        <table:table-row table:style-name="ro1">
          <table:table-cell table:formula="of:=[.A134]+8" office:value-type="float" office:value="1072" calcext:value-type="float">
            <text:p>1072</text:p>
          </table:table-cell>
          <table:table-cell office:value-type="string" calcext:value-type="string">
            <text:p>:</text:p>
          </table:table-cell>
          <table:table-cell table:formula="of:=2*[.C134]" office:value-type="float" office:value="1.088903574147E+040" calcext:value-type="float">
            <text:p>1.088903574147E+040</text:p>
          </table:table-cell>
          <table:table-cell table:formula="of:=CONCATENATE(&quot;            &quot;;[.A135];[.B135];&quot; &quot;;[.C135])" office:value-type="string" office:string-value="            1072: 1.088903574147E+040" calcext:value-type="string">
            <text:p><text:s text:c="12"/>1072: 1.088903574147E+040</text:p>
          </table:table-cell>
        </table:table-row>
        <table:table-row table:style-name="ro1">
          <table:table-cell table:formula="of:=[.A135]+8" office:value-type="float" office:value="1080" calcext:value-type="float">
            <text:p>1080</text:p>
          </table:table-cell>
          <table:table-cell office:value-type="string" calcext:value-type="string">
            <text:p>:</text:p>
          </table:table-cell>
          <table:table-cell table:formula="of:=2*[.C135]" office:value-type="float" office:value="2.17780714829401E+040" calcext:value-type="float">
            <text:p>2.17780714829401E+040</text:p>
          </table:table-cell>
          <table:table-cell table:formula="of:=CONCATENATE(&quot;            &quot;;[.A136];[.B136];&quot; &quot;;[.C136])" office:value-type="string" office:string-value="            1080: 2.17780714829401E+040" calcext:value-type="string">
            <text:p><text:s text:c="12"/>1080: 2.17780714829401E+040</text:p>
          </table:table-cell>
        </table:table-row>
        <table:table-row table:style-name="ro1">
          <table:table-cell table:formula="of:=[.A136]+8" office:value-type="float" office:value="1088" calcext:value-type="float">
            <text:p>1088</text:p>
          </table:table-cell>
          <table:table-cell office:value-type="string" calcext:value-type="string">
            <text:p>:</text:p>
          </table:table-cell>
          <table:table-cell table:formula="of:=2*[.C136]" office:value-type="float" office:value="4.35561429658801E+040" calcext:value-type="float">
            <text:p>4.35561429658801E+040</text:p>
          </table:table-cell>
          <table:table-cell table:formula="of:=CONCATENATE(&quot;            &quot;;[.A137];[.B137];&quot; &quot;;[.C137])" office:value-type="string" office:string-value="            1088: 4.35561429658801E+040" calcext:value-type="string">
            <text:p><text:s text:c="12"/>1088: 4.35561429658801E+040</text:p>
          </table:table-cell>
        </table:table-row>
        <table:table-row table:style-name="ro1">
          <table:table-cell table:formula="of:=[.A137]+8" office:value-type="float" office:value="1096" calcext:value-type="float">
            <text:p>1096</text:p>
          </table:table-cell>
          <table:table-cell office:value-type="string" calcext:value-type="string">
            <text:p>:</text:p>
          </table:table-cell>
          <table:table-cell table:formula="of:=2*[.C137]" office:value-type="float" office:value="8.71122859317602E+040" calcext:value-type="float">
            <text:p>8.71122859317602E+040</text:p>
          </table:table-cell>
          <table:table-cell table:formula="of:=CONCATENATE(&quot;            &quot;;[.A138];[.B138];&quot; &quot;;[.C138])" office:value-type="string" office:string-value="            1096: 8.71122859317602E+040" calcext:value-type="string">
            <text:p><text:s text:c="12"/>1096: 8.71122859317602E+040</text:p>
          </table:table-cell>
        </table:table-row>
        <table:table-row table:style-name="ro1">
          <table:table-cell table:formula="of:=[.A138]+8" office:value-type="float" office:value="1104" calcext:value-type="float">
            <text:p>1104</text:p>
          </table:table-cell>
          <table:table-cell office:value-type="string" calcext:value-type="string">
            <text:p>:</text:p>
          </table:table-cell>
          <table:table-cell table:formula="of:=2*[.C138]" office:value-type="float" office:value="1.74224571863521E+041" calcext:value-type="float">
            <text:p>1.74224571863521E+041</text:p>
          </table:table-cell>
          <table:table-cell table:formula="of:=CONCATENATE(&quot;            &quot;;[.A139];[.B139];&quot; &quot;;[.C139])" office:value-type="string" office:string-value="            1104: 1.74224571863521E+041" calcext:value-type="string">
            <text:p><text:s text:c="12"/>1104: 1.74224571863521E+041</text:p>
          </table:table-cell>
        </table:table-row>
        <table:table-row table:style-name="ro1">
          <table:table-cell table:formula="of:=[.A139]+8" office:value-type="float" office:value="1112" calcext:value-type="float">
            <text:p>1112</text:p>
          </table:table-cell>
          <table:table-cell office:value-type="string" calcext:value-type="string">
            <text:p>:</text:p>
          </table:table-cell>
          <table:table-cell table:formula="of:=2*[.C139]" office:value-type="float" office:value="3.48449143727041E+041" calcext:value-type="float">
            <text:p>3.48449143727041E+041</text:p>
          </table:table-cell>
          <table:table-cell table:formula="of:=CONCATENATE(&quot;            &quot;;[.A140];[.B140];&quot; &quot;;[.C140])" office:value-type="string" office:string-value="            1112: 3.48449143727041E+041" calcext:value-type="string">
            <text:p><text:s text:c="12"/>1112: 3.48449143727041E+041</text:p>
          </table:table-cell>
        </table:table-row>
        <table:table-row table:style-name="ro1">
          <table:table-cell table:formula="of:=[.A140]+8" office:value-type="float" office:value="1120" calcext:value-type="float">
            <text:p>1120</text:p>
          </table:table-cell>
          <table:table-cell office:value-type="string" calcext:value-type="string">
            <text:p>:</text:p>
          </table:table-cell>
          <table:table-cell table:formula="of:=2*[.C140]" office:value-type="float" office:value="6.96898287454082E+041" calcext:value-type="float">
            <text:p>6.96898287454082E+041</text:p>
          </table:table-cell>
          <table:table-cell table:formula="of:=CONCATENATE(&quot;            &quot;;[.A141];[.B141];&quot; &quot;;[.C141])" office:value-type="string" office:string-value="            1120: 6.96898287454082E+041" calcext:value-type="string">
            <text:p><text:s text:c="12"/>1120: 6.96898287454082E+041</text:p>
          </table:table-cell>
        </table:table-row>
        <table:table-row table:style-name="ro1">
          <table:table-cell table:formula="of:=[.A141]+8" office:value-type="float" office:value="1128" calcext:value-type="float">
            <text:p>1128</text:p>
          </table:table-cell>
          <table:table-cell office:value-type="string" calcext:value-type="string">
            <text:p>:</text:p>
          </table:table-cell>
          <table:table-cell table:formula="of:=2*[.C141]" office:value-type="float" office:value="1.39379657490816E+042" calcext:value-type="float">
            <text:p>1.39379657490816E+042</text:p>
          </table:table-cell>
          <table:table-cell table:formula="of:=CONCATENATE(&quot;            &quot;;[.A142];[.B142];&quot; &quot;;[.C142])" office:value-type="string" office:string-value="            1128: 1.39379657490816E+042" calcext:value-type="string">
            <text:p><text:s text:c="12"/>1128: 1.39379657490816E+042</text:p>
          </table:table-cell>
        </table:table-row>
        <table:table-row table:style-name="ro1">
          <table:table-cell table:formula="of:=[.A142]+8" office:value-type="float" office:value="1136" calcext:value-type="float">
            <text:p>1136</text:p>
          </table:table-cell>
          <table:table-cell office:value-type="string" calcext:value-type="string">
            <text:p>:</text:p>
          </table:table-cell>
          <table:table-cell table:formula="of:=2*[.C142]" office:value-type="float" office:value="2.78759314981633E+042" calcext:value-type="float">
            <text:p>2.78759314981633E+042</text:p>
          </table:table-cell>
          <table:table-cell table:formula="of:=CONCATENATE(&quot;            &quot;;[.A143];[.B143];&quot; &quot;;[.C143])" office:value-type="string" office:string-value="            1136: 2.78759314981633E+042" calcext:value-type="string">
            <text:p><text:s text:c="12"/>1136: 2.78759314981633E+042</text:p>
          </table:table-cell>
        </table:table-row>
        <table:table-row table:style-name="ro1">
          <table:table-cell table:formula="of:=[.A143]+8" office:value-type="float" office:value="1144" calcext:value-type="float">
            <text:p>1144</text:p>
          </table:table-cell>
          <table:table-cell office:value-type="string" calcext:value-type="string">
            <text:p>:</text:p>
          </table:table-cell>
          <table:table-cell table:formula="of:=2*[.C143]" office:value-type="float" office:value="5.57518629963266E+042" calcext:value-type="float">
            <text:p>5.57518629963266E+042</text:p>
          </table:table-cell>
          <table:table-cell table:formula="of:=CONCATENATE(&quot;            &quot;;[.A144];[.B144];&quot; &quot;;[.C144])" office:value-type="string" office:string-value="            1144: 5.57518629963266E+042" calcext:value-type="string">
            <text:p><text:s text:c="12"/>1144: 5.57518629963266E+042</text:p>
          </table:table-cell>
        </table:table-row>
        <table:table-row table:style-name="ro1">
          <table:table-cell table:formula="of:=[.A144]+8" office:value-type="float" office:value="1152" calcext:value-type="float">
            <text:p>1152</text:p>
          </table:table-cell>
          <table:table-cell office:value-type="string" calcext:value-type="string">
            <text:p>:</text:p>
          </table:table-cell>
          <table:table-cell table:formula="of:=2*[.C144]" office:value-type="float" office:value="1.11503725992653E+043" calcext:value-type="float">
            <text:p>1.11503725992653E+043</text:p>
          </table:table-cell>
          <table:table-cell table:formula="of:=CONCATENATE(&quot;            &quot;;[.A145];[.B145];&quot; &quot;;[.C145])" office:value-type="string" office:string-value="            1152: 1.11503725992653E+043" calcext:value-type="string">
            <text:p><text:s text:c="12"/>1152: 1.11503725992653E+043</text:p>
          </table:table-cell>
        </table:table-row>
        <table:table-row table:style-name="ro1">
          <table:table-cell table:formula="of:=[.A145]+8" office:value-type="float" office:value="1160" calcext:value-type="float">
            <text:p>1160</text:p>
          </table:table-cell>
          <table:table-cell office:value-type="string" calcext:value-type="string">
            <text:p>:</text:p>
          </table:table-cell>
          <table:table-cell table:formula="of:=2*[.C145]" office:value-type="float" office:value="2.23007451985306E+043" calcext:value-type="float">
            <text:p>2.23007451985306E+043</text:p>
          </table:table-cell>
          <table:table-cell table:formula="of:=CONCATENATE(&quot;            &quot;;[.A146];[.B146];&quot; &quot;;[.C146])" office:value-type="string" office:string-value="            1160: 2.23007451985306E+043" calcext:value-type="string">
            <text:p><text:s text:c="12"/>1160: 2.23007451985306E+043</text:p>
          </table:table-cell>
        </table:table-row>
        <table:table-row table:style-name="ro1">
          <table:table-cell table:formula="of:=[.A146]+8" office:value-type="float" office:value="1168" calcext:value-type="float">
            <text:p>1168</text:p>
          </table:table-cell>
          <table:table-cell office:value-type="string" calcext:value-type="string">
            <text:p>:</text:p>
          </table:table-cell>
          <table:table-cell table:formula="of:=2*[.C146]" office:value-type="float" office:value="4.46014903970613E+043" calcext:value-type="float">
            <text:p>4.46014903970613E+043</text:p>
          </table:table-cell>
          <table:table-cell table:formula="of:=CONCATENATE(&quot;            &quot;;[.A147];[.B147];&quot; &quot;;[.C147])" office:value-type="string" office:string-value="            1168: 4.46014903970613E+043" calcext:value-type="string">
            <text:p><text:s text:c="12"/>1168: 4.46014903970613E+043</text:p>
          </table:table-cell>
        </table:table-row>
        <table:table-row table:style-name="ro1">
          <table:table-cell table:formula="of:=[.A147]+8" office:value-type="float" office:value="1176" calcext:value-type="float">
            <text:p>1176</text:p>
          </table:table-cell>
          <table:table-cell office:value-type="string" calcext:value-type="string">
            <text:p>:</text:p>
          </table:table-cell>
          <table:table-cell table:formula="of:=2*[.C147]" office:value-type="float" office:value="8.92029807941225E+043" calcext:value-type="float">
            <text:p>8.92029807941225E+043</text:p>
          </table:table-cell>
          <table:table-cell table:formula="of:=CONCATENATE(&quot;            &quot;;[.A148];[.B148];&quot; &quot;;[.C148])" office:value-type="string" office:string-value="            1176: 8.92029807941225E+043" calcext:value-type="string">
            <text:p><text:s text:c="12"/>1176: 8.92029807941225E+043</text:p>
          </table:table-cell>
        </table:table-row>
        <table:table-row table:style-name="ro1">
          <table:table-cell table:formula="of:=[.A148]+8" office:value-type="float" office:value="1184" calcext:value-type="float">
            <text:p>1184</text:p>
          </table:table-cell>
          <table:table-cell office:value-type="string" calcext:value-type="string">
            <text:p>:</text:p>
          </table:table-cell>
          <table:table-cell table:formula="of:=2*[.C148]" office:value-type="float" office:value="1.78405961588245E+044" calcext:value-type="float">
            <text:p>1.78405961588245E+044</text:p>
          </table:table-cell>
          <table:table-cell table:formula="of:=CONCATENATE(&quot;            &quot;;[.A149];[.B149];&quot; &quot;;[.C149])" office:value-type="string" office:string-value="            1184: 1.78405961588245E+044" calcext:value-type="string">
            <text:p><text:s text:c="12"/>1184: 1.78405961588245E+044</text:p>
          </table:table-cell>
        </table:table-row>
        <table:table-row table:style-name="ro1">
          <table:table-cell table:formula="of:=[.A149]+8" office:value-type="float" office:value="1192" calcext:value-type="float">
            <text:p>1192</text:p>
          </table:table-cell>
          <table:table-cell office:value-type="string" calcext:value-type="string">
            <text:p>:</text:p>
          </table:table-cell>
          <table:table-cell table:formula="of:=2*[.C149]" office:value-type="float" office:value="3.5681192317649E+044" calcext:value-type="float">
            <text:p>3.5681192317649E+044</text:p>
          </table:table-cell>
          <table:table-cell table:formula="of:=CONCATENATE(&quot;            &quot;;[.A150];[.B150];&quot; &quot;;[.C150])" office:value-type="string" office:string-value="            1192: 3.5681192317649E+044" calcext:value-type="string">
            <text:p><text:s text:c="12"/>1192: 3.5681192317649E+044</text:p>
          </table:table-cell>
        </table:table-row>
        <table:table-row table:style-name="ro1">
          <table:table-cell table:formula="of:=[.A150]+8" office:value-type="float" office:value="1200" calcext:value-type="float">
            <text:p>1200</text:p>
          </table:table-cell>
          <table:table-cell office:value-type="string" calcext:value-type="string">
            <text:p>:</text:p>
          </table:table-cell>
          <table:table-cell table:formula="of:=2*[.C150]" office:value-type="float" office:value="7.1362384635298E+044" calcext:value-type="float">
            <text:p>7.1362384635298E+044</text:p>
          </table:table-cell>
          <table:table-cell table:formula="of:=CONCATENATE(&quot;            &quot;;[.A151];[.B151];&quot; &quot;;[.C151])" office:value-type="string" office:string-value="            1200: 7.1362384635298E+044" calcext:value-type="string">
            <text:p><text:s text:c="12"/>1200: 7.1362384635298E+044</text:p>
          </table:table-cell>
        </table:table-row>
        <table:table-row table:style-name="ro1">
          <table:table-cell table:formula="of:=[.A151]+8" office:value-type="float" office:value="1208" calcext:value-type="float">
            <text:p>1208</text:p>
          </table:table-cell>
          <table:table-cell office:value-type="string" calcext:value-type="string">
            <text:p>:</text:p>
          </table:table-cell>
          <table:table-cell table:formula="of:=2*[.C151]" office:value-type="float" office:value="1.42724769270596E+045" calcext:value-type="float">
            <text:p>1.42724769270596E+045</text:p>
          </table:table-cell>
          <table:table-cell table:formula="of:=CONCATENATE(&quot;            &quot;;[.A152];[.B152];&quot; &quot;;[.C152])" office:value-type="string" office:string-value="            1208: 1.42724769270596E+045" calcext:value-type="string">
            <text:p><text:s text:c="12"/>1208: 1.42724769270596E+045</text:p>
          </table:table-cell>
        </table:table-row>
        <table:table-row table:style-name="ro1">
          <table:table-cell table:formula="of:=[.A152]+8" office:value-type="float" office:value="1216" calcext:value-type="float">
            <text:p>1216</text:p>
          </table:table-cell>
          <table:table-cell office:value-type="string" calcext:value-type="string">
            <text:p>:</text:p>
          </table:table-cell>
          <table:table-cell table:formula="of:=2*[.C152]" office:value-type="float" office:value="2.85449538541192E+045" calcext:value-type="float">
            <text:p>2.85449538541192E+045</text:p>
          </table:table-cell>
          <table:table-cell table:formula="of:=CONCATENATE(&quot;            &quot;;[.A153];[.B153];&quot; &quot;;[.C153])" office:value-type="string" office:string-value="            1216: 2.85449538541192E+045" calcext:value-type="string">
            <text:p><text:s text:c="12"/>1216: 2.85449538541192E+045</text:p>
          </table:table-cell>
        </table:table-row>
        <table:table-row table:style-name="ro1">
          <table:table-cell table:formula="of:=[.A153]+8" office:value-type="float" office:value="1224" calcext:value-type="float">
            <text:p>1224</text:p>
          </table:table-cell>
          <table:table-cell office:value-type="string" calcext:value-type="string">
            <text:p>:</text:p>
          </table:table-cell>
          <table:table-cell table:formula="of:=2*[.C153]" office:value-type="float" office:value="5.70899077082384E+045" calcext:value-type="float">
            <text:p>5.70899077082384E+045</text:p>
          </table:table-cell>
          <table:table-cell table:formula="of:=CONCATENATE(&quot;            &quot;;[.A154];[.B154];&quot; &quot;;[.C154])" office:value-type="string" office:string-value="            1224: 5.70899077082384E+045" calcext:value-type="string">
            <text:p><text:s text:c="12"/>1224: 5.70899077082384E+045</text:p>
          </table:table-cell>
        </table:table-row>
        <table:table-row table:style-name="ro1">
          <table:table-cell table:formula="of:=[.A154]+8" office:value-type="float" office:value="1232" calcext:value-type="float">
            <text:p>1232</text:p>
          </table:table-cell>
          <table:table-cell office:value-type="string" calcext:value-type="string">
            <text:p>:</text:p>
          </table:table-cell>
          <table:table-cell table:formula="of:=2*[.C154]" office:value-type="float" office:value="1.14179815416477E+046" calcext:value-type="float">
            <text:p>1.14179815416477E+046</text:p>
          </table:table-cell>
          <table:table-cell table:formula="of:=CONCATENATE(&quot;            &quot;;[.A155];[.B155];&quot; &quot;;[.C155])" office:value-type="string" office:string-value="            1232: 1.14179815416477E+046" calcext:value-type="string">
            <text:p><text:s text:c="12"/>1232: 1.14179815416477E+046</text:p>
          </table:table-cell>
        </table:table-row>
        <table:table-row table:style-name="ro1">
          <table:table-cell table:formula="of:=[.A155]+8" office:value-type="float" office:value="1240" calcext:value-type="float">
            <text:p>1240</text:p>
          </table:table-cell>
          <table:table-cell office:value-type="string" calcext:value-type="string">
            <text:p>:</text:p>
          </table:table-cell>
          <table:table-cell table:formula="of:=2*[.C155]" office:value-type="float" office:value="2.28359630832954E+046" calcext:value-type="float">
            <text:p>2.28359630832954E+046</text:p>
          </table:table-cell>
          <table:table-cell table:formula="of:=CONCATENATE(&quot;            &quot;;[.A156];[.B156];&quot; &quot;;[.C156])" office:value-type="string" office:string-value="            1240: 2.28359630832954E+046" calcext:value-type="string">
            <text:p><text:s text:c="12"/>1240: 2.28359630832954E+046</text:p>
          </table:table-cell>
        </table:table-row>
        <table:table-row table:style-name="ro1">
          <table:table-cell table:formula="of:=[.A156]+8" office:value-type="float" office:value="1248" calcext:value-type="float">
            <text:p>1248</text:p>
          </table:table-cell>
          <table:table-cell office:value-type="string" calcext:value-type="string">
            <text:p>:</text:p>
          </table:table-cell>
          <table:table-cell table:formula="of:=2*[.C156]" office:value-type="float" office:value="4.56719261665907E+046" calcext:value-type="float">
            <text:p>4.56719261665907E+046</text:p>
          </table:table-cell>
          <table:table-cell table:formula="of:=CONCATENATE(&quot;            &quot;;[.A157];[.B157];&quot; &quot;;[.C157])" office:value-type="string" office:string-value="            1248: 4.56719261665907E+046" calcext:value-type="string">
            <text:p><text:s text:c="12"/>1248: 4.56719261665907E+046</text:p>
          </table:table-cell>
        </table:table-row>
        <table:table-row table:style-name="ro1">
          <table:table-cell table:formula="of:=[.A157]+8" office:value-type="float" office:value="1256" calcext:value-type="float">
            <text:p>1256</text:p>
          </table:table-cell>
          <table:table-cell office:value-type="string" calcext:value-type="string">
            <text:p>:</text:p>
          </table:table-cell>
          <table:table-cell table:formula="of:=2*[.C157]" office:value-type="float" office:value="9.13438523331814E+046" calcext:value-type="float">
            <text:p>9.13438523331814E+046</text:p>
          </table:table-cell>
          <table:table-cell table:formula="of:=CONCATENATE(&quot;            &quot;;[.A158];[.B158];&quot; &quot;;[.C158])" office:value-type="string" office:string-value="            1256: 9.13438523331814E+046" calcext:value-type="string">
            <text:p><text:s text:c="12"/>1256: 9.13438523331814E+046</text:p>
          </table:table-cell>
        </table:table-row>
        <table:table-row table:style-name="ro1">
          <table:table-cell table:formula="of:=[.A158]+8" office:value-type="float" office:value="1264" calcext:value-type="float">
            <text:p>1264</text:p>
          </table:table-cell>
          <table:table-cell office:value-type="string" calcext:value-type="string">
            <text:p>:</text:p>
          </table:table-cell>
          <table:table-cell table:formula="of:=2*[.C158]" office:value-type="float" office:value="1.82687704666363E+047" calcext:value-type="float">
            <text:p>1.82687704666363E+047</text:p>
          </table:table-cell>
          <table:table-cell table:formula="of:=CONCATENATE(&quot;            &quot;;[.A159];[.B159];&quot; &quot;;[.C159])" office:value-type="string" office:string-value="            1264: 1.82687704666363E+047" calcext:value-type="string">
            <text:p><text:s text:c="12"/>1264: 1.82687704666363E+047</text:p>
          </table:table-cell>
        </table:table-row>
        <table:table-row table:style-name="ro1">
          <table:table-cell table:formula="of:=[.A159]+8" office:value-type="float" office:value="1272" calcext:value-type="float">
            <text:p>1272</text:p>
          </table:table-cell>
          <table:table-cell office:value-type="string" calcext:value-type="string">
            <text:p>:</text:p>
          </table:table-cell>
          <table:table-cell table:formula="of:=2*[.C159]" office:value-type="float" office:value="3.65375409332726E+047" calcext:value-type="float">
            <text:p>3.65375409332726E+047</text:p>
          </table:table-cell>
          <table:table-cell table:formula="of:=CONCATENATE(&quot;            &quot;;[.A160];[.B160];&quot; &quot;;[.C160])" office:value-type="string" office:string-value="            1272: 3.65375409332726E+047" calcext:value-type="string">
            <text:p><text:s text:c="12"/>1272: 3.65375409332726E+047</text:p>
          </table:table-cell>
        </table:table-row>
        <table:table-row table:style-name="ro1">
          <table:table-cell table:formula="of:=[.A160]+8" office:value-type="float" office:value="1280" calcext:value-type="float">
            <text:p>1280</text:p>
          </table:table-cell>
          <table:table-cell office:value-type="string" calcext:value-type="string">
            <text:p>:</text:p>
          </table:table-cell>
          <table:table-cell table:formula="of:=2*[.C160]" office:value-type="float" office:value="7.30750818665451E+047" calcext:value-type="float">
            <text:p>7.30750818665451E+047</text:p>
          </table:table-cell>
          <table:table-cell table:formula="of:=CONCATENATE(&quot;            &quot;;[.A161];[.B161];&quot; &quot;;[.C161])" office:value-type="string" office:string-value="            1280: 7.30750818665451E+047" calcext:value-type="string">
            <text:p><text:s text:c="12"/>1280: 7.30750818665451E+047</text:p>
          </table:table-cell>
        </table:table-row>
        <table:table-row table:style-name="ro1">
          <table:table-cell table:formula="of:=[.A161]+8" office:value-type="float" office:value="1288" calcext:value-type="float">
            <text:p>1288</text:p>
          </table:table-cell>
          <table:table-cell office:value-type="string" calcext:value-type="string">
            <text:p>:</text:p>
          </table:table-cell>
          <table:table-cell table:formula="of:=2*[.C161]" office:value-type="float" office:value="1.4615016373309E+048" calcext:value-type="float">
            <text:p>1.4615016373309E+048</text:p>
          </table:table-cell>
          <table:table-cell table:formula="of:=CONCATENATE(&quot;            &quot;;[.A162];[.B162];&quot; &quot;;[.C162])" office:value-type="string" office:string-value="            1288: 1.4615016373309E+048" calcext:value-type="string">
            <text:p><text:s text:c="12"/>1288: 1.4615016373309E+048</text:p>
          </table:table-cell>
        </table:table-row>
        <table:table-row table:style-name="ro1">
          <table:table-cell table:formula="of:=[.A162]+8" office:value-type="float" office:value="1296" calcext:value-type="float">
            <text:p>1296</text:p>
          </table:table-cell>
          <table:table-cell office:value-type="string" calcext:value-type="string">
            <text:p>:</text:p>
          </table:table-cell>
          <table:table-cell table:formula="of:=2*[.C162]" office:value-type="float" office:value="2.92300327466181E+048" calcext:value-type="float">
            <text:p>2.92300327466181E+048</text:p>
          </table:table-cell>
          <table:table-cell table:formula="of:=CONCATENATE(&quot;            &quot;;[.A163];[.B163];&quot; &quot;;[.C163])" office:value-type="string" office:string-value="            1296: 2.92300327466181E+048" calcext:value-type="string">
            <text:p><text:s text:c="12"/>1296: 2.92300327466181E+048</text:p>
          </table:table-cell>
        </table:table-row>
        <table:table-row table:style-name="ro1">
          <table:table-cell table:formula="of:=[.A163]+8" office:value-type="float" office:value="1304" calcext:value-type="float">
            <text:p>1304</text:p>
          </table:table-cell>
          <table:table-cell office:value-type="string" calcext:value-type="string">
            <text:p>:</text:p>
          </table:table-cell>
          <table:table-cell table:formula="of:=2*[.C163]" office:value-type="float" office:value="5.84600654932361E+048" calcext:value-type="float">
            <text:p>5.84600654932361E+048</text:p>
          </table:table-cell>
          <table:table-cell table:formula="of:=CONCATENATE(&quot;            &quot;;[.A164];[.B164];&quot; &quot;;[.C164])" office:value-type="string" office:string-value="            1304: 5.84600654932361E+048" calcext:value-type="string">
            <text:p><text:s text:c="12"/>1304: 5.84600654932361E+048</text:p>
          </table:table-cell>
        </table:table-row>
        <table:table-row table:style-name="ro1">
          <table:table-cell table:formula="of:=[.A164]+8" office:value-type="float" office:value="1312" calcext:value-type="float">
            <text:p>1312</text:p>
          </table:table-cell>
          <table:table-cell office:value-type="string" calcext:value-type="string">
            <text:p>:</text:p>
          </table:table-cell>
          <table:table-cell table:formula="of:=2*[.C164]" office:value-type="float" office:value="1.16920130986472E+049" calcext:value-type="float">
            <text:p>1.16920130986472E+049</text:p>
          </table:table-cell>
          <table:table-cell table:formula="of:=CONCATENATE(&quot;            &quot;;[.A165];[.B165];&quot; &quot;;[.C165])" office:value-type="string" office:string-value="            1312: 1.16920130986472E+049" calcext:value-type="string">
            <text:p><text:s text:c="12"/>1312: 1.16920130986472E+049</text:p>
          </table:table-cell>
        </table:table-row>
        <table:table-row table:style-name="ro1">
          <table:table-cell table:formula="of:=[.A165]+8" office:value-type="float" office:value="1320" calcext:value-type="float">
            <text:p>1320</text:p>
          </table:table-cell>
          <table:table-cell office:value-type="string" calcext:value-type="string">
            <text:p>:</text:p>
          </table:table-cell>
          <table:table-cell table:formula="of:=2*[.C165]" office:value-type="float" office:value="2.33840261972944E+049" calcext:value-type="float">
            <text:p>2.33840261972944E+049</text:p>
          </table:table-cell>
          <table:table-cell table:formula="of:=CONCATENATE(&quot;            &quot;;[.A166];[.B166];&quot; &quot;;[.C166])" office:value-type="string" office:string-value="            1320: 2.33840261972944E+049" calcext:value-type="string">
            <text:p><text:s text:c="12"/>1320: 2.33840261972944E+049</text:p>
          </table:table-cell>
        </table:table-row>
        <table:table-row table:style-name="ro1">
          <table:table-cell table:formula="of:=[.A166]+8" office:value-type="float" office:value="1328" calcext:value-type="float">
            <text:p>1328</text:p>
          </table:table-cell>
          <table:table-cell office:value-type="string" calcext:value-type="string">
            <text:p>:</text:p>
          </table:table-cell>
          <table:table-cell table:formula="of:=2*[.C166]" office:value-type="float" office:value="4.67680523945889E+049" calcext:value-type="float">
            <text:p>4.67680523945889E+049</text:p>
          </table:table-cell>
          <table:table-cell table:formula="of:=CONCATENATE(&quot;            &quot;;[.A167];[.B167];&quot; &quot;;[.C167])" office:value-type="string" office:string-value="            1328: 4.67680523945889E+049" calcext:value-type="string">
            <text:p><text:s text:c="12"/>1328: 4.67680523945889E+049</text:p>
          </table:table-cell>
        </table:table-row>
        <table:table-row table:style-name="ro1">
          <table:table-cell table:formula="of:=[.A167]+8" office:value-type="float" office:value="1336" calcext:value-type="float">
            <text:p>1336</text:p>
          </table:table-cell>
          <table:table-cell office:value-type="string" calcext:value-type="string">
            <text:p>:</text:p>
          </table:table-cell>
          <table:table-cell table:formula="of:=2*[.C167]" office:value-type="float" office:value="9.35361047891778E+049" calcext:value-type="float">
            <text:p>9.35361047891778E+049</text:p>
          </table:table-cell>
          <table:table-cell table:formula="of:=CONCATENATE(&quot;            &quot;;[.A168];[.B168];&quot; &quot;;[.C168])" office:value-type="string" office:string-value="            1336: 9.35361047891778E+049" calcext:value-type="string">
            <text:p><text:s text:c="12"/>1336: 9.35361047891778E+049</text:p>
          </table:table-cell>
        </table:table-row>
        <table:table-row table:style-name="ro1">
          <table:table-cell table:formula="of:=[.A168]+8" office:value-type="float" office:value="1344" calcext:value-type="float">
            <text:p>1344</text:p>
          </table:table-cell>
          <table:table-cell office:value-type="string" calcext:value-type="string">
            <text:p>:</text:p>
          </table:table-cell>
          <table:table-cell table:formula="of:=2*[.C168]" office:value-type="float" office:value="1.87072209578356E+050" calcext:value-type="float">
            <text:p>1.87072209578356E+050</text:p>
          </table:table-cell>
          <table:table-cell table:formula="of:=CONCATENATE(&quot;            &quot;;[.A169];[.B169];&quot; &quot;;[.C169])" office:value-type="string" office:string-value="            1344: 1.87072209578356E+050" calcext:value-type="string">
            <text:p><text:s text:c="12"/>1344: 1.87072209578356E+050</text:p>
          </table:table-cell>
        </table:table-row>
        <table:table-row table:style-name="ro1">
          <table:table-cell table:formula="of:=[.A169]+8" office:value-type="float" office:value="1352" calcext:value-type="float">
            <text:p>1352</text:p>
          </table:table-cell>
          <table:table-cell office:value-type="string" calcext:value-type="string">
            <text:p>:</text:p>
          </table:table-cell>
          <table:table-cell table:formula="of:=2*[.C169]" office:value-type="float" office:value="3.74144419156711E+050" calcext:value-type="float">
            <text:p>3.74144419156711E+050</text:p>
          </table:table-cell>
          <table:table-cell table:formula="of:=CONCATENATE(&quot;            &quot;;[.A170];[.B170];&quot; &quot;;[.C170])" office:value-type="string" office:string-value="            1352: 3.74144419156711E+050" calcext:value-type="string">
            <text:p><text:s text:c="12"/>1352: 3.74144419156711E+050</text:p>
          </table:table-cell>
        </table:table-row>
        <table:table-row table:style-name="ro1">
          <table:table-cell table:formula="of:=[.A170]+8" office:value-type="float" office:value="1360" calcext:value-type="float">
            <text:p>1360</text:p>
          </table:table-cell>
          <table:table-cell office:value-type="string" calcext:value-type="string">
            <text:p>:</text:p>
          </table:table-cell>
          <table:table-cell table:formula="of:=2*[.C170]" office:value-type="float" office:value="7.48288838313422E+050" calcext:value-type="float">
            <text:p>7.48288838313422E+050</text:p>
          </table:table-cell>
          <table:table-cell table:formula="of:=CONCATENATE(&quot;            &quot;;[.A171];[.B171];&quot; &quot;;[.C171])" office:value-type="string" office:string-value="            1360: 7.48288838313422E+050" calcext:value-type="string">
            <text:p><text:s text:c="12"/>1360: 7.48288838313422E+050</text:p>
          </table:table-cell>
        </table:table-row>
        <table:table-row table:style-name="ro1">
          <table:table-cell table:formula="of:=[.A171]+8" office:value-type="float" office:value="1368" calcext:value-type="float">
            <text:p>1368</text:p>
          </table:table-cell>
          <table:table-cell office:value-type="string" calcext:value-type="string">
            <text:p>:</text:p>
          </table:table-cell>
          <table:table-cell table:formula="of:=2*[.C171]" office:value-type="float" office:value="1.49657767662684E+051" calcext:value-type="float">
            <text:p>1.49657767662684E+051</text:p>
          </table:table-cell>
          <table:table-cell table:formula="of:=CONCATENATE(&quot;            &quot;;[.A172];[.B172];&quot; &quot;;[.C172])" office:value-type="string" office:string-value="            1368: 1.49657767662684E+051" calcext:value-type="string">
            <text:p><text:s text:c="12"/>1368: 1.49657767662684E+051</text:p>
          </table:table-cell>
        </table:table-row>
        <table:table-row table:style-name="ro1">
          <table:table-cell table:formula="of:=[.A172]+8" office:value-type="float" office:value="1376" calcext:value-type="float">
            <text:p>1376</text:p>
          </table:table-cell>
          <table:table-cell office:value-type="string" calcext:value-type="string">
            <text:p>:</text:p>
          </table:table-cell>
          <table:table-cell table:formula="of:=2*[.C172]" office:value-type="float" office:value="2.99315535325369E+051" calcext:value-type="float">
            <text:p>2.99315535325369E+051</text:p>
          </table:table-cell>
          <table:table-cell table:formula="of:=CONCATENATE(&quot;            &quot;;[.A173];[.B173];&quot; &quot;;[.C173])" office:value-type="string" office:string-value="            1376: 2.99315535325369E+051" calcext:value-type="string">
            <text:p><text:s text:c="12"/>1376: 2.99315535325369E+051</text:p>
          </table:table-cell>
        </table:table-row>
        <table:table-row table:style-name="ro1">
          <table:table-cell table:formula="of:=[.A173]+8" office:value-type="float" office:value="1384" calcext:value-type="float">
            <text:p>1384</text:p>
          </table:table-cell>
          <table:table-cell office:value-type="string" calcext:value-type="string">
            <text:p>:</text:p>
          </table:table-cell>
          <table:table-cell table:formula="of:=2*[.C173]" office:value-type="float" office:value="5.98631070650738E+051" calcext:value-type="float">
            <text:p>5.98631070650738E+051</text:p>
          </table:table-cell>
          <table:table-cell table:formula="of:=CONCATENATE(&quot;            &quot;;[.A174];[.B174];&quot; &quot;;[.C174])" office:value-type="string" office:string-value="            1384: 5.98631070650738E+051" calcext:value-type="string">
            <text:p><text:s text:c="12"/>1384: 5.98631070650738E+051</text:p>
          </table:table-cell>
        </table:table-row>
        <table:table-row table:style-name="ro1">
          <table:table-cell table:formula="of:=[.A174]+8" office:value-type="float" office:value="1392" calcext:value-type="float">
            <text:p>1392</text:p>
          </table:table-cell>
          <table:table-cell office:value-type="string" calcext:value-type="string">
            <text:p>:</text:p>
          </table:table-cell>
          <table:table-cell table:formula="of:=2*[.C174]" office:value-type="float" office:value="1.19726214130148E+052" calcext:value-type="float">
            <text:p>1.19726214130148E+052</text:p>
          </table:table-cell>
          <table:table-cell table:formula="of:=CONCATENATE(&quot;            &quot;;[.A175];[.B175];&quot; &quot;;[.C175])" office:value-type="string" office:string-value="            1392: 1.19726214130148E+052" calcext:value-type="string">
            <text:p><text:s text:c="12"/>1392: 1.19726214130148E+052</text:p>
          </table:table-cell>
        </table:table-row>
        <table:table-row table:style-name="ro1">
          <table:table-cell table:formula="of:=[.A175]+8" office:value-type="float" office:value="1400" calcext:value-type="float">
            <text:p>1400</text:p>
          </table:table-cell>
          <table:table-cell office:value-type="string" calcext:value-type="string">
            <text:p>:</text:p>
          </table:table-cell>
          <table:table-cell table:formula="of:=2*[.C175]" office:value-type="float" office:value="2.39452428260295E+052" calcext:value-type="float">
            <text:p>2.39452428260295E+052</text:p>
          </table:table-cell>
          <table:table-cell table:formula="of:=CONCATENATE(&quot;            &quot;;[.A176];[.B176];&quot; &quot;;[.C176])" office:value-type="string" office:string-value="            1400: 2.39452428260295E+052" calcext:value-type="string">
            <text:p><text:s text:c="12"/>1400: 2.39452428260295E+052</text:p>
          </table:table-cell>
        </table:table-row>
        <table:table-row table:style-name="ro1">
          <table:table-cell table:formula="of:=[.A176]+8" office:value-type="float" office:value="1408" calcext:value-type="float">
            <text:p>1408</text:p>
          </table:table-cell>
          <table:table-cell office:value-type="string" calcext:value-type="string">
            <text:p>:</text:p>
          </table:table-cell>
          <table:table-cell table:formula="of:=2*[.C176]" office:value-type="float" office:value="4.7890485652059E+052" calcext:value-type="float">
            <text:p>4.7890485652059E+052</text:p>
          </table:table-cell>
          <table:table-cell table:formula="of:=CONCATENATE(&quot;            &quot;;[.A177];[.B177];&quot; &quot;;[.C177])" office:value-type="string" office:string-value="            1408: 4.7890485652059E+052" calcext:value-type="string">
            <text:p><text:s text:c="12"/>1408: 4.7890485652059E+052</text:p>
          </table:table-cell>
        </table:table-row>
        <table:table-row table:style-name="ro1">
          <table:table-cell table:formula="of:=[.A177]+8" office:value-type="float" office:value="1416" calcext:value-type="float">
            <text:p>1416</text:p>
          </table:table-cell>
          <table:table-cell office:value-type="string" calcext:value-type="string">
            <text:p>:</text:p>
          </table:table-cell>
          <table:table-cell table:formula="of:=2*[.C177]" office:value-type="float" office:value="9.57809713041181E+052" calcext:value-type="float">
            <text:p>9.57809713041181E+052</text:p>
          </table:table-cell>
          <table:table-cell table:formula="of:=CONCATENATE(&quot;            &quot;;[.A178];[.B178];&quot; &quot;;[.C178])" office:value-type="string" office:string-value="            1416: 9.57809713041181E+052" calcext:value-type="string">
            <text:p><text:s text:c="12"/>1416: 9.57809713041181E+052</text:p>
          </table:table-cell>
        </table:table-row>
        <table:table-row table:style-name="ro1">
          <table:table-cell table:formula="of:=[.A178]+8" office:value-type="float" office:value="1424" calcext:value-type="float">
            <text:p>1424</text:p>
          </table:table-cell>
          <table:table-cell office:value-type="string" calcext:value-type="string">
            <text:p>:</text:p>
          </table:table-cell>
          <table:table-cell table:formula="of:=2*[.C178]" office:value-type="float" office:value="1.91561942608236E+053" calcext:value-type="float">
            <text:p>1.91561942608236E+053</text:p>
          </table:table-cell>
          <table:table-cell table:formula="of:=CONCATENATE(&quot;            &quot;;[.A179];[.B179];&quot; &quot;;[.C179])" office:value-type="string" office:string-value="            1424: 1.91561942608236E+053" calcext:value-type="string">
            <text:p><text:s text:c="12"/>1424: 1.91561942608236E+053</text:p>
          </table:table-cell>
        </table:table-row>
        <table:table-row table:style-name="ro1">
          <table:table-cell table:formula="of:=[.A179]+8" office:value-type="float" office:value="1432" calcext:value-type="float">
            <text:p>1432</text:p>
          </table:table-cell>
          <table:table-cell office:value-type="string" calcext:value-type="string">
            <text:p>:</text:p>
          </table:table-cell>
          <table:table-cell table:formula="of:=2*[.C179]" office:value-type="float" office:value="3.83123885216472E+053" calcext:value-type="float">
            <text:p>3.83123885216472E+053</text:p>
          </table:table-cell>
          <table:table-cell table:formula="of:=CONCATENATE(&quot;            &quot;;[.A180];[.B180];&quot; &quot;;[.C180])" office:value-type="string" office:string-value="            1432: 3.83123885216472E+053" calcext:value-type="string">
            <text:p><text:s text:c="12"/>1432: 3.83123885216472E+053</text:p>
          </table:table-cell>
        </table:table-row>
        <table:table-row table:style-name="ro1">
          <table:table-cell table:formula="of:=[.A180]+8" office:value-type="float" office:value="1440" calcext:value-type="float">
            <text:p>1440</text:p>
          </table:table-cell>
          <table:table-cell office:value-type="string" calcext:value-type="string">
            <text:p>:</text:p>
          </table:table-cell>
          <table:table-cell table:formula="of:=2*[.C180]" office:value-type="float" office:value="7.66247770432944E+053" calcext:value-type="float">
            <text:p>7.66247770432944E+053</text:p>
          </table:table-cell>
          <table:table-cell table:formula="of:=CONCATENATE(&quot;            &quot;;[.A181];[.B181];&quot; &quot;;[.C181])" office:value-type="string" office:string-value="            1440: 7.66247770432944E+053" calcext:value-type="string">
            <text:p><text:s text:c="12"/>1440: 7.66247770432944E+053</text:p>
          </table:table-cell>
        </table:table-row>
        <table:table-row table:style-name="ro1">
          <table:table-cell table:formula="of:=[.A181]+8" office:value-type="float" office:value="1448" calcext:value-type="float">
            <text:p>1448</text:p>
          </table:table-cell>
          <table:table-cell office:value-type="string" calcext:value-type="string">
            <text:p>:</text:p>
          </table:table-cell>
          <table:table-cell table:formula="of:=2*[.C181]" office:value-type="float" office:value="1.53249554086589E+054" calcext:value-type="float">
            <text:p>1.53249554086589E+054</text:p>
          </table:table-cell>
          <table:table-cell table:formula="of:=CONCATENATE(&quot;            &quot;;[.A182];[.B182];&quot; &quot;;[.C182])" office:value-type="string" office:string-value="            1448: 1.53249554086589E+054" calcext:value-type="string">
            <text:p><text:s text:c="12"/>1448: 1.53249554086589E+054</text:p>
          </table:table-cell>
        </table:table-row>
        <table:table-row table:style-name="ro1">
          <table:table-cell table:formula="of:=[.A182]+8" office:value-type="float" office:value="1456" calcext:value-type="float">
            <text:p>1456</text:p>
          </table:table-cell>
          <table:table-cell office:value-type="string" calcext:value-type="string">
            <text:p>:</text:p>
          </table:table-cell>
          <table:table-cell table:formula="of:=2*[.C182]" office:value-type="float" office:value="3.06499108173178E+054" calcext:value-type="float">
            <text:p>3.06499108173178E+054</text:p>
          </table:table-cell>
          <table:table-cell table:formula="of:=CONCATENATE(&quot;            &quot;;[.A183];[.B183];&quot; &quot;;[.C183])" office:value-type="string" office:string-value="            1456: 3.06499108173178E+054" calcext:value-type="string">
            <text:p><text:s text:c="12"/>1456: 3.06499108173178E+054</text:p>
          </table:table-cell>
        </table:table-row>
        <table:table-row table:style-name="ro1">
          <table:table-cell table:formula="of:=[.A183]+8" office:value-type="float" office:value="1464" calcext:value-type="float">
            <text:p>1464</text:p>
          </table:table-cell>
          <table:table-cell office:value-type="string" calcext:value-type="string">
            <text:p>:</text:p>
          </table:table-cell>
          <table:table-cell table:formula="of:=2*[.C183]" office:value-type="float" office:value="6.12998216346356E+054" calcext:value-type="float">
            <text:p>6.12998216346356E+054</text:p>
          </table:table-cell>
          <table:table-cell table:formula="of:=CONCATENATE(&quot;            &quot;;[.A184];[.B184];&quot; &quot;;[.C184])" office:value-type="string" office:string-value="            1464: 6.12998216346356E+054" calcext:value-type="string">
            <text:p><text:s text:c="12"/>1464: 6.12998216346356E+054</text:p>
          </table:table-cell>
        </table:table-row>
        <table:table-row table:style-name="ro1">
          <table:table-cell table:formula="of:=[.A184]+8" office:value-type="float" office:value="1472" calcext:value-type="float">
            <text:p>1472</text:p>
          </table:table-cell>
          <table:table-cell office:value-type="string" calcext:value-type="string">
            <text:p>:</text:p>
          </table:table-cell>
          <table:table-cell table:formula="of:=2*[.C184]" office:value-type="float" office:value="1.22599643269271E+055" calcext:value-type="float">
            <text:p>1.22599643269271E+055</text:p>
          </table:table-cell>
          <table:table-cell table:formula="of:=CONCATENATE(&quot;            &quot;;[.A185];[.B185];&quot; &quot;;[.C185])" office:value-type="string" office:string-value="            1472: 1.22599643269271E+055" calcext:value-type="string">
            <text:p><text:s text:c="12"/>1472: 1.22599643269271E+055</text:p>
          </table:table-cell>
        </table:table-row>
        <table:table-row table:style-name="ro1">
          <table:table-cell table:formula="of:=[.A185]+8" office:value-type="float" office:value="1480" calcext:value-type="float">
            <text:p>1480</text:p>
          </table:table-cell>
          <table:table-cell office:value-type="string" calcext:value-type="string">
            <text:p>:</text:p>
          </table:table-cell>
          <table:table-cell table:formula="of:=2*[.C185]" office:value-type="float" office:value="2.45199286538542E+055" calcext:value-type="float">
            <text:p>2.45199286538542E+055</text:p>
          </table:table-cell>
          <table:table-cell table:formula="of:=CONCATENATE(&quot;            &quot;;[.A186];[.B186];&quot; &quot;;[.C186])" office:value-type="string" office:string-value="            1480: 2.45199286538542E+055" calcext:value-type="string">
            <text:p><text:s text:c="12"/>1480: 2.45199286538542E+055</text:p>
          </table:table-cell>
        </table:table-row>
        <table:table-row table:style-name="ro1">
          <table:table-cell table:formula="of:=[.A186]+8" office:value-type="float" office:value="1488" calcext:value-type="float">
            <text:p>1488</text:p>
          </table:table-cell>
          <table:table-cell office:value-type="string" calcext:value-type="string">
            <text:p>:</text:p>
          </table:table-cell>
          <table:table-cell table:formula="of:=2*[.C186]" office:value-type="float" office:value="4.90398573077084E+055" calcext:value-type="float">
            <text:p>4.90398573077084E+055</text:p>
          </table:table-cell>
          <table:table-cell table:formula="of:=CONCATENATE(&quot;            &quot;;[.A187];[.B187];&quot; &quot;;[.C187])" office:value-type="string" office:string-value="            1488: 4.90398573077084E+055" calcext:value-type="string">
            <text:p><text:s text:c="12"/>1488: 4.90398573077084E+055</text:p>
          </table:table-cell>
        </table:table-row>
        <table:table-row table:style-name="ro1">
          <table:table-cell table:formula="of:=[.A187]+8" office:value-type="float" office:value="1496" calcext:value-type="float">
            <text:p>1496</text:p>
          </table:table-cell>
          <table:table-cell office:value-type="string" calcext:value-type="string">
            <text:p>:</text:p>
          </table:table-cell>
          <table:table-cell table:formula="of:=2*[.C187]" office:value-type="float" office:value="9.80797146154169E+055" calcext:value-type="float">
            <text:p>9.80797146154169E+055</text:p>
          </table:table-cell>
          <table:table-cell table:formula="of:=CONCATENATE(&quot;            &quot;;[.A188];[.B188];&quot; &quot;;[.C188])" office:value-type="string" office:string-value="            1496: 9.80797146154169E+055" calcext:value-type="string">
            <text:p><text:s text:c="12"/>1496: 9.80797146154169E+055</text:p>
          </table:table-cell>
        </table:table-row>
        <table:table-row table:style-name="ro1">
          <table:table-cell table:formula="of:=[.A188]+8" office:value-type="float" office:value="1504" calcext:value-type="float">
            <text:p>1504</text:p>
          </table:table-cell>
          <table:table-cell office:value-type="string" calcext:value-type="string">
            <text:p>:</text:p>
          </table:table-cell>
          <table:table-cell table:formula="of:=2*[.C188]" office:value-type="float" office:value="1.96159429230834E+056" calcext:value-type="float">
            <text:p>1.96159429230834E+056</text:p>
          </table:table-cell>
          <table:table-cell table:formula="of:=CONCATENATE(&quot;            &quot;;[.A189];[.B189];&quot; &quot;;[.C189])" office:value-type="string" office:string-value="            1504: 1.96159429230834E+056" calcext:value-type="string">
            <text:p><text:s text:c="12"/>1504: 1.96159429230834E+056</text:p>
          </table:table-cell>
        </table:table-row>
        <table:table-row table:style-name="ro1">
          <table:table-cell table:formula="of:=[.A189]+8" office:value-type="float" office:value="1512" calcext:value-type="float">
            <text:p>1512</text:p>
          </table:table-cell>
          <table:table-cell office:value-type="string" calcext:value-type="string">
            <text:p>:</text:p>
          </table:table-cell>
          <table:table-cell table:formula="of:=2*[.C189]" office:value-type="float" office:value="3.92318858461668E+056" calcext:value-type="float">
            <text:p>3.92318858461668E+056</text:p>
          </table:table-cell>
          <table:table-cell table:formula="of:=CONCATENATE(&quot;            &quot;;[.A190];[.B190];&quot; &quot;;[.C190])" office:value-type="string" office:string-value="            1512: 3.92318858461668E+056" calcext:value-type="string">
            <text:p><text:s text:c="12"/>1512: 3.92318858461668E+056</text:p>
          </table:table-cell>
        </table:table-row>
        <table:table-row table:style-name="ro1">
          <table:table-cell table:formula="of:=[.A190]+8" office:value-type="float" office:value="1520" calcext:value-type="float">
            <text:p>1520</text:p>
          </table:table-cell>
          <table:table-cell office:value-type="string" calcext:value-type="string">
            <text:p>:</text:p>
          </table:table-cell>
          <table:table-cell table:formula="of:=2*[.C190]" office:value-type="float" office:value="7.84637716923335E+056" calcext:value-type="float">
            <text:p>7.84637716923335E+056</text:p>
          </table:table-cell>
          <table:table-cell table:formula="of:=CONCATENATE(&quot;            &quot;;[.A191];[.B191];&quot; &quot;;[.C191])" office:value-type="string" office:string-value="            1520: 7.84637716923335E+056" calcext:value-type="string">
            <text:p><text:s text:c="12"/>1520: 7.84637716923335E+056</text:p>
          </table:table-cell>
        </table:table-row>
        <table:table-row table:style-name="ro1">
          <table:table-cell table:formula="of:=[.A191]+8" office:value-type="float" office:value="1528" calcext:value-type="float">
            <text:p>1528</text:p>
          </table:table-cell>
          <table:table-cell office:value-type="string" calcext:value-type="string">
            <text:p>:</text:p>
          </table:table-cell>
          <table:table-cell table:formula="of:=2*[.C191]" office:value-type="float" office:value="1.56927543384667E+057" calcext:value-type="float">
            <text:p>1.56927543384667E+057</text:p>
          </table:table-cell>
          <table:table-cell table:formula="of:=CONCATENATE(&quot;            &quot;;[.A192];[.B192];&quot; &quot;;[.C192])" office:value-type="string" office:string-value="            1528: 1.56927543384667E+057" calcext:value-type="string">
            <text:p><text:s text:c="12"/>1528: 1.56927543384667E+057</text:p>
          </table:table-cell>
        </table:table-row>
        <table:table-row table:style-name="ro1">
          <table:table-cell table:formula="of:=[.A192]+8" office:value-type="float" office:value="1536" calcext:value-type="float">
            <text:p>1536</text:p>
          </table:table-cell>
          <table:table-cell office:value-type="string" calcext:value-type="string">
            <text:p>:</text:p>
          </table:table-cell>
          <table:table-cell table:formula="of:=2*[.C192]" office:value-type="float" office:value="3.13855086769334E+057" calcext:value-type="float">
            <text:p>3.13855086769334E+057</text:p>
          </table:table-cell>
          <table:table-cell table:formula="of:=CONCATENATE(&quot;            &quot;;[.A193];[.B193];&quot; &quot;;[.C193])" office:value-type="string" office:string-value="            1536: 3.13855086769334E+057" calcext:value-type="string">
            <text:p><text:s text:c="12"/>1536: 3.13855086769334E+057</text:p>
          </table:table-cell>
        </table:table-row>
        <table:table-row table:style-name="ro1">
          <table:table-cell table:formula="of:=[.A193]+8" office:value-type="float" office:value="1544" calcext:value-type="float">
            <text:p>1544</text:p>
          </table:table-cell>
          <table:table-cell office:value-type="string" calcext:value-type="string">
            <text:p>:</text:p>
          </table:table-cell>
          <table:table-cell table:formula="of:=2*[.C193]" office:value-type="float" office:value="6.27710173538668E+057" calcext:value-type="float">
            <text:p>6.27710173538668E+057</text:p>
          </table:table-cell>
          <table:table-cell table:formula="of:=CONCATENATE(&quot;            &quot;;[.A194];[.B194];&quot; &quot;;[.C194])" office:value-type="string" office:string-value="            1544: 6.27710173538668E+057" calcext:value-type="string">
            <text:p><text:s text:c="12"/>1544: 6.27710173538668E+057</text:p>
          </table:table-cell>
        </table:table-row>
        <table:table-row table:style-name="ro1">
          <table:table-cell table:formula="of:=[.A194]+8" office:value-type="float" office:value="1552" calcext:value-type="float">
            <text:p>1552</text:p>
          </table:table-cell>
          <table:table-cell office:value-type="string" calcext:value-type="string">
            <text:p>:</text:p>
          </table:table-cell>
          <table:table-cell table:formula="of:=2*[.C194]" office:value-type="float" office:value="1.25542034707734E+058" calcext:value-type="float">
            <text:p>1.25542034707734E+058</text:p>
          </table:table-cell>
          <table:table-cell table:formula="of:=CONCATENATE(&quot;            &quot;;[.A195];[.B195];&quot; &quot;;[.C195])" office:value-type="string" office:string-value="            1552: 1.25542034707734E+058" calcext:value-type="string">
            <text:p><text:s text:c="12"/>1552: 1.25542034707734E+058</text:p>
          </table:table-cell>
        </table:table-row>
        <table:table-row table:style-name="ro1">
          <table:table-cell table:formula="of:=[.A195]+8" office:value-type="float" office:value="1560" calcext:value-type="float">
            <text:p>1560</text:p>
          </table:table-cell>
          <table:table-cell office:value-type="string" calcext:value-type="string">
            <text:p>:</text:p>
          </table:table-cell>
          <table:table-cell table:formula="of:=2*[.C195]" office:value-type="float" office:value="2.51084069415467E+058" calcext:value-type="float">
            <text:p>2.51084069415467E+058</text:p>
          </table:table-cell>
          <table:table-cell table:formula="of:=CONCATENATE(&quot;            &quot;;[.A196];[.B196];&quot; &quot;;[.C196])" office:value-type="string" office:string-value="            1560: 2.51084069415467E+058" calcext:value-type="string">
            <text:p><text:s text:c="12"/>1560: 2.51084069415467E+058</text:p>
          </table:table-cell>
        </table:table-row>
        <table:table-row table:style-name="ro1">
          <table:table-cell table:formula="of:=[.A196]+8" office:value-type="float" office:value="1568" calcext:value-type="float">
            <text:p>1568</text:p>
          </table:table-cell>
          <table:table-cell office:value-type="string" calcext:value-type="string">
            <text:p>:</text:p>
          </table:table-cell>
          <table:table-cell table:formula="of:=2*[.C196]" office:value-type="float" office:value="5.02168138830935E+058" calcext:value-type="float">
            <text:p>5.02168138830935E+058</text:p>
          </table:table-cell>
          <table:table-cell table:formula="of:=CONCATENATE(&quot;            &quot;;[.A197];[.B197];&quot; &quot;;[.C197])" office:value-type="string" office:string-value="            1568: 5.02168138830935E+058" calcext:value-type="string">
            <text:p><text:s text:c="12"/>1568: 5.02168138830935E+058</text:p>
          </table:table-cell>
        </table:table-row>
        <table:table-row table:style-name="ro1">
          <table:table-cell table:formula="of:=[.A197]+8" office:value-type="float" office:value="1576" calcext:value-type="float">
            <text:p>1576</text:p>
          </table:table-cell>
          <table:table-cell office:value-type="string" calcext:value-type="string">
            <text:p>:</text:p>
          </table:table-cell>
          <table:table-cell table:formula="of:=2*[.C197]" office:value-type="float" office:value="1.00433627766187E+059" calcext:value-type="float">
            <text:p>1.00433627766187E+059</text:p>
          </table:table-cell>
          <table:table-cell table:formula="of:=CONCATENATE(&quot;            &quot;;[.A198];[.B198];&quot; &quot;;[.C198])" office:value-type="string" office:string-value="            1576: 1.00433627766187E+059" calcext:value-type="string">
            <text:p><text:s text:c="12"/>1576: 1.00433627766187E+059</text:p>
          </table:table-cell>
        </table:table-row>
        <table:table-row table:style-name="ro1">
          <table:table-cell table:formula="of:=[.A198]+8" office:value-type="float" office:value="1584" calcext:value-type="float">
            <text:p>1584</text:p>
          </table:table-cell>
          <table:table-cell office:value-type="string" calcext:value-type="string">
            <text:p>:</text:p>
          </table:table-cell>
          <table:table-cell table:formula="of:=2*[.C198]" office:value-type="float" office:value="2.00867255532374E+059" calcext:value-type="float">
            <text:p>2.00867255532374E+059</text:p>
          </table:table-cell>
          <table:table-cell table:formula="of:=CONCATENATE(&quot;            &quot;;[.A199];[.B199];&quot; &quot;;[.C199])" office:value-type="string" office:string-value="            1584: 2.00867255532374E+059" calcext:value-type="string">
            <text:p><text:s text:c="12"/>1584: 2.00867255532374E+059</text:p>
          </table:table-cell>
        </table:table-row>
        <table:table-row table:style-name="ro1">
          <table:table-cell table:formula="of:=[.A199]+8" office:value-type="float" office:value="1592" calcext:value-type="float">
            <text:p>1592</text:p>
          </table:table-cell>
          <table:table-cell office:value-type="string" calcext:value-type="string">
            <text:p>:</text:p>
          </table:table-cell>
          <table:table-cell table:formula="of:=2*[.C199]" office:value-type="float" office:value="4.01734511064748E+059" calcext:value-type="float">
            <text:p>4.01734511064748E+059</text:p>
          </table:table-cell>
          <table:table-cell table:formula="of:=CONCATENATE(&quot;            &quot;;[.A200];[.B200];&quot; &quot;;[.C200])" office:value-type="string" office:string-value="            1592: 4.01734511064748E+059" calcext:value-type="string">
            <text:p><text:s text:c="12"/>1592: 4.01734511064748E+059</text:p>
          </table:table-cell>
        </table:table-row>
        <table:table-row table:style-name="ro1">
          <table:table-cell table:formula="of:=[.A200]+8" office:value-type="float" office:value="1600" calcext:value-type="float">
            <text:p>1600</text:p>
          </table:table-cell>
          <table:table-cell office:value-type="string" calcext:value-type="string">
            <text:p>:</text:p>
          </table:table-cell>
          <table:table-cell table:formula="of:=2*[.C200]" office:value-type="float" office:value="8.03469022129495E+059" calcext:value-type="float">
            <text:p>8.03469022129495E+059</text:p>
          </table:table-cell>
          <table:table-cell table:formula="of:=CONCATENATE(&quot;            &quot;;[.A201];[.B201];&quot; &quot;;[.C201])" office:value-type="string" office:string-value="            1600: 8.03469022129495E+059" calcext:value-type="string">
            <text:p><text:s text:c="12"/>1600: 8.03469022129495E+059</text:p>
          </table:table-cell>
        </table:table-row>
        <table:table-row table:style-name="ro1">
          <table:table-cell table:formula="of:=[.A201]+8" office:value-type="float" office:value="1608" calcext:value-type="float">
            <text:p>1608</text:p>
          </table:table-cell>
          <table:table-cell office:value-type="string" calcext:value-type="string">
            <text:p>:</text:p>
          </table:table-cell>
          <table:table-cell table:formula="of:=2*[.C201]" office:value-type="float" office:value="1.60693804425899E+060" calcext:value-type="float">
            <text:p>1.60693804425899E+060</text:p>
          </table:table-cell>
          <table:table-cell table:formula="of:=CONCATENATE(&quot;            &quot;;[.A202];[.B202];&quot; &quot;;[.C202])" office:value-type="string" office:string-value="            1608: 1.60693804425899E+060" calcext:value-type="string">
            <text:p><text:s text:c="12"/>1608: 1.60693804425899E+060</text:p>
          </table:table-cell>
        </table:table-row>
        <table:table-row table:style-name="ro1">
          <table:table-cell table:formula="of:=[.A202]+8" office:value-type="float" office:value="1616" calcext:value-type="float">
            <text:p>1616</text:p>
          </table:table-cell>
          <table:table-cell office:value-type="string" calcext:value-type="string">
            <text:p>:</text:p>
          </table:table-cell>
          <table:table-cell table:formula="of:=2*[.C202]" office:value-type="float" office:value="3.21387608851798E+060" calcext:value-type="float">
            <text:p>3.21387608851798E+060</text:p>
          </table:table-cell>
          <table:table-cell table:formula="of:=CONCATENATE(&quot;            &quot;;[.A203];[.B203];&quot; &quot;;[.C203])" office:value-type="string" office:string-value="            1616: 3.21387608851798E+060" calcext:value-type="string">
            <text:p><text:s text:c="12"/>1616: 3.21387608851798E+060</text:p>
          </table:table-cell>
        </table:table-row>
        <table:table-row table:style-name="ro1">
          <table:table-cell table:formula="of:=[.A203]+8" office:value-type="float" office:value="1624" calcext:value-type="float">
            <text:p>1624</text:p>
          </table:table-cell>
          <table:table-cell office:value-type="string" calcext:value-type="string">
            <text:p>:</text:p>
          </table:table-cell>
          <table:table-cell table:formula="of:=2*[.C203]" office:value-type="float" office:value="6.42775217703596E+060" calcext:value-type="float">
            <text:p>6.42775217703596E+060</text:p>
          </table:table-cell>
          <table:table-cell table:formula="of:=CONCATENATE(&quot;            &quot;;[.A204];[.B204];&quot; &quot;;[.C204])" office:value-type="string" office:string-value="            1624: 6.42775217703596E+060" calcext:value-type="string">
            <text:p><text:s text:c="12"/>1624: 6.42775217703596E+060</text:p>
          </table:table-cell>
        </table:table-row>
        <table:table-row table:style-name="ro1">
          <table:table-cell table:formula="of:=[.A204]+8" office:value-type="float" office:value="1632" calcext:value-type="float">
            <text:p>1632</text:p>
          </table:table-cell>
          <table:table-cell office:value-type="string" calcext:value-type="string">
            <text:p>:</text:p>
          </table:table-cell>
          <table:table-cell table:formula="of:=2*[.C204]" office:value-type="float" office:value="1.28555043540719E+061" calcext:value-type="float">
            <text:p>1.28555043540719E+061</text:p>
          </table:table-cell>
          <table:table-cell table:formula="of:=CONCATENATE(&quot;            &quot;;[.A205];[.B205];&quot; &quot;;[.C205])" office:value-type="string" office:string-value="            1632: 1.28555043540719E+061" calcext:value-type="string">
            <text:p><text:s text:c="12"/>1632: 1.28555043540719E+061</text:p>
          </table:table-cell>
        </table:table-row>
        <table:table-row table:style-name="ro1">
          <table:table-cell table:formula="of:=[.A205]+8" office:value-type="float" office:value="1640" calcext:value-type="float">
            <text:p>1640</text:p>
          </table:table-cell>
          <table:table-cell office:value-type="string" calcext:value-type="string">
            <text:p>:</text:p>
          </table:table-cell>
          <table:table-cell table:formula="of:=2*[.C205]" office:value-type="float" office:value="2.57110087081438E+061" calcext:value-type="float">
            <text:p>2.57110087081438E+061</text:p>
          </table:table-cell>
          <table:table-cell table:formula="of:=CONCATENATE(&quot;            &quot;;[.A206];[.B206];&quot; &quot;;[.C206])" office:value-type="string" office:string-value="            1640: 2.57110087081438E+061" calcext:value-type="string">
            <text:p><text:s text:c="12"/>1640: 2.57110087081438E+061</text:p>
          </table:table-cell>
        </table:table-row>
        <table:table-row table:style-name="ro1">
          <table:table-cell table:formula="of:=[.A206]+8" office:value-type="float" office:value="1648" calcext:value-type="float">
            <text:p>1648</text:p>
          </table:table-cell>
          <table:table-cell office:value-type="string" calcext:value-type="string">
            <text:p>:</text:p>
          </table:table-cell>
          <table:table-cell table:formula="of:=2*[.C206]" office:value-type="float" office:value="5.14220174162877E+061" calcext:value-type="float">
            <text:p>5.14220174162877E+061</text:p>
          </table:table-cell>
          <table:table-cell table:formula="of:=CONCATENATE(&quot;            &quot;;[.A207];[.B207];&quot; &quot;;[.C207])" office:value-type="string" office:string-value="            1648: 5.14220174162877E+061" calcext:value-type="string">
            <text:p><text:s text:c="12"/>1648: 5.14220174162877E+061</text:p>
          </table:table-cell>
        </table:table-row>
        <table:table-row table:style-name="ro1">
          <table:table-cell table:formula="of:=[.A207]+8" office:value-type="float" office:value="1656" calcext:value-type="float">
            <text:p>1656</text:p>
          </table:table-cell>
          <table:table-cell office:value-type="string" calcext:value-type="string">
            <text:p>:</text:p>
          </table:table-cell>
          <table:table-cell table:formula="of:=2*[.C207]" office:value-type="float" office:value="1.02844034832575E+062" calcext:value-type="float">
            <text:p>1.02844034832575E+062</text:p>
          </table:table-cell>
          <table:table-cell table:formula="of:=CONCATENATE(&quot;            &quot;;[.A208];[.B208];&quot; &quot;;[.C208])" office:value-type="string" office:string-value="            1656: 1.02844034832575E+062" calcext:value-type="string">
            <text:p><text:s text:c="12"/>1656: 1.02844034832575E+062</text:p>
          </table:table-cell>
        </table:table-row>
        <table:table-row table:style-name="ro1">
          <table:table-cell table:formula="of:=[.A208]+8" office:value-type="float" office:value="1664" calcext:value-type="float">
            <text:p>1664</text:p>
          </table:table-cell>
          <table:table-cell office:value-type="string" calcext:value-type="string">
            <text:p>:</text:p>
          </table:table-cell>
          <table:table-cell table:formula="of:=2*[.C208]" office:value-type="float" office:value="2.05688069665151E+062" calcext:value-type="float">
            <text:p>2.05688069665151E+062</text:p>
          </table:table-cell>
          <table:table-cell table:formula="of:=CONCATENATE(&quot;            &quot;;[.A209];[.B209];&quot; &quot;;[.C209])" office:value-type="string" office:string-value="            1664: 2.05688069665151E+062" calcext:value-type="string">
            <text:p><text:s text:c="12"/>1664: 2.05688069665151E+062</text:p>
          </table:table-cell>
        </table:table-row>
        <table:table-row table:style-name="ro1">
          <table:table-cell table:formula="of:=[.A209]+8" office:value-type="float" office:value="1672" calcext:value-type="float">
            <text:p>1672</text:p>
          </table:table-cell>
          <table:table-cell office:value-type="string" calcext:value-type="string">
            <text:p>:</text:p>
          </table:table-cell>
          <table:table-cell table:formula="of:=2*[.C209]" office:value-type="float" office:value="4.11376139330302E+062" calcext:value-type="float">
            <text:p>4.11376139330302E+062</text:p>
          </table:table-cell>
          <table:table-cell table:formula="of:=CONCATENATE(&quot;            &quot;;[.A210];[.B210];&quot; &quot;;[.C210])" office:value-type="string" office:string-value="            1672: 4.11376139330302E+062" calcext:value-type="string">
            <text:p><text:s text:c="12"/>1672: 4.11376139330302E+062</text:p>
          </table:table-cell>
        </table:table-row>
        <table:table-row table:style-name="ro1">
          <table:table-cell table:formula="of:=[.A210]+8" office:value-type="float" office:value="1680" calcext:value-type="float">
            <text:p>1680</text:p>
          </table:table-cell>
          <table:table-cell office:value-type="string" calcext:value-type="string">
            <text:p>:</text:p>
          </table:table-cell>
          <table:table-cell table:formula="of:=2*[.C210]" office:value-type="float" office:value="8.22752278660603E+062" calcext:value-type="float">
            <text:p>8.22752278660603E+062</text:p>
          </table:table-cell>
          <table:table-cell table:formula="of:=CONCATENATE(&quot;            &quot;;[.A211];[.B211];&quot; &quot;;[.C211])" office:value-type="string" office:string-value="            1680: 8.22752278660603E+062" calcext:value-type="string">
            <text:p><text:s text:c="12"/>1680: 8.22752278660603E+062</text:p>
          </table:table-cell>
        </table:table-row>
        <table:table-row table:style-name="ro1">
          <table:table-cell table:formula="of:=[.A211]+8" office:value-type="float" office:value="1688" calcext:value-type="float">
            <text:p>1688</text:p>
          </table:table-cell>
          <table:table-cell office:value-type="string" calcext:value-type="string">
            <text:p>:</text:p>
          </table:table-cell>
          <table:table-cell table:formula="of:=2*[.C211]" office:value-type="float" office:value="1.64550455732121E+063" calcext:value-type="float">
            <text:p>1.64550455732121E+063</text:p>
          </table:table-cell>
          <table:table-cell table:formula="of:=CONCATENATE(&quot;            &quot;;[.A212];[.B212];&quot; &quot;;[.C212])" office:value-type="string" office:string-value="            1688: 1.64550455732121E+063" calcext:value-type="string">
            <text:p><text:s text:c="12"/>1688: 1.64550455732121E+063</text:p>
          </table:table-cell>
        </table:table-row>
        <table:table-row table:style-name="ro1">
          <table:table-cell table:formula="of:=[.A212]+8" office:value-type="float" office:value="1696" calcext:value-type="float">
            <text:p>1696</text:p>
          </table:table-cell>
          <table:table-cell office:value-type="string" calcext:value-type="string">
            <text:p>:</text:p>
          </table:table-cell>
          <table:table-cell table:formula="of:=2*[.C212]" office:value-type="float" office:value="3.29100911464241E+063" calcext:value-type="float">
            <text:p>3.29100911464241E+063</text:p>
          </table:table-cell>
          <table:table-cell table:formula="of:=CONCATENATE(&quot;            &quot;;[.A213];[.B213];&quot; &quot;;[.C213])" office:value-type="string" office:string-value="            1696: 3.29100911464241E+063" calcext:value-type="string">
            <text:p><text:s text:c="12"/>1696: 3.29100911464241E+063</text:p>
          </table:table-cell>
        </table:table-row>
        <table:table-row table:style-name="ro1">
          <table:table-cell table:formula="of:=[.A213]+8" office:value-type="float" office:value="1704" calcext:value-type="float">
            <text:p>1704</text:p>
          </table:table-cell>
          <table:table-cell office:value-type="string" calcext:value-type="string">
            <text:p>:</text:p>
          </table:table-cell>
          <table:table-cell table:formula="of:=2*[.C213]" office:value-type="float" office:value="6.58201822928482E+063" calcext:value-type="float">
            <text:p>6.58201822928482E+063</text:p>
          </table:table-cell>
          <table:table-cell table:formula="of:=CONCATENATE(&quot;            &quot;;[.A214];[.B214];&quot; &quot;;[.C214])" office:value-type="string" office:string-value="            1704: 6.58201822928482E+063" calcext:value-type="string">
            <text:p><text:s text:c="12"/>1704: 6.58201822928482E+063</text:p>
          </table:table-cell>
        </table:table-row>
        <table:table-row table:style-name="ro1">
          <table:table-cell table:formula="of:=[.A214]+8" office:value-type="float" office:value="1712" calcext:value-type="float">
            <text:p>1712</text:p>
          </table:table-cell>
          <table:table-cell office:value-type="string" calcext:value-type="string">
            <text:p>:</text:p>
          </table:table-cell>
          <table:table-cell table:formula="of:=2*[.C214]" office:value-type="float" office:value="1.31640364585696E+064" calcext:value-type="float">
            <text:p>1.31640364585696E+064</text:p>
          </table:table-cell>
          <table:table-cell table:formula="of:=CONCATENATE(&quot;            &quot;;[.A215];[.B215];&quot; &quot;;[.C215])" office:value-type="string" office:string-value="            1712: 1.31640364585696E+064" calcext:value-type="string">
            <text:p><text:s text:c="12"/>1712: 1.31640364585696E+064</text:p>
          </table:table-cell>
        </table:table-row>
        <table:table-row table:style-name="ro1">
          <table:table-cell table:formula="of:=[.A215]+8" office:value-type="float" office:value="1720" calcext:value-type="float">
            <text:p>1720</text:p>
          </table:table-cell>
          <table:table-cell office:value-type="string" calcext:value-type="string">
            <text:p>:</text:p>
          </table:table-cell>
          <table:table-cell table:formula="of:=2*[.C215]" office:value-type="float" office:value="2.63280729171393E+064" calcext:value-type="float">
            <text:p>2.63280729171393E+064</text:p>
          </table:table-cell>
          <table:table-cell table:formula="of:=CONCATENATE(&quot;            &quot;;[.A216];[.B216];&quot; &quot;;[.C216])" office:value-type="string" office:string-value="            1720: 2.63280729171393E+064" calcext:value-type="string">
            <text:p><text:s text:c="12"/>1720: 2.63280729171393E+064</text:p>
          </table:table-cell>
        </table:table-row>
        <table:table-row table:style-name="ro1">
          <table:table-cell table:formula="of:=[.A216]+8" office:value-type="float" office:value="1728" calcext:value-type="float">
            <text:p>1728</text:p>
          </table:table-cell>
          <table:table-cell office:value-type="string" calcext:value-type="string">
            <text:p>:</text:p>
          </table:table-cell>
          <table:table-cell table:formula="of:=2*[.C216]" office:value-type="float" office:value="5.26561458342786E+064" calcext:value-type="float">
            <text:p>5.26561458342786E+064</text:p>
          </table:table-cell>
          <table:table-cell table:formula="of:=CONCATENATE(&quot;            &quot;;[.A217];[.B217];&quot; &quot;;[.C217])" office:value-type="string" office:string-value="            1728: 5.26561458342786E+064" calcext:value-type="string">
            <text:p><text:s text:c="12"/>1728: 5.26561458342786E+064</text:p>
          </table:table-cell>
        </table:table-row>
        <table:table-row table:style-name="ro1">
          <table:table-cell table:formula="of:=[.A217]+8" office:value-type="float" office:value="1736" calcext:value-type="float">
            <text:p>1736</text:p>
          </table:table-cell>
          <table:table-cell office:value-type="string" calcext:value-type="string">
            <text:p>:</text:p>
          </table:table-cell>
          <table:table-cell table:formula="of:=2*[.C217]" office:value-type="float" office:value="1.05312291668557E+065" calcext:value-type="float">
            <text:p>1.05312291668557E+065</text:p>
          </table:table-cell>
          <table:table-cell table:formula="of:=CONCATENATE(&quot;            &quot;;[.A218];[.B218];&quot; &quot;;[.C218])" office:value-type="string" office:string-value="            1736: 1.05312291668557E+065" calcext:value-type="string">
            <text:p><text:s text:c="12"/>1736: 1.05312291668557E+065</text:p>
          </table:table-cell>
        </table:table-row>
        <table:table-row table:style-name="ro1">
          <table:table-cell table:formula="of:=[.A218]+8" office:value-type="float" office:value="1744" calcext:value-type="float">
            <text:p>1744</text:p>
          </table:table-cell>
          <table:table-cell office:value-type="string" calcext:value-type="string">
            <text:p>:</text:p>
          </table:table-cell>
          <table:table-cell table:formula="of:=2*[.C218]" office:value-type="float" office:value="2.10624583337114E+065" calcext:value-type="float">
            <text:p>2.10624583337114E+065</text:p>
          </table:table-cell>
          <table:table-cell table:formula="of:=CONCATENATE(&quot;            &quot;;[.A219];[.B219];&quot; &quot;;[.C219])" office:value-type="string" office:string-value="            1744: 2.10624583337114E+065" calcext:value-type="string">
            <text:p><text:s text:c="12"/>1744: 2.10624583337114E+065</text:p>
          </table:table-cell>
        </table:table-row>
        <table:table-row table:style-name="ro1">
          <table:table-cell table:formula="of:=[.A219]+8" office:value-type="float" office:value="1752" calcext:value-type="float">
            <text:p>1752</text:p>
          </table:table-cell>
          <table:table-cell office:value-type="string" calcext:value-type="string">
            <text:p>:</text:p>
          </table:table-cell>
          <table:table-cell table:formula="of:=2*[.C219]" office:value-type="float" office:value="4.21249166674229E+065" calcext:value-type="float">
            <text:p>4.21249166674229E+065</text:p>
          </table:table-cell>
          <table:table-cell table:formula="of:=CONCATENATE(&quot;            &quot;;[.A220];[.B220];&quot; &quot;;[.C220])" office:value-type="string" office:string-value="            1752: 4.21249166674229E+065" calcext:value-type="string">
            <text:p><text:s text:c="12"/>1752: 4.21249166674229E+065</text:p>
          </table:table-cell>
        </table:table-row>
        <table:table-row table:style-name="ro1">
          <table:table-cell table:formula="of:=[.A220]+8" office:value-type="float" office:value="1760" calcext:value-type="float">
            <text:p>1760</text:p>
          </table:table-cell>
          <table:table-cell office:value-type="string" calcext:value-type="string">
            <text:p>:</text:p>
          </table:table-cell>
          <table:table-cell table:formula="of:=2*[.C220]" office:value-type="float" office:value="8.42498333348457E+065" calcext:value-type="float">
            <text:p>8.42498333348457E+065</text:p>
          </table:table-cell>
          <table:table-cell table:formula="of:=CONCATENATE(&quot;            &quot;;[.A221];[.B221];&quot; &quot;;[.C221])" office:value-type="string" office:string-value="            1760: 8.42498333348457E+065" calcext:value-type="string">
            <text:p><text:s text:c="12"/>1760: 8.42498333348457E+065</text:p>
          </table:table-cell>
        </table:table-row>
        <table:table-row table:style-name="ro1">
          <table:table-cell table:formula="of:=[.A221]+8" office:value-type="float" office:value="1768" calcext:value-type="float">
            <text:p>1768</text:p>
          </table:table-cell>
          <table:table-cell office:value-type="string" calcext:value-type="string">
            <text:p>:</text:p>
          </table:table-cell>
          <table:table-cell table:formula="of:=2*[.C221]" office:value-type="float" office:value="1.68499666669692E+066" calcext:value-type="float">
            <text:p>1.68499666669692E+066</text:p>
          </table:table-cell>
          <table:table-cell table:formula="of:=CONCATENATE(&quot;            &quot;;[.A222];[.B222];&quot; &quot;;[.C222])" office:value-type="string" office:string-value="            1768: 1.68499666669692E+066" calcext:value-type="string">
            <text:p><text:s text:c="12"/>1768: 1.68499666669692E+066</text:p>
          </table:table-cell>
        </table:table-row>
        <table:table-row table:style-name="ro1">
          <table:table-cell table:formula="of:=[.A222]+8" office:value-type="float" office:value="1776" calcext:value-type="float">
            <text:p>1776</text:p>
          </table:table-cell>
          <table:table-cell office:value-type="string" calcext:value-type="string">
            <text:p>:</text:p>
          </table:table-cell>
          <table:table-cell table:formula="of:=2*[.C222]" office:value-type="float" office:value="3.36999333339383E+066" calcext:value-type="float">
            <text:p>3.36999333339383E+066</text:p>
          </table:table-cell>
          <table:table-cell table:formula="of:=CONCATENATE(&quot;            &quot;;[.A223];[.B223];&quot; &quot;;[.C223])" office:value-type="string" office:string-value="            1776: 3.36999333339383E+066" calcext:value-type="string">
            <text:p><text:s text:c="12"/>1776: 3.36999333339383E+066</text:p>
          </table:table-cell>
        </table:table-row>
        <table:table-row table:style-name="ro1">
          <table:table-cell table:formula="of:=[.A223]+8" office:value-type="float" office:value="1784" calcext:value-type="float">
            <text:p>1784</text:p>
          </table:table-cell>
          <table:table-cell office:value-type="string" calcext:value-type="string">
            <text:p>:</text:p>
          </table:table-cell>
          <table:table-cell table:formula="of:=2*[.C223]" office:value-type="float" office:value="6.73998666678766E+066" calcext:value-type="float">
            <text:p>6.73998666678766E+066</text:p>
          </table:table-cell>
          <table:table-cell table:formula="of:=CONCATENATE(&quot;            &quot;;[.A224];[.B224];&quot; &quot;;[.C224])" office:value-type="string" office:string-value="            1784: 6.73998666678766E+066" calcext:value-type="string">
            <text:p><text:s text:c="12"/>1784: 6.73998666678766E+066</text:p>
          </table:table-cell>
        </table:table-row>
        <table:table-row table:style-name="ro1">
          <table:table-cell table:formula="of:=[.A224]+8" office:value-type="float" office:value="1792" calcext:value-type="float">
            <text:p>1792</text:p>
          </table:table-cell>
          <table:table-cell office:value-type="string" calcext:value-type="string">
            <text:p>:</text:p>
          </table:table-cell>
          <table:table-cell table:formula="of:=2*[.C224]" office:value-type="float" office:value="1.34799733335753E+067" calcext:value-type="float">
            <text:p>1.34799733335753E+067</text:p>
          </table:table-cell>
          <table:table-cell table:formula="of:=CONCATENATE(&quot;            &quot;;[.A225];[.B225];&quot; &quot;;[.C225])" office:value-type="string" office:string-value="            1792: 1.34799733335753E+067" calcext:value-type="string">
            <text:p><text:s text:c="12"/>1792: 1.34799733335753E+067</text:p>
          </table:table-cell>
        </table:table-row>
        <table:table-row table:style-name="ro1">
          <table:table-cell table:formula="of:=[.A225]+8" office:value-type="float" office:value="1800" calcext:value-type="float">
            <text:p>1800</text:p>
          </table:table-cell>
          <table:table-cell office:value-type="string" calcext:value-type="string">
            <text:p>:</text:p>
          </table:table-cell>
          <table:table-cell table:formula="of:=2*[.C225]" office:value-type="float" office:value="2.69599466671506E+067" calcext:value-type="float">
            <text:p>2.69599466671506E+067</text:p>
          </table:table-cell>
          <table:table-cell table:formula="of:=CONCATENATE(&quot;            &quot;;[.A226];[.B226];&quot; &quot;;[.C226])" office:value-type="string" office:string-value="            1800: 2.69599466671506E+067" calcext:value-type="string">
            <text:p><text:s text:c="12"/>1800: 2.69599466671506E+067</text:p>
          </table:table-cell>
        </table:table-row>
        <table:table-row table:style-name="ro1">
          <table:table-cell table:formula="of:=[.A226]+8" office:value-type="float" office:value="1808" calcext:value-type="float">
            <text:p>1808</text:p>
          </table:table-cell>
          <table:table-cell office:value-type="string" calcext:value-type="string">
            <text:p>:</text:p>
          </table:table-cell>
          <table:table-cell table:formula="of:=2*[.C226]" office:value-type="float" office:value="5.39198933343013E+067" calcext:value-type="float">
            <text:p>5.39198933343013E+067</text:p>
          </table:table-cell>
          <table:table-cell table:formula="of:=CONCATENATE(&quot;            &quot;;[.A227];[.B227];&quot; &quot;;[.C227])" office:value-type="string" office:string-value="            1808: 5.39198933343013E+067" calcext:value-type="string">
            <text:p><text:s text:c="12"/>1808: 5.39198933343013E+067</text:p>
          </table:table-cell>
        </table:table-row>
        <table:table-row table:style-name="ro1">
          <table:table-cell table:formula="of:=[.A227]+8" office:value-type="float" office:value="1816" calcext:value-type="float">
            <text:p>1816</text:p>
          </table:table-cell>
          <table:table-cell office:value-type="string" calcext:value-type="string">
            <text:p>:</text:p>
          </table:table-cell>
          <table:table-cell table:formula="of:=2*[.C227]" office:value-type="float" office:value="1.07839786668603E+068" calcext:value-type="float">
            <text:p>1.07839786668603E+068</text:p>
          </table:table-cell>
          <table:table-cell table:formula="of:=CONCATENATE(&quot;            &quot;;[.A228];[.B228];&quot; &quot;;[.C228])" office:value-type="string" office:string-value="            1816: 1.07839786668603E+068" calcext:value-type="string">
            <text:p><text:s text:c="12"/>1816: 1.07839786668603E+068</text:p>
          </table:table-cell>
        </table:table-row>
        <table:table-row table:style-name="ro1">
          <table:table-cell table:formula="of:=[.A228]+8" office:value-type="float" office:value="1824" calcext:value-type="float">
            <text:p>1824</text:p>
          </table:table-cell>
          <table:table-cell office:value-type="string" calcext:value-type="string">
            <text:p>:</text:p>
          </table:table-cell>
          <table:table-cell table:formula="of:=2*[.C228]" office:value-type="float" office:value="2.15679573337205E+068" calcext:value-type="float">
            <text:p>2.15679573337205E+068</text:p>
          </table:table-cell>
          <table:table-cell table:formula="of:=CONCATENATE(&quot;            &quot;;[.A229];[.B229];&quot; &quot;;[.C229])" office:value-type="string" office:string-value="            1824: 2.15679573337205E+068" calcext:value-type="string">
            <text:p><text:s text:c="12"/>1824: 2.15679573337205E+068</text:p>
          </table:table-cell>
        </table:table-row>
        <table:table-row table:style-name="ro1">
          <table:table-cell table:formula="of:=[.A229]+8" office:value-type="float" office:value="1832" calcext:value-type="float">
            <text:p>1832</text:p>
          </table:table-cell>
          <table:table-cell office:value-type="string" calcext:value-type="string">
            <text:p>:</text:p>
          </table:table-cell>
          <table:table-cell table:formula="of:=2*[.C229]" office:value-type="float" office:value="4.3135914667441E+068" calcext:value-type="float">
            <text:p>4.3135914667441E+068</text:p>
          </table:table-cell>
          <table:table-cell table:formula="of:=CONCATENATE(&quot;            &quot;;[.A230];[.B230];&quot; &quot;;[.C230])" office:value-type="string" office:string-value="            1832: 4.3135914667441E+068" calcext:value-type="string">
            <text:p><text:s text:c="12"/>1832: 4.3135914667441E+068</text:p>
          </table:table-cell>
        </table:table-row>
        <table:table-row table:style-name="ro1">
          <table:table-cell table:formula="of:=[.A230]+8" office:value-type="float" office:value="1840" calcext:value-type="float">
            <text:p>1840</text:p>
          </table:table-cell>
          <table:table-cell office:value-type="string" calcext:value-type="string">
            <text:p>:</text:p>
          </table:table-cell>
          <table:table-cell table:formula="of:=2*[.C230]" office:value-type="float" office:value="8.62718293348821E+068" calcext:value-type="float">
            <text:p>8.62718293348821E+068</text:p>
          </table:table-cell>
          <table:table-cell table:formula="of:=CONCATENATE(&quot;            &quot;;[.A231];[.B231];&quot; &quot;;[.C231])" office:value-type="string" office:string-value="            1840: 8.62718293348821E+068" calcext:value-type="string">
            <text:p><text:s text:c="12"/>1840: 8.62718293348821E+068</text:p>
          </table:table-cell>
        </table:table-row>
        <table:table-row table:style-name="ro1">
          <table:table-cell table:formula="of:=[.A231]+8" office:value-type="float" office:value="1848" calcext:value-type="float">
            <text:p>1848</text:p>
          </table:table-cell>
          <table:table-cell office:value-type="string" calcext:value-type="string">
            <text:p>:</text:p>
          </table:table-cell>
          <table:table-cell table:formula="of:=2*[.C231]" office:value-type="float" office:value="1.72543658669764E+069" calcext:value-type="float">
            <text:p>1.72543658669764E+069</text:p>
          </table:table-cell>
          <table:table-cell table:formula="of:=CONCATENATE(&quot;            &quot;;[.A232];[.B232];&quot; &quot;;[.C232])" office:value-type="string" office:string-value="            1848: 1.72543658669764E+069" calcext:value-type="string">
            <text:p><text:s text:c="12"/>1848: 1.72543658669764E+069</text:p>
          </table:table-cell>
        </table:table-row>
        <table:table-row table:style-name="ro1">
          <table:table-cell table:formula="of:=[.A232]+8" office:value-type="float" office:value="1856" calcext:value-type="float">
            <text:p>1856</text:p>
          </table:table-cell>
          <table:table-cell office:value-type="string" calcext:value-type="string">
            <text:p>:</text:p>
          </table:table-cell>
          <table:table-cell table:formula="of:=2*[.C232]" office:value-type="float" office:value="3.45087317339528E+069" calcext:value-type="float">
            <text:p>3.45087317339528E+069</text:p>
          </table:table-cell>
          <table:table-cell table:formula="of:=CONCATENATE(&quot;            &quot;;[.A233];[.B233];&quot; &quot;;[.C233])" office:value-type="string" office:string-value="            1856: 3.45087317339528E+069" calcext:value-type="string">
            <text:p><text:s text:c="12"/>1856: 3.45087317339528E+069</text:p>
          </table:table-cell>
        </table:table-row>
        <table:table-row table:style-name="ro1">
          <table:table-cell table:formula="of:=[.A233]+8" office:value-type="float" office:value="1864" calcext:value-type="float">
            <text:p>1864</text:p>
          </table:table-cell>
          <table:table-cell office:value-type="string" calcext:value-type="string">
            <text:p>:</text:p>
          </table:table-cell>
          <table:table-cell table:formula="of:=2*[.C233]" office:value-type="float" office:value="6.90174634679056E+069" calcext:value-type="float">
            <text:p>6.90174634679056E+069</text:p>
          </table:table-cell>
          <table:table-cell table:formula="of:=CONCATENATE(&quot;            &quot;;[.A234];[.B234];&quot; &quot;;[.C234])" office:value-type="string" office:string-value="            1864: 6.90174634679056E+069" calcext:value-type="string">
            <text:p><text:s text:c="12"/>1864: 6.90174634679056E+069</text:p>
          </table:table-cell>
        </table:table-row>
        <table:table-row table:style-name="ro1">
          <table:table-cell table:formula="of:=[.A234]+8" office:value-type="float" office:value="1872" calcext:value-type="float">
            <text:p>1872</text:p>
          </table:table-cell>
          <table:table-cell office:value-type="string" calcext:value-type="string">
            <text:p>:</text:p>
          </table:table-cell>
          <table:table-cell table:formula="of:=2*[.C234]" office:value-type="float" office:value="1.38034926935811E+070" calcext:value-type="float">
            <text:p>1.38034926935811E+070</text:p>
          </table:table-cell>
          <table:table-cell table:formula="of:=CONCATENATE(&quot;            &quot;;[.A235];[.B235];&quot; &quot;;[.C235])" office:value-type="string" office:string-value="            1872: 1.38034926935811E+070" calcext:value-type="string">
            <text:p><text:s text:c="12"/>1872: 1.38034926935811E+070</text:p>
          </table:table-cell>
        </table:table-row>
        <table:table-row table:style-name="ro1">
          <table:table-cell table:formula="of:=[.A235]+8" office:value-type="float" office:value="1880" calcext:value-type="float">
            <text:p>1880</text:p>
          </table:table-cell>
          <table:table-cell office:value-type="string" calcext:value-type="string">
            <text:p>:</text:p>
          </table:table-cell>
          <table:table-cell table:formula="of:=2*[.C235]" office:value-type="float" office:value="2.76069853871623E+070" calcext:value-type="float">
            <text:p>2.76069853871623E+070</text:p>
          </table:table-cell>
          <table:table-cell table:formula="of:=CONCATENATE(&quot;            &quot;;[.A236];[.B236];&quot; &quot;;[.C236])" office:value-type="string" office:string-value="            1880: 2.76069853871623E+070" calcext:value-type="string">
            <text:p><text:s text:c="12"/>1880: 2.76069853871623E+070</text:p>
          </table:table-cell>
        </table:table-row>
        <table:table-row table:style-name="ro1">
          <table:table-cell table:formula="of:=[.A236]+8" office:value-type="float" office:value="1888" calcext:value-type="float">
            <text:p>1888</text:p>
          </table:table-cell>
          <table:table-cell office:value-type="string" calcext:value-type="string">
            <text:p>:</text:p>
          </table:table-cell>
          <table:table-cell table:formula="of:=2*[.C236]" office:value-type="float" office:value="5.52139707743245E+070" calcext:value-type="float">
            <text:p>5.52139707743245E+070</text:p>
          </table:table-cell>
          <table:table-cell table:formula="of:=CONCATENATE(&quot;            &quot;;[.A237];[.B237];&quot; &quot;;[.C237])" office:value-type="string" office:string-value="            1888: 5.52139707743245E+070" calcext:value-type="string">
            <text:p><text:s text:c="12"/>1888: 5.52139707743245E+070</text:p>
          </table:table-cell>
        </table:table-row>
        <table:table-row table:style-name="ro1">
          <table:table-cell table:formula="of:=[.A237]+8" office:value-type="float" office:value="1896" calcext:value-type="float">
            <text:p>1896</text:p>
          </table:table-cell>
          <table:table-cell office:value-type="string" calcext:value-type="string">
            <text:p>:</text:p>
          </table:table-cell>
          <table:table-cell table:formula="of:=2*[.C237]" office:value-type="float" office:value="1.10427941548649E+071" calcext:value-type="float">
            <text:p>1.10427941548649E+071</text:p>
          </table:table-cell>
          <table:table-cell table:formula="of:=CONCATENATE(&quot;            &quot;;[.A238];[.B238];&quot; &quot;;[.C238])" office:value-type="string" office:string-value="            1896: 1.10427941548649E+071" calcext:value-type="string">
            <text:p><text:s text:c="12"/>1896: 1.10427941548649E+071</text:p>
          </table:table-cell>
        </table:table-row>
        <table:table-row table:style-name="ro1">
          <table:table-cell table:formula="of:=[.A238]+8" office:value-type="float" office:value="1904" calcext:value-type="float">
            <text:p>1904</text:p>
          </table:table-cell>
          <table:table-cell office:value-type="string" calcext:value-type="string">
            <text:p>:</text:p>
          </table:table-cell>
          <table:table-cell table:formula="of:=2*[.C238]" office:value-type="float" office:value="2.20855883097298E+071" calcext:value-type="float">
            <text:p>2.20855883097298E+071</text:p>
          </table:table-cell>
          <table:table-cell table:formula="of:=CONCATENATE(&quot;            &quot;;[.A239];[.B239];&quot; &quot;;[.C239])" office:value-type="string" office:string-value="            1904: 2.20855883097298E+071" calcext:value-type="string">
            <text:p><text:s text:c="12"/>1904: 2.20855883097298E+071</text:p>
          </table:table-cell>
        </table:table-row>
        <table:table-row table:style-name="ro1">
          <table:table-cell table:formula="of:=[.A239]+8" office:value-type="float" office:value="1912" calcext:value-type="float">
            <text:p>1912</text:p>
          </table:table-cell>
          <table:table-cell office:value-type="string" calcext:value-type="string">
            <text:p>:</text:p>
          </table:table-cell>
          <table:table-cell table:formula="of:=2*[.C239]" office:value-type="float" office:value="4.41711766194596E+071" calcext:value-type="float">
            <text:p>4.41711766194596E+071</text:p>
          </table:table-cell>
          <table:table-cell table:formula="of:=CONCATENATE(&quot;            &quot;;[.A240];[.B240];&quot; &quot;;[.C240])" office:value-type="string" office:string-value="            1912: 4.41711766194596E+071" calcext:value-type="string">
            <text:p><text:s text:c="12"/>1912: 4.41711766194596E+071</text:p>
          </table:table-cell>
        </table:table-row>
        <table:table-row table:style-name="ro1">
          <table:table-cell table:formula="of:=[.A240]+8" office:value-type="float" office:value="1920" calcext:value-type="float">
            <text:p>1920</text:p>
          </table:table-cell>
          <table:table-cell office:value-type="string" calcext:value-type="string">
            <text:p>:</text:p>
          </table:table-cell>
          <table:table-cell table:formula="of:=2*[.C240]" office:value-type="float" office:value="8.83423532389192E+071" calcext:value-type="float">
            <text:p>8.83423532389192E+071</text:p>
          </table:table-cell>
          <table:table-cell table:formula="of:=CONCATENATE(&quot;            &quot;;[.A241];[.B241];&quot; &quot;;[.C241])" office:value-type="string" office:string-value="            1920: 8.83423532389192E+071" calcext:value-type="string">
            <text:p><text:s text:c="12"/>1920: 8.83423532389192E+071</text:p>
          </table:table-cell>
        </table:table-row>
        <table:table-row table:style-name="ro1">
          <table:table-cell table:formula="of:=[.A241]+8" office:value-type="float" office:value="1928" calcext:value-type="float">
            <text:p>1928</text:p>
          </table:table-cell>
          <table:table-cell office:value-type="string" calcext:value-type="string">
            <text:p>:</text:p>
          </table:table-cell>
          <table:table-cell table:formula="of:=2*[.C241]" office:value-type="float" office:value="1.76684706477838E+072" calcext:value-type="float">
            <text:p>1.76684706477838E+072</text:p>
          </table:table-cell>
          <table:table-cell table:formula="of:=CONCATENATE(&quot;            &quot;;[.A242];[.B242];&quot; &quot;;[.C242])" office:value-type="string" office:string-value="            1928: 1.76684706477838E+072" calcext:value-type="string">
            <text:p><text:s text:c="12"/>1928: 1.76684706477838E+072</text:p>
          </table:table-cell>
        </table:table-row>
        <table:table-row table:style-name="ro1">
          <table:table-cell table:formula="of:=[.A242]+8" office:value-type="float" office:value="1936" calcext:value-type="float">
            <text:p>1936</text:p>
          </table:table-cell>
          <table:table-cell office:value-type="string" calcext:value-type="string">
            <text:p>:</text:p>
          </table:table-cell>
          <table:table-cell table:formula="of:=2*[.C242]" office:value-type="float" office:value="3.53369412955677E+072" calcext:value-type="float">
            <text:p>3.53369412955677E+072</text:p>
          </table:table-cell>
          <table:table-cell table:formula="of:=CONCATENATE(&quot;            &quot;;[.A243];[.B243];&quot; &quot;;[.C243])" office:value-type="string" office:string-value="            1936: 3.53369412955677E+072" calcext:value-type="string">
            <text:p><text:s text:c="12"/>1936: 3.53369412955677E+072</text:p>
          </table:table-cell>
        </table:table-row>
        <table:table-row table:style-name="ro1">
          <table:table-cell table:formula="of:=[.A243]+8" office:value-type="float" office:value="1944" calcext:value-type="float">
            <text:p>1944</text:p>
          </table:table-cell>
          <table:table-cell office:value-type="string" calcext:value-type="string">
            <text:p>:</text:p>
          </table:table-cell>
          <table:table-cell table:formula="of:=2*[.C243]" office:value-type="float" office:value="7.06738825911354E+072" calcext:value-type="float">
            <text:p>7.06738825911354E+072</text:p>
          </table:table-cell>
          <table:table-cell table:formula="of:=CONCATENATE(&quot;            &quot;;[.A244];[.B244];&quot; &quot;;[.C244])" office:value-type="string" office:string-value="            1944: 7.06738825911354E+072" calcext:value-type="string">
            <text:p><text:s text:c="12"/>1944: 7.06738825911354E+072</text:p>
          </table:table-cell>
        </table:table-row>
        <table:table-row table:style-name="ro1">
          <table:table-cell table:formula="of:=[.A244]+8" office:value-type="float" office:value="1952" calcext:value-type="float">
            <text:p>1952</text:p>
          </table:table-cell>
          <table:table-cell office:value-type="string" calcext:value-type="string">
            <text:p>:</text:p>
          </table:table-cell>
          <table:table-cell table:formula="of:=2*[.C244]" office:value-type="float" office:value="1.41347765182271E+073" calcext:value-type="float">
            <text:p>1.41347765182271E+073</text:p>
          </table:table-cell>
          <table:table-cell table:formula="of:=CONCATENATE(&quot;            &quot;;[.A245];[.B245];&quot; &quot;;[.C245])" office:value-type="string" office:string-value="            1952: 1.41347765182271E+073" calcext:value-type="string">
            <text:p><text:s text:c="12"/>1952: 1.41347765182271E+073</text:p>
          </table:table-cell>
        </table:table-row>
        <table:table-row table:style-name="ro1">
          <table:table-cell table:formula="of:=[.A245]+8" office:value-type="float" office:value="1960" calcext:value-type="float">
            <text:p>1960</text:p>
          </table:table-cell>
          <table:table-cell office:value-type="string" calcext:value-type="string">
            <text:p>:</text:p>
          </table:table-cell>
          <table:table-cell table:formula="of:=2*[.C245]" office:value-type="float" office:value="2.82695530364541E+073" calcext:value-type="float">
            <text:p>2.82695530364541E+073</text:p>
          </table:table-cell>
          <table:table-cell table:formula="of:=CONCATENATE(&quot;            &quot;;[.A246];[.B246];&quot; &quot;;[.C246])" office:value-type="string" office:string-value="            1960: 2.82695530364541E+073" calcext:value-type="string">
            <text:p><text:s text:c="12"/>1960: 2.82695530364541E+073</text:p>
          </table:table-cell>
        </table:table-row>
        <table:table-row table:style-name="ro1">
          <table:table-cell table:formula="of:=[.A246]+8" office:value-type="float" office:value="1968" calcext:value-type="float">
            <text:p>1968</text:p>
          </table:table-cell>
          <table:table-cell office:value-type="string" calcext:value-type="string">
            <text:p>:</text:p>
          </table:table-cell>
          <table:table-cell table:formula="of:=2*[.C246]" office:value-type="float" office:value="5.65391060729083E+073" calcext:value-type="float">
            <text:p>5.65391060729083E+073</text:p>
          </table:table-cell>
          <table:table-cell table:formula="of:=CONCATENATE(&quot;            &quot;;[.A247];[.B247];&quot; &quot;;[.C247])" office:value-type="string" office:string-value="            1968: 5.65391060729083E+073" calcext:value-type="string">
            <text:p><text:s text:c="12"/>1968: 5.65391060729083E+073</text:p>
          </table:table-cell>
        </table:table-row>
        <table:table-row table:style-name="ro1">
          <table:table-cell table:formula="of:=[.A247]+8" office:value-type="float" office:value="1976" calcext:value-type="float">
            <text:p>1976</text:p>
          </table:table-cell>
          <table:table-cell office:value-type="string" calcext:value-type="string">
            <text:p>:</text:p>
          </table:table-cell>
          <table:table-cell table:formula="of:=2*[.C247]" office:value-type="float" office:value="1.13078212145817E+074" calcext:value-type="float">
            <text:p>1.13078212145817E+074</text:p>
          </table:table-cell>
          <table:table-cell table:formula="of:=CONCATENATE(&quot;            &quot;;[.A248];[.B248];&quot; &quot;;[.C248])" office:value-type="string" office:string-value="            1976: 1.13078212145817E+074" calcext:value-type="string">
            <text:p><text:s text:c="12"/>1976: 1.13078212145817E+074</text:p>
          </table:table-cell>
        </table:table-row>
        <table:table-row table:style-name="ro1">
          <table:table-cell table:formula="of:=[.A248]+8" office:value-type="float" office:value="1984" calcext:value-type="float">
            <text:p>1984</text:p>
          </table:table-cell>
          <table:table-cell office:value-type="string" calcext:value-type="string">
            <text:p>:</text:p>
          </table:table-cell>
          <table:table-cell table:formula="of:=2*[.C248]" office:value-type="float" office:value="2.26156424291633E+074" calcext:value-type="float">
            <text:p>2.26156424291633E+074</text:p>
          </table:table-cell>
          <table:table-cell table:formula="of:=CONCATENATE(&quot;            &quot;;[.A249];[.B249];&quot; &quot;;[.C249])" office:value-type="string" office:string-value="            1984: 2.26156424291633E+074" calcext:value-type="string">
            <text:p><text:s text:c="12"/>1984: 2.26156424291633E+074</text:p>
          </table:table-cell>
        </table:table-row>
        <table:table-row table:style-name="ro1">
          <table:table-cell table:formula="of:=[.A249]+8" office:value-type="float" office:value="1992" calcext:value-type="float">
            <text:p>1992</text:p>
          </table:table-cell>
          <table:table-cell office:value-type="string" calcext:value-type="string">
            <text:p>:</text:p>
          </table:table-cell>
          <table:table-cell table:formula="of:=2*[.C249]" office:value-type="float" office:value="4.52312848583266E+074" calcext:value-type="float">
            <text:p>4.52312848583266E+074</text:p>
          </table:table-cell>
          <table:table-cell table:formula="of:=CONCATENATE(&quot;            &quot;;[.A250];[.B250];&quot; &quot;;[.C250])" office:value-type="string" office:string-value="            1992: 4.52312848583266E+074" calcext:value-type="string">
            <text:p><text:s text:c="12"/>1992: 4.52312848583266E+074</text:p>
          </table:table-cell>
        </table:table-row>
        <table:table-row table:style-name="ro1">
          <table:table-cell table:formula="of:=[.A250]+8" office:value-type="float" office:value="2000" calcext:value-type="float">
            <text:p>2000</text:p>
          </table:table-cell>
          <table:table-cell office:value-type="string" calcext:value-type="string">
            <text:p>:</text:p>
          </table:table-cell>
          <table:table-cell table:formula="of:=2*[.C250]" office:value-type="float" office:value="9.04625697166533E+074" calcext:value-type="float">
            <text:p>9.04625697166533E+074</text:p>
          </table:table-cell>
          <table:table-cell table:formula="of:=CONCATENATE(&quot;            &quot;;[.A251];[.B251];&quot; &quot;;[.C251])" office:value-type="string" office:string-value="            2000: 9.04625697166533E+074" calcext:value-type="string">
            <text:p><text:s text:c="12"/>2000: 9.04625697166533E+074</text:p>
          </table:table-cell>
        </table:table-row>
        <table:table-row table:style-name="ro1">
          <table:table-cell table:formula="of:=[.A251]+8" office:value-type="float" office:value="2008" calcext:value-type="float">
            <text:p>2008</text:p>
          </table:table-cell>
          <table:table-cell office:value-type="string" calcext:value-type="string">
            <text:p>:</text:p>
          </table:table-cell>
          <table:table-cell table:formula="of:=2*[.C251]" office:value-type="float" office:value="1.80925139433307E+075" calcext:value-type="float">
            <text:p>1.80925139433307E+075</text:p>
          </table:table-cell>
          <table:table-cell table:formula="of:=CONCATENATE(&quot;            &quot;;[.A252];[.B252];&quot; &quot;;[.C252])" office:value-type="string" office:string-value="            2008: 1.80925139433307E+075" calcext:value-type="string">
            <text:p><text:s text:c="12"/>2008: 1.80925139433307E+075</text:p>
          </table:table-cell>
        </table:table-row>
        <table:table-row table:style-name="ro1">
          <table:table-cell table:formula="of:=[.A252]+8" office:value-type="float" office:value="2016" calcext:value-type="float">
            <text:p>2016</text:p>
          </table:table-cell>
          <table:table-cell office:value-type="string" calcext:value-type="string">
            <text:p>:</text:p>
          </table:table-cell>
          <table:table-cell table:formula="of:=2*[.C252]" office:value-type="float" office:value="3.61850278866613E+075" calcext:value-type="float">
            <text:p>3.61850278866613E+075</text:p>
          </table:table-cell>
          <table:table-cell table:formula="of:=CONCATENATE(&quot;            &quot;;[.A253];[.B253];&quot; &quot;;[.C253])" office:value-type="string" office:string-value="            2016: 3.61850278866613E+075" calcext:value-type="string">
            <text:p><text:s text:c="12"/>2016: 3.61850278866613E+075</text:p>
          </table:table-cell>
        </table:table-row>
        <table:table-row table:style-name="ro1">
          <table:table-cell table:formula="of:=[.A253]+8" office:value-type="float" office:value="2024" calcext:value-type="float">
            <text:p>2024</text:p>
          </table:table-cell>
          <table:table-cell office:value-type="string" calcext:value-type="string">
            <text:p>:</text:p>
          </table:table-cell>
          <table:table-cell table:formula="of:=2*[.C253]" office:value-type="float" office:value="7.23700557733226E+075" calcext:value-type="float">
            <text:p>7.23700557733226E+075</text:p>
          </table:table-cell>
          <table:table-cell table:formula="of:=CONCATENATE(&quot;            &quot;;[.A254];[.B254];&quot; &quot;;[.C254])" office:value-type="string" office:string-value="            2024: 7.23700557733226E+075" calcext:value-type="string">
            <text:p><text:s text:c="12"/>2024: 7.23700557733226E+075</text:p>
          </table:table-cell>
        </table:table-row>
        <table:table-row table:style-name="ro1">
          <table:table-cell table:formula="of:=[.A254]+8" office:value-type="float" office:value="2032" calcext:value-type="float">
            <text:p>2032</text:p>
          </table:table-cell>
          <table:table-cell office:value-type="string" calcext:value-type="string">
            <text:p>:</text:p>
          </table:table-cell>
          <table:table-cell table:formula="of:=2*[.C254]" office:value-type="float" office:value="1.44740111546645E+076" calcext:value-type="float">
            <text:p>1.44740111546645E+076</text:p>
          </table:table-cell>
          <table:table-cell table:formula="of:=CONCATENATE(&quot;            &quot;;[.A255];[.B255];&quot; &quot;;[.C255])" office:value-type="string" office:string-value="            2032: 1.44740111546645E+076" calcext:value-type="string">
            <text:p><text:s text:c="12"/>2032: 1.44740111546645E+076</text:p>
          </table:table-cell>
        </table:table-row>
        <table:table-row table:style-name="ro1">
          <table:table-cell table:formula="of:=[.A255]+8" office:value-type="float" office:value="2040" calcext:value-type="float">
            <text:p>2040</text:p>
          </table:table-cell>
          <table:table-cell office:value-type="string" calcext:value-type="string">
            <text:p>:</text:p>
          </table:table-cell>
          <table:table-cell table:formula="of:=2*[.C255]" office:value-type="float" office:value="2.8948022309329E+076" calcext:value-type="float">
            <text:p>2.8948022309329E+076</text:p>
          </table:table-cell>
          <table:table-cell table:formula="of:=CONCATENATE(&quot;            &quot;;[.A256];[.B256];&quot; &quot;;[.C256])" office:value-type="string" office:string-value="            2040: 2.8948022309329E+076" calcext:value-type="string">
            <text:p><text:s text:c="12"/>2040: 2.8948022309329E+076</text:p>
          </table:table-cell>
        </table:table-row>
        <table:table-row table:style-name="ro1">
          <table:table-cell table:formula="of:=[.A256]+8" office:value-type="float" office:value="2048" calcext:value-type="float">
            <text:p>2048</text:p>
          </table:table-cell>
          <table:table-cell office:value-type="string" calcext:value-type="string">
            <text:p>:</text:p>
          </table:table-cell>
          <table:table-cell table:formula="of:=2*[.C256]" office:value-type="float" office:value="5.78960446186581E+076" calcext:value-type="float">
            <text:p>5.78960446186581E+076</text:p>
          </table:table-cell>
          <table:table-cell table:formula="of:=CONCATENATE(&quot;            &quot;;[.A257];[.B257];&quot; &quot;;[.C257])" office:value-type="string" office:string-value="            2048: 5.78960446186581E+076" calcext:value-type="string">
            <text:p><text:s text:c="12"/>2048: 5.78960446186581E+076</text:p>
          </table:table-cell>
        </table:table-row>
        <table:table-row table:style-name="ro1">
          <table:table-cell table:formula="of:=[.A257]+8" office:value-type="float" office:value="2056" calcext:value-type="float">
            <text:p>2056</text:p>
          </table:table-cell>
          <table:table-cell office:value-type="string" calcext:value-type="string">
            <text:p>:</text:p>
          </table:table-cell>
          <table:table-cell table:formula="of:=2*[.C257]" office:value-type="float" office:value="1.15792089237316E+077" calcext:value-type="float">
            <text:p>1.15792089237316E+077</text:p>
          </table:table-cell>
          <table:table-cell table:formula="of:=CONCATENATE(&quot;            &quot;;[.A258];[.B258];&quot; &quot;;[.C258])" office:value-type="string" office:string-value="            2056: 1.15792089237316E+077" calcext:value-type="string">
            <text:p><text:s text:c="12"/>2056: 1.15792089237316E+077</text:p>
          </table:table-cell>
        </table:table-row>
        <table:table-row table:style-name="ro1">
          <table:table-cell table:formula="of:=[.A258]+8" office:value-type="float" office:value="2064" calcext:value-type="float">
            <text:p>2064</text:p>
          </table:table-cell>
          <table:table-cell office:value-type="string" calcext:value-type="string">
            <text:p>:</text:p>
          </table:table-cell>
          <table:table-cell table:formula="of:=2*[.C258]" office:value-type="float" office:value="2.31584178474632E+077" calcext:value-type="float">
            <text:p>2.31584178474632E+077</text:p>
          </table:table-cell>
          <table:table-cell table:formula="of:=CONCATENATE(&quot;            &quot;;[.A259];[.B259];&quot; &quot;;[.C259])" office:value-type="string" office:string-value="            2064: 2.31584178474632E+077" calcext:value-type="string">
            <text:p><text:s text:c="12"/>2064: 2.31584178474632E+077</text:p>
          </table:table-cell>
        </table:table-row>
        <table:table-row table:style-name="ro1">
          <table:table-cell table:formula="of:=[.A259]+8" office:value-type="float" office:value="2072" calcext:value-type="float">
            <text:p>2072</text:p>
          </table:table-cell>
          <table:table-cell office:value-type="string" calcext:value-type="string">
            <text:p>:</text:p>
          </table:table-cell>
          <table:table-cell table:formula="of:=2*[.C259]" office:value-type="float" office:value="4.63168356949265E+077" calcext:value-type="float">
            <text:p>4.63168356949265E+077</text:p>
          </table:table-cell>
          <table:table-cell table:formula="of:=CONCATENATE(&quot;            &quot;;[.A260];[.B260];&quot; &quot;;[.C260])" office:value-type="string" office:string-value="            2072: 4.63168356949265E+077" calcext:value-type="string">
            <text:p><text:s text:c="12"/>2072: 4.63168356949265E+077</text:p>
          </table:table-cell>
        </table:table-row>
        <table:table-row table:style-name="ro1">
          <table:table-cell table:formula="of:=[.A260]+8" office:value-type="float" office:value="2080" calcext:value-type="float">
            <text:p>2080</text:p>
          </table:table-cell>
          <table:table-cell office:value-type="string" calcext:value-type="string">
            <text:p>:</text:p>
          </table:table-cell>
          <table:table-cell table:formula="of:=2*[.C260]" office:value-type="float" office:value="9.2633671389853E+077" calcext:value-type="float">
            <text:p>9.2633671389853E+077</text:p>
          </table:table-cell>
          <table:table-cell table:formula="of:=CONCATENATE(&quot;            &quot;;[.A261];[.B261];&quot; &quot;;[.C261])" office:value-type="string" office:string-value="            2080: 9.2633671389853E+077" calcext:value-type="string">
            <text:p><text:s text:c="12"/>2080: 9.2633671389853E+077</text:p>
          </table:table-cell>
        </table:table-row>
        <table:table-row table:style-name="ro1">
          <table:table-cell table:formula="of:=[.A261]+8" office:value-type="float" office:value="2088" calcext:value-type="float">
            <text:p>2088</text:p>
          </table:table-cell>
          <table:table-cell office:value-type="string" calcext:value-type="string">
            <text:p>:</text:p>
          </table:table-cell>
          <table:table-cell table:formula="of:=2*[.C261]" office:value-type="float" office:value="1.85267342779706E+078" calcext:value-type="float">
            <text:p>1.85267342779706E+078</text:p>
          </table:table-cell>
          <table:table-cell table:formula="of:=CONCATENATE(&quot;            &quot;;[.A262];[.B262];&quot; &quot;;[.C262])" office:value-type="string" office:string-value="            2088: 1.85267342779706E+078" calcext:value-type="string">
            <text:p><text:s text:c="12"/>2088: 1.85267342779706E+078</text:p>
          </table:table-cell>
        </table:table-row>
        <table:table-row table:style-name="ro1">
          <table:table-cell table:formula="of:=[.A262]+8" office:value-type="float" office:value="2096" calcext:value-type="float">
            <text:p>2096</text:p>
          </table:table-cell>
          <table:table-cell office:value-type="string" calcext:value-type="string">
            <text:p>:</text:p>
          </table:table-cell>
          <table:table-cell table:formula="of:=2*[.C262]" office:value-type="float" office:value="3.70534685559412E+078" calcext:value-type="float">
            <text:p>3.70534685559412E+078</text:p>
          </table:table-cell>
          <table:table-cell table:formula="of:=CONCATENATE(&quot;            &quot;;[.A263];[.B263];&quot; &quot;;[.C263])" office:value-type="string" office:string-value="            2096: 3.70534685559412E+078" calcext:value-type="string">
            <text:p><text:s text:c="12"/>2096: 3.70534685559412E+078</text:p>
          </table:table-cell>
        </table:table-row>
        <table:table-row table:style-name="ro1">
          <table:table-cell table:formula="of:=[.A263]+8" office:value-type="float" office:value="2104" calcext:value-type="float">
            <text:p>2104</text:p>
          </table:table-cell>
          <table:table-cell office:value-type="string" calcext:value-type="string">
            <text:p>:</text:p>
          </table:table-cell>
          <table:table-cell table:formula="of:=2*[.C263]" office:value-type="float" office:value="7.41069371118824E+078" calcext:value-type="float">
            <text:p>7.41069371118824E+078</text:p>
          </table:table-cell>
          <table:table-cell table:formula="of:=CONCATENATE(&quot;            &quot;;[.A264];[.B264];&quot; &quot;;[.C264])" office:value-type="string" office:string-value="            2104: 7.41069371118824E+078" calcext:value-type="string">
            <text:p><text:s text:c="12"/>2104: 7.41069371118824E+078</text:p>
          </table:table-cell>
        </table:table-row>
        <table:table-row table:style-name="ro1">
          <table:table-cell table:formula="of:=[.A264]+8" office:value-type="float" office:value="2112" calcext:value-type="float">
            <text:p>2112</text:p>
          </table:table-cell>
          <table:table-cell office:value-type="string" calcext:value-type="string">
            <text:p>:</text:p>
          </table:table-cell>
          <table:table-cell table:formula="of:=2*[.C264]" office:value-type="float" office:value="1.48213874223765E+079" calcext:value-type="float">
            <text:p>1.48213874223765E+079</text:p>
          </table:table-cell>
          <table:table-cell table:formula="of:=CONCATENATE(&quot;            &quot;;[.A265];[.B265];&quot; &quot;;[.C265])" office:value-type="string" office:string-value="            2112: 1.48213874223765E+079" calcext:value-type="string">
            <text:p><text:s text:c="12"/>2112: 1.48213874223765E+079</text:p>
          </table:table-cell>
        </table:table-row>
        <table:table-row table:style-name="ro1">
          <table:table-cell table:formula="of:=[.A265]+8" office:value-type="float" office:value="2120" calcext:value-type="float">
            <text:p>2120</text:p>
          </table:table-cell>
          <table:table-cell office:value-type="string" calcext:value-type="string">
            <text:p>:</text:p>
          </table:table-cell>
          <table:table-cell table:formula="of:=2*[.C265]" office:value-type="float" office:value="2.96427748447529E+079" calcext:value-type="float">
            <text:p>2.96427748447529E+079</text:p>
          </table:table-cell>
          <table:table-cell table:formula="of:=CONCATENATE(&quot;            &quot;;[.A266];[.B266];&quot; &quot;;[.C266])" office:value-type="string" office:string-value="            2120: 2.96427748447529E+079" calcext:value-type="string">
            <text:p><text:s text:c="12"/>2120: 2.96427748447529E+079</text:p>
          </table:table-cell>
        </table:table-row>
        <table:table-row table:style-name="ro1">
          <table:table-cell table:formula="of:=[.A266]+8" office:value-type="float" office:value="2128" calcext:value-type="float">
            <text:p>2128</text:p>
          </table:table-cell>
          <table:table-cell office:value-type="string" calcext:value-type="string">
            <text:p>:</text:p>
          </table:table-cell>
          <table:table-cell table:formula="of:=2*[.C266]" office:value-type="float" office:value="5.92855496895059E+079" calcext:value-type="float">
            <text:p>5.92855496895059E+079</text:p>
          </table:table-cell>
          <table:table-cell table:formula="of:=CONCATENATE(&quot;            &quot;;[.A267];[.B267];&quot; &quot;;[.C267])" office:value-type="string" office:string-value="            2128: 5.92855496895059E+079" calcext:value-type="string">
            <text:p><text:s text:c="12"/>2128: 5.92855496895059E+079</text:p>
          </table:table-cell>
        </table:table-row>
        <table:table-row table:style-name="ro1">
          <table:table-cell table:formula="of:=[.A267]+8" office:value-type="float" office:value="2136" calcext:value-type="float">
            <text:p>2136</text:p>
          </table:table-cell>
          <table:table-cell office:value-type="string" calcext:value-type="string">
            <text:p>:</text:p>
          </table:table-cell>
          <table:table-cell table:formula="of:=2*[.C267]" office:value-type="float" office:value="1.18571099379012E+080" calcext:value-type="float">
            <text:p>1.18571099379012E+080</text:p>
          </table:table-cell>
          <table:table-cell table:formula="of:=CONCATENATE(&quot;            &quot;;[.A268];[.B268];&quot; &quot;;[.C268])" office:value-type="string" office:string-value="            2136: 1.18571099379012E+080" calcext:value-type="string">
            <text:p><text:s text:c="12"/>2136: 1.18571099379012E+080</text:p>
          </table:table-cell>
        </table:table-row>
        <table:table-row table:style-name="ro1">
          <table:table-cell table:formula="of:=[.A268]+8" office:value-type="float" office:value="2144" calcext:value-type="float">
            <text:p>2144</text:p>
          </table:table-cell>
          <table:table-cell office:value-type="string" calcext:value-type="string">
            <text:p>:</text:p>
          </table:table-cell>
          <table:table-cell table:formula="of:=2*[.C268]" office:value-type="float" office:value="2.37142198758024E+080" calcext:value-type="float">
            <text:p>2.37142198758024E+080</text:p>
          </table:table-cell>
          <table:table-cell table:formula="of:=CONCATENATE(&quot;            &quot;;[.A269];[.B269];&quot; &quot;;[.C269])" office:value-type="string" office:string-value="            2144: 2.37142198758024E+080" calcext:value-type="string">
            <text:p><text:s text:c="12"/>2144: 2.37142198758024E+080</text:p>
          </table:table-cell>
        </table:table-row>
        <table:table-row table:style-name="ro1">
          <table:table-cell table:formula="of:=[.A269]+8" office:value-type="float" office:value="2152" calcext:value-type="float">
            <text:p>2152</text:p>
          </table:table-cell>
          <table:table-cell office:value-type="string" calcext:value-type="string">
            <text:p>:</text:p>
          </table:table-cell>
          <table:table-cell table:formula="of:=2*[.C269]" office:value-type="float" office:value="4.74284397516047E+080" calcext:value-type="float">
            <text:p>4.74284397516047E+080</text:p>
          </table:table-cell>
          <table:table-cell table:formula="of:=CONCATENATE(&quot;            &quot;;[.A270];[.B270];&quot; &quot;;[.C270])" office:value-type="string" office:string-value="            2152: 4.74284397516047E+080" calcext:value-type="string">
            <text:p><text:s text:c="12"/>2152: 4.74284397516047E+080</text:p>
          </table:table-cell>
        </table:table-row>
        <table:table-row table:style-name="ro1">
          <table:table-cell table:formula="of:=[.A270]+8" office:value-type="float" office:value="2160" calcext:value-type="float">
            <text:p>2160</text:p>
          </table:table-cell>
          <table:table-cell office:value-type="string" calcext:value-type="string">
            <text:p>:</text:p>
          </table:table-cell>
          <table:table-cell table:formula="of:=2*[.C270]" office:value-type="float" office:value="9.48568795032094E+080" calcext:value-type="float">
            <text:p>9.48568795032094E+080</text:p>
          </table:table-cell>
          <table:table-cell table:formula="of:=CONCATENATE(&quot;            &quot;;[.A271];[.B271];&quot; &quot;;[.C271])" office:value-type="string" office:string-value="            2160: 9.48568795032094E+080" calcext:value-type="string">
            <text:p><text:s text:c="12"/>2160: 9.48568795032094E+080</text:p>
          </table:table-cell>
        </table:table-row>
        <table:table-row table:style-name="ro1">
          <table:table-cell table:formula="of:=[.A271]+8" office:value-type="float" office:value="2168" calcext:value-type="float">
            <text:p>2168</text:p>
          </table:table-cell>
          <table:table-cell office:value-type="string" calcext:value-type="string">
            <text:p>:</text:p>
          </table:table-cell>
          <table:table-cell table:formula="of:=2*[.C271]" office:value-type="float" office:value="1.89713759006419E+081" calcext:value-type="float">
            <text:p>1.89713759006419E+081</text:p>
          </table:table-cell>
          <table:table-cell table:formula="of:=CONCATENATE(&quot;            &quot;;[.A272];[.B272];&quot; &quot;;[.C272])" office:value-type="string" office:string-value="            2168: 1.89713759006419E+081" calcext:value-type="string">
            <text:p><text:s text:c="12"/>2168: 1.89713759006419E+081</text:p>
          </table:table-cell>
        </table:table-row>
        <table:table-row table:style-name="ro1">
          <table:table-cell table:formula="of:=[.A272]+8" office:value-type="float" office:value="2176" calcext:value-type="float">
            <text:p>2176</text:p>
          </table:table-cell>
          <table:table-cell office:value-type="string" calcext:value-type="string">
            <text:p>:</text:p>
          </table:table-cell>
          <table:table-cell table:formula="of:=2*[.C272]" office:value-type="float" office:value="3.79427518012838E+081" calcext:value-type="float">
            <text:p>3.79427518012838E+081</text:p>
          </table:table-cell>
          <table:table-cell table:formula="of:=CONCATENATE(&quot;            &quot;;[.A273];[.B273];&quot; &quot;;[.C273])" office:value-type="string" office:string-value="            2176: 3.79427518012838E+081" calcext:value-type="string">
            <text:p><text:s text:c="12"/>2176: 3.79427518012838E+081</text:p>
          </table:table-cell>
        </table:table-row>
        <table:table-row table:style-name="ro1">
          <table:table-cell table:formula="of:=[.A273]+8" office:value-type="float" office:value="2184" calcext:value-type="float">
            <text:p>2184</text:p>
          </table:table-cell>
          <table:table-cell office:value-type="string" calcext:value-type="string">
            <text:p>:</text:p>
          </table:table-cell>
          <table:table-cell table:formula="of:=2*[.C273]" office:value-type="float" office:value="7.58855036025676E+081" calcext:value-type="float">
            <text:p>7.58855036025676E+081</text:p>
          </table:table-cell>
          <table:table-cell table:formula="of:=CONCATENATE(&quot;            &quot;;[.A274];[.B274];&quot; &quot;;[.C274])" office:value-type="string" office:string-value="            2184: 7.58855036025676E+081" calcext:value-type="string">
            <text:p><text:s text:c="12"/>2184: 7.58855036025676E+081</text:p>
          </table:table-cell>
        </table:table-row>
        <table:table-row table:style-name="ro1">
          <table:table-cell table:formula="of:=[.A274]+8" office:value-type="float" office:value="2192" calcext:value-type="float">
            <text:p>2192</text:p>
          </table:table-cell>
          <table:table-cell office:value-type="string" calcext:value-type="string">
            <text:p>:</text:p>
          </table:table-cell>
          <table:table-cell table:formula="of:=2*[.C274]" office:value-type="float" office:value="1.51771007205135E+082" calcext:value-type="float">
            <text:p>1.51771007205135E+082</text:p>
          </table:table-cell>
          <table:table-cell table:formula="of:=CONCATENATE(&quot;            &quot;;[.A275];[.B275];&quot; &quot;;[.C275])" office:value-type="string" office:string-value="            2192: 1.51771007205135E+082" calcext:value-type="string">
            <text:p><text:s text:c="12"/>2192: 1.51771007205135E+082</text:p>
          </table:table-cell>
        </table:table-row>
        <table:table-row table:style-name="ro1">
          <table:table-cell table:formula="of:=[.A275]+8" office:value-type="float" office:value="2200" calcext:value-type="float">
            <text:p>2200</text:p>
          </table:table-cell>
          <table:table-cell office:value-type="string" calcext:value-type="string">
            <text:p>:</text:p>
          </table:table-cell>
          <table:table-cell table:formula="of:=2*[.C275]" office:value-type="float" office:value="3.0354201441027E+082" calcext:value-type="float">
            <text:p>3.0354201441027E+082</text:p>
          </table:table-cell>
          <table:table-cell table:formula="of:=CONCATENATE(&quot;            &quot;;[.A276];[.B276];&quot; &quot;;[.C276])" office:value-type="string" office:string-value="            2200: 3.0354201441027E+082" calcext:value-type="string">
            <text:p><text:s text:c="12"/>2200: 3.0354201441027E+082</text:p>
          </table:table-cell>
        </table:table-row>
        <table:table-row table:style-name="ro1">
          <table:table-cell table:formula="of:=[.A276]+8" office:value-type="float" office:value="2208" calcext:value-type="float">
            <text:p>2208</text:p>
          </table:table-cell>
          <table:table-cell office:value-type="string" calcext:value-type="string">
            <text:p>:</text:p>
          </table:table-cell>
          <table:table-cell table:formula="of:=2*[.C276]" office:value-type="float" office:value="6.0708402882054E+082" calcext:value-type="float">
            <text:p>6.0708402882054E+082</text:p>
          </table:table-cell>
          <table:table-cell table:formula="of:=CONCATENATE(&quot;            &quot;;[.A277];[.B277];&quot; &quot;;[.C277])" office:value-type="string" office:string-value="            2208: 6.0708402882054E+082" calcext:value-type="string">
            <text:p><text:s text:c="12"/>2208: 6.0708402882054E+082</text:p>
          </table:table-cell>
        </table:table-row>
        <table:table-row table:style-name="ro1">
          <table:table-cell table:formula="of:=[.A277]+8" office:value-type="float" office:value="2216" calcext:value-type="float">
            <text:p>2216</text:p>
          </table:table-cell>
          <table:table-cell office:value-type="string" calcext:value-type="string">
            <text:p>:</text:p>
          </table:table-cell>
          <table:table-cell table:formula="of:=2*[.C277]" office:value-type="float" office:value="1.21416805764108E+083" calcext:value-type="float">
            <text:p>1.21416805764108E+083</text:p>
          </table:table-cell>
          <table:table-cell table:formula="of:=CONCATENATE(&quot;            &quot;;[.A278];[.B278];&quot; &quot;;[.C278])" office:value-type="string" office:string-value="            2216: 1.21416805764108E+083" calcext:value-type="string">
            <text:p><text:s text:c="12"/>2216: 1.21416805764108E+083</text:p>
          </table:table-cell>
        </table:table-row>
        <table:table-row table:style-name="ro1">
          <table:table-cell table:formula="of:=[.A278]+8" office:value-type="float" office:value="2224" calcext:value-type="float">
            <text:p>2224</text:p>
          </table:table-cell>
          <table:table-cell office:value-type="string" calcext:value-type="string">
            <text:p>:</text:p>
          </table:table-cell>
          <table:table-cell table:formula="of:=2*[.C278]" office:value-type="float" office:value="2.42833611528216E+083" calcext:value-type="float">
            <text:p>2.42833611528216E+083</text:p>
          </table:table-cell>
          <table:table-cell table:formula="of:=CONCATENATE(&quot;            &quot;;[.A279];[.B279];&quot; &quot;;[.C279])" office:value-type="string" office:string-value="            2224: 2.42833611528216E+083" calcext:value-type="string">
            <text:p><text:s text:c="12"/>2224: 2.42833611528216E+083</text:p>
          </table:table-cell>
        </table:table-row>
        <table:table-row table:style-name="ro1">
          <table:table-cell table:formula="of:=[.A279]+8" office:value-type="float" office:value="2232" calcext:value-type="float">
            <text:p>2232</text:p>
          </table:table-cell>
          <table:table-cell office:value-type="string" calcext:value-type="string">
            <text:p>:</text:p>
          </table:table-cell>
          <table:table-cell table:formula="of:=2*[.C279]" office:value-type="float" office:value="4.85667223056432E+083" calcext:value-type="float">
            <text:p>4.85667223056432E+083</text:p>
          </table:table-cell>
          <table:table-cell table:formula="of:=CONCATENATE(&quot;            &quot;;[.A280];[.B280];&quot; &quot;;[.C280])" office:value-type="string" office:string-value="            2232: 4.85667223056432E+083" calcext:value-type="string">
            <text:p><text:s text:c="12"/>2232: 4.85667223056432E+083</text:p>
          </table:table-cell>
        </table:table-row>
        <table:table-row table:style-name="ro1">
          <table:table-cell table:formula="of:=[.A280]+8" office:value-type="float" office:value="2240" calcext:value-type="float">
            <text:p>2240</text:p>
          </table:table-cell>
          <table:table-cell office:value-type="string" calcext:value-type="string">
            <text:p>:</text:p>
          </table:table-cell>
          <table:table-cell table:formula="of:=2*[.C280]" office:value-type="float" office:value="9.71334446112865E+083" calcext:value-type="float">
            <text:p>9.71334446112865E+083</text:p>
          </table:table-cell>
          <table:table-cell table:formula="of:=CONCATENATE(&quot;            &quot;;[.A281];[.B281];&quot; &quot;;[.C281])" office:value-type="string" office:string-value="            2240: 9.71334446112865E+083" calcext:value-type="string">
            <text:p><text:s text:c="12"/>2240: 9.71334446112865E+083</text:p>
          </table:table-cell>
        </table:table-row>
        <table:table-row table:style-name="ro1">
          <table:table-cell table:formula="of:=[.A281]+8" office:value-type="float" office:value="2248" calcext:value-type="float">
            <text:p>2248</text:p>
          </table:table-cell>
          <table:table-cell office:value-type="string" calcext:value-type="string">
            <text:p>:</text:p>
          </table:table-cell>
          <table:table-cell table:formula="of:=2*[.C281]" office:value-type="float" office:value="1.94266889222573E+084" calcext:value-type="float">
            <text:p>1.94266889222573E+084</text:p>
          </table:table-cell>
          <table:table-cell table:formula="of:=CONCATENATE(&quot;            &quot;;[.A282];[.B282];&quot; &quot;;[.C282])" office:value-type="string" office:string-value="            2248: 1.94266889222573E+084" calcext:value-type="string">
            <text:p><text:s text:c="12"/>2248: 1.94266889222573E+084</text:p>
          </table:table-cell>
        </table:table-row>
        <table:table-row table:style-name="ro1">
          <table:table-cell table:formula="of:=[.A282]+8" office:value-type="float" office:value="2256" calcext:value-type="float">
            <text:p>2256</text:p>
          </table:table-cell>
          <table:table-cell office:value-type="string" calcext:value-type="string">
            <text:p>:</text:p>
          </table:table-cell>
          <table:table-cell table:formula="of:=2*[.C282]" office:value-type="float" office:value="3.88533778445146E+084" calcext:value-type="float">
            <text:p>3.88533778445146E+084</text:p>
          </table:table-cell>
          <table:table-cell table:formula="of:=CONCATENATE(&quot;            &quot;;[.A283];[.B283];&quot; &quot;;[.C283])" office:value-type="string" office:string-value="            2256: 3.88533778445146E+084" calcext:value-type="string">
            <text:p><text:s text:c="12"/>2256: 3.88533778445146E+084</text:p>
          </table:table-cell>
        </table:table-row>
        <table:table-row table:style-name="ro1">
          <table:table-cell table:formula="of:=[.A283]+8" office:value-type="float" office:value="2264" calcext:value-type="float">
            <text:p>2264</text:p>
          </table:table-cell>
          <table:table-cell office:value-type="string" calcext:value-type="string">
            <text:p>:</text:p>
          </table:table-cell>
          <table:table-cell table:formula="of:=2*[.C283]" office:value-type="float" office:value="7.77067556890292E+084" calcext:value-type="float">
            <text:p>7.77067556890292E+084</text:p>
          </table:table-cell>
          <table:table-cell table:formula="of:=CONCATENATE(&quot;            &quot;;[.A284];[.B284];&quot; &quot;;[.C284])" office:value-type="string" office:string-value="            2264: 7.77067556890292E+084" calcext:value-type="string">
            <text:p><text:s text:c="12"/>2264: 7.77067556890292E+084</text:p>
          </table:table-cell>
        </table:table-row>
        <table:table-row table:style-name="ro1">
          <table:table-cell table:formula="of:=[.A284]+8" office:value-type="float" office:value="2272" calcext:value-type="float">
            <text:p>2272</text:p>
          </table:table-cell>
          <table:table-cell office:value-type="string" calcext:value-type="string">
            <text:p>:</text:p>
          </table:table-cell>
          <table:table-cell table:formula="of:=2*[.C284]" office:value-type="float" office:value="1.55413511378058E+085" calcext:value-type="float">
            <text:p>1.55413511378058E+085</text:p>
          </table:table-cell>
          <table:table-cell table:formula="of:=CONCATENATE(&quot;            &quot;;[.A285];[.B285];&quot; &quot;;[.C285])" office:value-type="string" office:string-value="            2272: 1.55413511378058E+085" calcext:value-type="string">
            <text:p><text:s text:c="12"/>2272: 1.55413511378058E+085</text:p>
          </table:table-cell>
        </table:table-row>
        <table:table-row table:style-name="ro1">
          <table:table-cell table:formula="of:=[.A285]+8" office:value-type="float" office:value="2280" calcext:value-type="float">
            <text:p>2280</text:p>
          </table:table-cell>
          <table:table-cell office:value-type="string" calcext:value-type="string">
            <text:p>:</text:p>
          </table:table-cell>
          <table:table-cell table:formula="of:=2*[.C285]" office:value-type="float" office:value="3.10827022756117E+085" calcext:value-type="float">
            <text:p>3.10827022756117E+085</text:p>
          </table:table-cell>
          <table:table-cell table:formula="of:=CONCATENATE(&quot;            &quot;;[.A286];[.B286];&quot; &quot;;[.C286])" office:value-type="string" office:string-value="            2280: 3.10827022756117E+085" calcext:value-type="string">
            <text:p><text:s text:c="12"/>2280: 3.10827022756117E+085</text:p>
          </table:table-cell>
        </table:table-row>
        <table:table-row table:style-name="ro1">
          <table:table-cell table:formula="of:=[.A286]+8" office:value-type="float" office:value="2288" calcext:value-type="float">
            <text:p>2288</text:p>
          </table:table-cell>
          <table:table-cell office:value-type="string" calcext:value-type="string">
            <text:p>:</text:p>
          </table:table-cell>
          <table:table-cell table:formula="of:=2*[.C286]" office:value-type="float" office:value="6.21654045512233E+085" calcext:value-type="float">
            <text:p>6.21654045512233E+085</text:p>
          </table:table-cell>
          <table:table-cell table:formula="of:=CONCATENATE(&quot;            &quot;;[.A287];[.B287];&quot; &quot;;[.C287])" office:value-type="string" office:string-value="            2288: 6.21654045512233E+085" calcext:value-type="string">
            <text:p><text:s text:c="12"/>2288: 6.21654045512233E+085</text:p>
          </table:table-cell>
        </table:table-row>
        <table:table-row table:style-name="ro1">
          <table:table-cell table:formula="of:=[.A287]+8" office:value-type="float" office:value="2296" calcext:value-type="float">
            <text:p>2296</text:p>
          </table:table-cell>
          <table:table-cell office:value-type="string" calcext:value-type="string">
            <text:p>:</text:p>
          </table:table-cell>
          <table:table-cell table:formula="of:=2*[.C287]" office:value-type="float" office:value="1.24330809102447E+086" calcext:value-type="float">
            <text:p>1.24330809102447E+086</text:p>
          </table:table-cell>
          <table:table-cell table:formula="of:=CONCATENATE(&quot;            &quot;;[.A288];[.B288];&quot; &quot;;[.C288])" office:value-type="string" office:string-value="            2296: 1.24330809102447E+086" calcext:value-type="string">
            <text:p><text:s text:c="12"/>2296: 1.24330809102447E+086</text:p>
          </table:table-cell>
        </table:table-row>
        <table:table-row table:style-name="ro1">
          <table:table-cell table:formula="of:=[.A288]+8" office:value-type="float" office:value="2304" calcext:value-type="float">
            <text:p>2304</text:p>
          </table:table-cell>
          <table:table-cell office:value-type="string" calcext:value-type="string">
            <text:p>:</text:p>
          </table:table-cell>
          <table:table-cell table:formula="of:=2*[.C288]" office:value-type="float" office:value="2.48661618204893E+086" calcext:value-type="float">
            <text:p>2.48661618204893E+086</text:p>
          </table:table-cell>
          <table:table-cell table:formula="of:=CONCATENATE(&quot;            &quot;;[.A289];[.B289];&quot; &quot;;[.C289])" office:value-type="string" office:string-value="            2304: 2.48661618204893E+086" calcext:value-type="string">
            <text:p><text:s text:c="12"/>2304: 2.48661618204893E+086</text:p>
          </table:table-cell>
        </table:table-row>
        <table:table-row table:style-name="ro1">
          <table:table-cell table:formula="of:=[.A289]+8" office:value-type="float" office:value="2312" calcext:value-type="float">
            <text:p>2312</text:p>
          </table:table-cell>
          <table:table-cell office:value-type="string" calcext:value-type="string">
            <text:p>:</text:p>
          </table:table-cell>
          <table:table-cell table:formula="of:=2*[.C289]" office:value-type="float" office:value="4.97323236409787E+086" calcext:value-type="float">
            <text:p>4.97323236409787E+086</text:p>
          </table:table-cell>
          <table:table-cell table:formula="of:=CONCATENATE(&quot;            &quot;;[.A290];[.B290];&quot; &quot;;[.C290])" office:value-type="string" office:string-value="            2312: 4.97323236409787E+086" calcext:value-type="string">
            <text:p><text:s text:c="12"/>2312: 4.97323236409787E+086</text:p>
          </table:table-cell>
        </table:table-row>
        <table:table-row table:style-name="ro1">
          <table:table-cell table:formula="of:=[.A290]+8" office:value-type="float" office:value="2320" calcext:value-type="float">
            <text:p>2320</text:p>
          </table:table-cell>
          <table:table-cell office:value-type="string" calcext:value-type="string">
            <text:p>:</text:p>
          </table:table-cell>
          <table:table-cell table:formula="of:=2*[.C290]" office:value-type="float" office:value="9.94646472819573E+086" calcext:value-type="float">
            <text:p>9.94646472819573E+086</text:p>
          </table:table-cell>
          <table:table-cell table:formula="of:=CONCATENATE(&quot;            &quot;;[.A291];[.B291];&quot; &quot;;[.C291])" office:value-type="string" office:string-value="            2320: 9.94646472819573E+086" calcext:value-type="string">
            <text:p><text:s text:c="12"/>2320: 9.94646472819573E+086</text:p>
          </table:table-cell>
        </table:table-row>
        <table:table-row table:style-name="ro1">
          <table:table-cell table:formula="of:=[.A291]+8" office:value-type="float" office:value="2328" calcext:value-type="float">
            <text:p>2328</text:p>
          </table:table-cell>
          <table:table-cell office:value-type="string" calcext:value-type="string">
            <text:p>:</text:p>
          </table:table-cell>
          <table:table-cell table:formula="of:=2*[.C291]" office:value-type="float" office:value="1.98929294563915E+087" calcext:value-type="float">
            <text:p>1.98929294563915E+087</text:p>
          </table:table-cell>
          <table:table-cell table:formula="of:=CONCATENATE(&quot;            &quot;;[.A292];[.B292];&quot; &quot;;[.C292])" office:value-type="string" office:string-value="            2328: 1.98929294563915E+087" calcext:value-type="string">
            <text:p><text:s text:c="12"/>2328: 1.98929294563915E+087</text:p>
          </table:table-cell>
        </table:table-row>
        <table:table-row table:style-name="ro1">
          <table:table-cell table:formula="of:=[.A292]+8" office:value-type="float" office:value="2336" calcext:value-type="float">
            <text:p>2336</text:p>
          </table:table-cell>
          <table:table-cell office:value-type="string" calcext:value-type="string">
            <text:p>:</text:p>
          </table:table-cell>
          <table:table-cell table:formula="of:=2*[.C292]" office:value-type="float" office:value="3.97858589127829E+087" calcext:value-type="float">
            <text:p>3.97858589127829E+087</text:p>
          </table:table-cell>
          <table:table-cell table:formula="of:=CONCATENATE(&quot;            &quot;;[.A293];[.B293];&quot; &quot;;[.C293])" office:value-type="string" office:string-value="            2336: 3.97858589127829E+087" calcext:value-type="string">
            <text:p><text:s text:c="12"/>2336: 3.97858589127829E+087</text:p>
          </table:table-cell>
        </table:table-row>
        <table:table-row table:style-name="ro1">
          <table:table-cell table:formula="of:=[.A293]+8" office:value-type="float" office:value="2344" calcext:value-type="float">
            <text:p>2344</text:p>
          </table:table-cell>
          <table:table-cell office:value-type="string" calcext:value-type="string">
            <text:p>:</text:p>
          </table:table-cell>
          <table:table-cell table:formula="of:=2*[.C293]" office:value-type="float" office:value="7.95717178255659E+087" calcext:value-type="float">
            <text:p>7.95717178255659E+087</text:p>
          </table:table-cell>
          <table:table-cell table:formula="of:=CONCATENATE(&quot;            &quot;;[.A294];[.B294];&quot; &quot;;[.C294])" office:value-type="string" office:string-value="            2344: 7.95717178255659E+087" calcext:value-type="string">
            <text:p><text:s text:c="12"/>2344: 7.95717178255659E+087</text:p>
          </table:table-cell>
        </table:table-row>
        <table:table-row table:style-name="ro1">
          <table:table-cell table:formula="of:=[.A294]+8" office:value-type="float" office:value="2352" calcext:value-type="float">
            <text:p>2352</text:p>
          </table:table-cell>
          <table:table-cell office:value-type="string" calcext:value-type="string">
            <text:p>:</text:p>
          </table:table-cell>
          <table:table-cell table:formula="of:=2*[.C294]" office:value-type="float" office:value="1.59143435651132E+088" calcext:value-type="float">
            <text:p>1.59143435651132E+088</text:p>
          </table:table-cell>
          <table:table-cell table:formula="of:=CONCATENATE(&quot;            &quot;;[.A295];[.B295];&quot; &quot;;[.C295])" office:value-type="string" office:string-value="            2352: 1.59143435651132E+088" calcext:value-type="string">
            <text:p><text:s text:c="12"/>2352: 1.59143435651132E+088</text:p>
          </table:table-cell>
        </table:table-row>
        <table:table-row table:style-name="ro1">
          <table:table-cell table:formula="of:=[.A295]+8" office:value-type="float" office:value="2360" calcext:value-type="float">
            <text:p>2360</text:p>
          </table:table-cell>
          <table:table-cell office:value-type="string" calcext:value-type="string">
            <text:p>:</text:p>
          </table:table-cell>
          <table:table-cell table:formula="of:=2*[.C295]" office:value-type="float" office:value="3.18286871302263E+088" calcext:value-type="float">
            <text:p>3.18286871302263E+088</text:p>
          </table:table-cell>
          <table:table-cell table:formula="of:=CONCATENATE(&quot;            &quot;;[.A296];[.B296];&quot; &quot;;[.C296])" office:value-type="string" office:string-value="            2360: 3.18286871302263E+088" calcext:value-type="string">
            <text:p><text:s text:c="12"/>2360: 3.18286871302263E+088</text:p>
          </table:table-cell>
        </table:table-row>
        <table:table-row table:style-name="ro1">
          <table:table-cell table:formula="of:=[.A296]+8" office:value-type="float" office:value="2368" calcext:value-type="float">
            <text:p>2368</text:p>
          </table:table-cell>
          <table:table-cell office:value-type="string" calcext:value-type="string">
            <text:p>:</text:p>
          </table:table-cell>
          <table:table-cell table:formula="of:=2*[.C296]" office:value-type="float" office:value="6.36573742604527E+088" calcext:value-type="float">
            <text:p>6.36573742604527E+088</text:p>
          </table:table-cell>
          <table:table-cell table:formula="of:=CONCATENATE(&quot;            &quot;;[.A297];[.B297];&quot; &quot;;[.C297])" office:value-type="string" office:string-value="            2368: 6.36573742604527E+088" calcext:value-type="string">
            <text:p><text:s text:c="12"/>2368: 6.36573742604527E+088</text:p>
          </table:table-cell>
        </table:table-row>
        <table:table-row table:style-name="ro1">
          <table:table-cell table:formula="of:=[.A297]+8" office:value-type="float" office:value="2376" calcext:value-type="float">
            <text:p>2376</text:p>
          </table:table-cell>
          <table:table-cell office:value-type="string" calcext:value-type="string">
            <text:p>:</text:p>
          </table:table-cell>
          <table:table-cell table:formula="of:=2*[.C297]" office:value-type="float" office:value="1.27314748520905E+089" calcext:value-type="float">
            <text:p>1.27314748520905E+089</text:p>
          </table:table-cell>
          <table:table-cell table:formula="of:=CONCATENATE(&quot;            &quot;;[.A298];[.B298];&quot; &quot;;[.C298])" office:value-type="string" office:string-value="            2376: 1.27314748520905E+089" calcext:value-type="string">
            <text:p><text:s text:c="12"/>2376: 1.27314748520905E+089</text:p>
          </table:table-cell>
        </table:table-row>
        <table:table-row table:style-name="ro1">
          <table:table-cell table:formula="of:=[.A298]+8" office:value-type="float" office:value="2384" calcext:value-type="float">
            <text:p>2384</text:p>
          </table:table-cell>
          <table:table-cell office:value-type="string" calcext:value-type="string">
            <text:p>:</text:p>
          </table:table-cell>
          <table:table-cell table:formula="of:=2*[.C298]" office:value-type="float" office:value="2.54629497041811E+089" calcext:value-type="float">
            <text:p>2.54629497041811E+089</text:p>
          </table:table-cell>
          <table:table-cell table:formula="of:=CONCATENATE(&quot;            &quot;;[.A299];[.B299];&quot; &quot;;[.C299])" office:value-type="string" office:string-value="            2384: 2.54629497041811E+089" calcext:value-type="string">
            <text:p><text:s text:c="12"/>2384: 2.54629497041811E+089</text:p>
          </table:table-cell>
        </table:table-row>
        <table:table-row table:style-name="ro1">
          <table:table-cell table:formula="of:=[.A299]+8" office:value-type="float" office:value="2392" calcext:value-type="float">
            <text:p>2392</text:p>
          </table:table-cell>
          <table:table-cell office:value-type="string" calcext:value-type="string">
            <text:p>:</text:p>
          </table:table-cell>
          <table:table-cell table:formula="of:=2*[.C299]" office:value-type="float" office:value="5.09258994083622E+089" calcext:value-type="float">
            <text:p>5.09258994083622E+089</text:p>
          </table:table-cell>
          <table:table-cell table:formula="of:=CONCATENATE(&quot;            &quot;;[.A300];[.B300];&quot; &quot;;[.C300])" office:value-type="string" office:string-value="            2392: 5.09258994083622E+089" calcext:value-type="string">
            <text:p><text:s text:c="12"/>2392: 5.09258994083622E+089</text:p>
          </table:table-cell>
        </table:table-row>
        <table:table-row table:style-name="ro1">
          <table:table-cell table:formula="of:=[.A300]+8" office:value-type="float" office:value="2400" calcext:value-type="float">
            <text:p>2400</text:p>
          </table:table-cell>
          <table:table-cell office:value-type="string" calcext:value-type="string">
            <text:p>:</text:p>
          </table:table-cell>
          <table:table-cell table:formula="of:=2*[.C300]" office:value-type="float" office:value="1.01851798816724E+090" calcext:value-type="float">
            <text:p>1.01851798816724E+090</text:p>
          </table:table-cell>
          <table:table-cell table:formula="of:=CONCATENATE(&quot;            &quot;;[.A301];[.B301];&quot; &quot;;[.C301])" office:value-type="string" office:string-value="            2400: 1.01851798816724E+090" calcext:value-type="string">
            <text:p><text:s text:c="12"/>2400: 1.01851798816724E+090</text:p>
          </table:table-cell>
        </table:table-row>
        <table:table-row table:style-name="ro1">
          <table:table-cell table:formula="of:=[.A301]+8" office:value-type="float" office:value="2408" calcext:value-type="float">
            <text:p>2408</text:p>
          </table:table-cell>
          <table:table-cell office:value-type="string" calcext:value-type="string">
            <text:p>:</text:p>
          </table:table-cell>
          <table:table-cell table:formula="of:=2*[.C301]" office:value-type="float" office:value="2.03703597633449E+090" calcext:value-type="float">
            <text:p>2.03703597633449E+090</text:p>
          </table:table-cell>
          <table:table-cell table:formula="of:=CONCATENATE(&quot;            &quot;;[.A302];[.B302];&quot; &quot;;[.C302])" office:value-type="string" office:string-value="            2408: 2.03703597633449E+090" calcext:value-type="string">
            <text:p><text:s text:c="12"/>2408: 2.03703597633449E+090</text:p>
          </table:table-cell>
        </table:table-row>
        <table:table-row table:style-name="ro1">
          <table:table-cell table:formula="of:=[.A302]+8" office:value-type="float" office:value="2416" calcext:value-type="float">
            <text:p>2416</text:p>
          </table:table-cell>
          <table:table-cell office:value-type="string" calcext:value-type="string">
            <text:p>:</text:p>
          </table:table-cell>
          <table:table-cell table:formula="of:=2*[.C302]" office:value-type="float" office:value="4.07407195266897E+090" calcext:value-type="float">
            <text:p>4.07407195266897E+090</text:p>
          </table:table-cell>
          <table:table-cell table:formula="of:=CONCATENATE(&quot;            &quot;;[.A303];[.B303];&quot; &quot;;[.C303])" office:value-type="string" office:string-value="            2416: 4.07407195266897E+090" calcext:value-type="string">
            <text:p><text:s text:c="12"/>2416: 4.07407195266897E+090</text:p>
          </table:table-cell>
        </table:table-row>
        <table:table-row table:style-name="ro1">
          <table:table-cell table:formula="of:=[.A303]+8" office:value-type="float" office:value="2424" calcext:value-type="float">
            <text:p>2424</text:p>
          </table:table-cell>
          <table:table-cell office:value-type="string" calcext:value-type="string">
            <text:p>:</text:p>
          </table:table-cell>
          <table:table-cell table:formula="of:=2*[.C303]" office:value-type="float" office:value="8.14814390533794E+090" calcext:value-type="float">
            <text:p>8.14814390533794E+090</text:p>
          </table:table-cell>
          <table:table-cell table:formula="of:=CONCATENATE(&quot;            &quot;;[.A304];[.B304];&quot; &quot;;[.C304])" office:value-type="string" office:string-value="            2424: 8.14814390533794E+090" calcext:value-type="string">
            <text:p><text:s text:c="12"/>2424: 8.14814390533794E+090</text:p>
          </table:table-cell>
        </table:table-row>
        <table:table-row table:style-name="ro1">
          <table:table-cell table:formula="of:=[.A304]+8" office:value-type="float" office:value="2432" calcext:value-type="float">
            <text:p>2432</text:p>
          </table:table-cell>
          <table:table-cell office:value-type="string" calcext:value-type="string">
            <text:p>:</text:p>
          </table:table-cell>
          <table:table-cell table:formula="of:=2*[.C304]" office:value-type="float" office:value="1.62962878106759E+091" calcext:value-type="float">
            <text:p>1.62962878106759E+091</text:p>
          </table:table-cell>
          <table:table-cell table:formula="of:=CONCATENATE(&quot;            &quot;;[.A305];[.B305];&quot; &quot;;[.C305])" office:value-type="string" office:string-value="            2432: 1.62962878106759E+091" calcext:value-type="string">
            <text:p><text:s text:c="12"/>2432: 1.62962878106759E+091</text:p>
          </table:table-cell>
        </table:table-row>
        <table:table-row table:style-name="ro1">
          <table:table-cell table:formula="of:=[.A305]+8" office:value-type="float" office:value="2440" calcext:value-type="float">
            <text:p>2440</text:p>
          </table:table-cell>
          <table:table-cell office:value-type="string" calcext:value-type="string">
            <text:p>:</text:p>
          </table:table-cell>
          <table:table-cell table:formula="of:=2*[.C305]" office:value-type="float" office:value="3.25925756213518E+091" calcext:value-type="float">
            <text:p>3.25925756213518E+091</text:p>
          </table:table-cell>
          <table:table-cell table:formula="of:=CONCATENATE(&quot;            &quot;;[.A306];[.B306];&quot; &quot;;[.C306])" office:value-type="string" office:string-value="            2440: 3.25925756213518E+091" calcext:value-type="string">
            <text:p><text:s text:c="12"/>2440: 3.25925756213518E+091</text:p>
          </table:table-cell>
        </table:table-row>
        <table:table-row table:style-name="ro1">
          <table:table-cell table:formula="of:=[.A306]+8" office:value-type="float" office:value="2448" calcext:value-type="float">
            <text:p>2448</text:p>
          </table:table-cell>
          <table:table-cell office:value-type="string" calcext:value-type="string">
            <text:p>:</text:p>
          </table:table-cell>
          <table:table-cell table:formula="of:=2*[.C306]" office:value-type="float" office:value="6.51851512427036E+091" calcext:value-type="float">
            <text:p>6.51851512427036E+091</text:p>
          </table:table-cell>
          <table:table-cell table:formula="of:=CONCATENATE(&quot;            &quot;;[.A307];[.B307];&quot; &quot;;[.C307])" office:value-type="string" office:string-value="            2448: 6.51851512427036E+091" calcext:value-type="string">
            <text:p><text:s text:c="12"/>2448: 6.51851512427036E+091</text:p>
          </table:table-cell>
        </table:table-row>
        <table:table-row table:style-name="ro1">
          <table:table-cell table:formula="of:=[.A307]+8" office:value-type="float" office:value="2456" calcext:value-type="float">
            <text:p>2456</text:p>
          </table:table-cell>
          <table:table-cell office:value-type="string" calcext:value-type="string">
            <text:p>:</text:p>
          </table:table-cell>
          <table:table-cell table:formula="of:=2*[.C307]" office:value-type="float" office:value="1.30370302485407E+092" calcext:value-type="float">
            <text:p>1.30370302485407E+092</text:p>
          </table:table-cell>
          <table:table-cell table:formula="of:=CONCATENATE(&quot;            &quot;;[.A308];[.B308];&quot; &quot;;[.C308])" office:value-type="string" office:string-value="            2456: 1.30370302485407E+092" calcext:value-type="string">
            <text:p><text:s text:c="12"/>2456: 1.30370302485407E+092</text:p>
          </table:table-cell>
        </table:table-row>
        <table:table-row table:style-name="ro1">
          <table:table-cell table:formula="of:=[.A308]+8" office:value-type="float" office:value="2464" calcext:value-type="float">
            <text:p>2464</text:p>
          </table:table-cell>
          <table:table-cell office:value-type="string" calcext:value-type="string">
            <text:p>:</text:p>
          </table:table-cell>
          <table:table-cell table:formula="of:=2*[.C308]" office:value-type="float" office:value="2.60740604970814E+092" calcext:value-type="float">
            <text:p>2.60740604970814E+092</text:p>
          </table:table-cell>
          <table:table-cell table:formula="of:=CONCATENATE(&quot;            &quot;;[.A309];[.B309];&quot; &quot;;[.C309])" office:value-type="string" office:string-value="            2464: 2.60740604970814E+092" calcext:value-type="string">
            <text:p><text:s text:c="12"/>2464: 2.60740604970814E+092</text:p>
          </table:table-cell>
        </table:table-row>
        <table:table-row table:style-name="ro1">
          <table:table-cell table:formula="of:=[.A309]+8" office:value-type="float" office:value="2472" calcext:value-type="float">
            <text:p>2472</text:p>
          </table:table-cell>
          <table:table-cell office:value-type="string" calcext:value-type="string">
            <text:p>:</text:p>
          </table:table-cell>
          <table:table-cell table:formula="of:=2*[.C309]" office:value-type="float" office:value="5.21481209941628E+092" calcext:value-type="float">
            <text:p>5.21481209941628E+092</text:p>
          </table:table-cell>
          <table:table-cell table:formula="of:=CONCATENATE(&quot;            &quot;;[.A310];[.B310];&quot; &quot;;[.C310])" office:value-type="string" office:string-value="            2472: 5.21481209941628E+092" calcext:value-type="string">
            <text:p><text:s text:c="12"/>2472: 5.21481209941628E+092</text:p>
          </table:table-cell>
        </table:table-row>
        <table:table-row table:style-name="ro1">
          <table:table-cell table:formula="of:=[.A310]+8" office:value-type="float" office:value="2480" calcext:value-type="float">
            <text:p>2480</text:p>
          </table:table-cell>
          <table:table-cell office:value-type="string" calcext:value-type="string">
            <text:p>:</text:p>
          </table:table-cell>
          <table:table-cell table:formula="of:=2*[.C310]" office:value-type="float" office:value="1.04296241988326E+093" calcext:value-type="float">
            <text:p>1.04296241988326E+093</text:p>
          </table:table-cell>
          <table:table-cell table:formula="of:=CONCATENATE(&quot;            &quot;;[.A311];[.B311];&quot; &quot;;[.C311])" office:value-type="string" office:string-value="            2480: 1.04296241988326E+093" calcext:value-type="string">
            <text:p><text:s text:c="12"/>2480: 1.04296241988326E+093</text:p>
          </table:table-cell>
        </table:table-row>
        <table:table-row table:style-name="ro1">
          <table:table-cell table:formula="of:=[.A311]+8" office:value-type="float" office:value="2488" calcext:value-type="float">
            <text:p>2488</text:p>
          </table:table-cell>
          <table:table-cell office:value-type="string" calcext:value-type="string">
            <text:p>:</text:p>
          </table:table-cell>
          <table:table-cell table:formula="of:=2*[.C311]" office:value-type="float" office:value="2.08592483976651E+093" calcext:value-type="float">
            <text:p>2.08592483976651E+093</text:p>
          </table:table-cell>
          <table:table-cell table:formula="of:=CONCATENATE(&quot;            &quot;;[.A312];[.B312];&quot; &quot;;[.C312])" office:value-type="string" office:string-value="            2488: 2.08592483976651E+093" calcext:value-type="string">
            <text:p><text:s text:c="12"/>2488: 2.08592483976651E+093</text:p>
          </table:table-cell>
        </table:table-row>
        <table:table-row table:style-name="ro1">
          <table:table-cell table:formula="of:=[.A312]+8" office:value-type="float" office:value="2496" calcext:value-type="float">
            <text:p>2496</text:p>
          </table:table-cell>
          <table:table-cell office:value-type="string" calcext:value-type="string">
            <text:p>:</text:p>
          </table:table-cell>
          <table:table-cell table:formula="of:=2*[.C312]" office:value-type="float" office:value="4.17184967953303E+093" calcext:value-type="float">
            <text:p>4.17184967953303E+093</text:p>
          </table:table-cell>
          <table:table-cell table:formula="of:=CONCATENATE(&quot;            &quot;;[.A313];[.B313];&quot; &quot;;[.C313])" office:value-type="string" office:string-value="            2496: 4.17184967953303E+093" calcext:value-type="string">
            <text:p><text:s text:c="12"/>2496: 4.17184967953303E+093</text:p>
          </table:table-cell>
        </table:table-row>
        <table:table-row table:style-name="ro1">
          <table:table-cell table:formula="of:=[.A313]+8" office:value-type="float" office:value="2504" calcext:value-type="float">
            <text:p>2504</text:p>
          </table:table-cell>
          <table:table-cell office:value-type="string" calcext:value-type="string">
            <text:p>:</text:p>
          </table:table-cell>
          <table:table-cell table:formula="of:=2*[.C313]" office:value-type="float" office:value="8.34369935906605E+093" calcext:value-type="float">
            <text:p>8.34369935906605E+093</text:p>
          </table:table-cell>
          <table:table-cell table:formula="of:=CONCATENATE(&quot;            &quot;;[.A314];[.B314];&quot; &quot;;[.C314])" office:value-type="string" office:string-value="            2504: 8.34369935906605E+093" calcext:value-type="string">
            <text:p><text:s text:c="12"/>2504: 8.34369935906605E+093</text:p>
          </table:table-cell>
        </table:table-row>
        <table:table-row table:style-name="ro1">
          <table:table-cell table:formula="of:=[.A314]+8" office:value-type="float" office:value="2512" calcext:value-type="float">
            <text:p>2512</text:p>
          </table:table-cell>
          <table:table-cell office:value-type="string" calcext:value-type="string">
            <text:p>:</text:p>
          </table:table-cell>
          <table:table-cell table:formula="of:=2*[.C314]" office:value-type="float" office:value="1.66873987181321E+094" calcext:value-type="float">
            <text:p>1.66873987181321E+094</text:p>
          </table:table-cell>
          <table:table-cell table:formula="of:=CONCATENATE(&quot;            &quot;;[.A315];[.B315];&quot; &quot;;[.C315])" office:value-type="string" office:string-value="            2512: 1.66873987181321E+094" calcext:value-type="string">
            <text:p><text:s text:c="12"/>2512: 1.66873987181321E+094</text:p>
          </table:table-cell>
        </table:table-row>
        <table:table-row table:style-name="ro1">
          <table:table-cell table:formula="of:=[.A315]+8" office:value-type="float" office:value="2520" calcext:value-type="float">
            <text:p>2520</text:p>
          </table:table-cell>
          <table:table-cell office:value-type="string" calcext:value-type="string">
            <text:p>:</text:p>
          </table:table-cell>
          <table:table-cell table:formula="of:=2*[.C315]" office:value-type="float" office:value="3.33747974362642E+094" calcext:value-type="float">
            <text:p>3.33747974362642E+094</text:p>
          </table:table-cell>
          <table:table-cell table:formula="of:=CONCATENATE(&quot;            &quot;;[.A316];[.B316];&quot; &quot;;[.C316])" office:value-type="string" office:string-value="            2520: 3.33747974362642E+094" calcext:value-type="string">
            <text:p><text:s text:c="12"/>2520: 3.33747974362642E+094</text:p>
          </table:table-cell>
        </table:table-row>
        <table:table-row table:style-name="ro1">
          <table:table-cell table:formula="of:=[.A316]+8" office:value-type="float" office:value="2528" calcext:value-type="float">
            <text:p>2528</text:p>
          </table:table-cell>
          <table:table-cell office:value-type="string" calcext:value-type="string">
            <text:p>:</text:p>
          </table:table-cell>
          <table:table-cell table:formula="of:=2*[.C316]" office:value-type="float" office:value="6.67495948725284E+094" calcext:value-type="float">
            <text:p>6.67495948725284E+094</text:p>
          </table:table-cell>
          <table:table-cell table:formula="of:=CONCATENATE(&quot;            &quot;;[.A317];[.B317];&quot; &quot;;[.C317])" office:value-type="string" office:string-value="            2528: 6.67495948725284E+094" calcext:value-type="string">
            <text:p><text:s text:c="12"/>2528: 6.67495948725284E+094</text:p>
          </table:table-cell>
        </table:table-row>
        <table:table-row table:style-name="ro1">
          <table:table-cell table:formula="of:=[.A317]+8" office:value-type="float" office:value="2536" calcext:value-type="float">
            <text:p>2536</text:p>
          </table:table-cell>
          <table:table-cell office:value-type="string" calcext:value-type="string">
            <text:p>:</text:p>
          </table:table-cell>
          <table:table-cell table:formula="of:=2*[.C317]" office:value-type="float" office:value="1.33499189745057E+095" calcext:value-type="float">
            <text:p>1.33499189745057E+095</text:p>
          </table:table-cell>
          <table:table-cell table:formula="of:=CONCATENATE(&quot;            &quot;;[.A318];[.B318];&quot; &quot;;[.C318])" office:value-type="string" office:string-value="            2536: 1.33499189745057E+095" calcext:value-type="string">
            <text:p><text:s text:c="12"/>2536: 1.33499189745057E+095</text:p>
          </table:table-cell>
        </table:table-row>
        <table:table-row table:style-name="ro1">
          <table:table-cell table:formula="of:=[.A318]+8" office:value-type="float" office:value="2544" calcext:value-type="float">
            <text:p>2544</text:p>
          </table:table-cell>
          <table:table-cell office:value-type="string" calcext:value-type="string">
            <text:p>:</text:p>
          </table:table-cell>
          <table:table-cell table:formula="of:=2*[.C318]" office:value-type="float" office:value="2.66998379490114E+095" calcext:value-type="float">
            <text:p>2.66998379490114E+095</text:p>
          </table:table-cell>
          <table:table-cell table:formula="of:=CONCATENATE(&quot;            &quot;;[.A319];[.B319];&quot; &quot;;[.C319])" office:value-type="string" office:string-value="            2544: 2.66998379490114E+095" calcext:value-type="string">
            <text:p><text:s text:c="12"/>2544: 2.66998379490114E+095</text:p>
          </table:table-cell>
        </table:table-row>
        <table:table-row table:style-name="ro1">
          <table:table-cell table:formula="of:=[.A319]+8" office:value-type="float" office:value="2552" calcext:value-type="float">
            <text:p>2552</text:p>
          </table:table-cell>
          <table:table-cell office:value-type="string" calcext:value-type="string">
            <text:p>:</text:p>
          </table:table-cell>
          <table:table-cell table:formula="of:=2*[.C319]" office:value-type="float" office:value="5.33996758980228E+095" calcext:value-type="float">
            <text:p>5.33996758980228E+095</text:p>
          </table:table-cell>
          <table:table-cell table:formula="of:=CONCATENATE(&quot;            &quot;;[.A320];[.B320];&quot; &quot;;[.C320])" office:value-type="string" office:string-value="            2552: 5.33996758980228E+095" calcext:value-type="string">
            <text:p><text:s text:c="12"/>2552: 5.33996758980228E+095</text:p>
          </table:table-cell>
        </table:table-row>
        <table:table-row table:style-name="ro1">
          <table:table-cell table:formula="of:=[.A320]+8" office:value-type="float" office:value="2560" calcext:value-type="float">
            <text:p>2560</text:p>
          </table:table-cell>
          <table:table-cell office:value-type="string" calcext:value-type="string">
            <text:p>:</text:p>
          </table:table-cell>
          <table:table-cell table:formula="of:=2*[.C320]" office:value-type="float" office:value="1.06799351796046E+096" calcext:value-type="float">
            <text:p>1.06799351796046E+096</text:p>
          </table:table-cell>
          <table:table-cell table:formula="of:=CONCATENATE(&quot;            &quot;;[.A321];[.B321];&quot; &quot;;[.C321])" office:value-type="string" office:string-value="            2560: 1.06799351796046E+096" calcext:value-type="string">
            <text:p><text:s text:c="12"/>2560: 1.06799351796046E+096</text:p>
          </table:table-cell>
        </table:table-row>
        <table:table-row table:style-name="ro1">
          <table:table-cell table:formula="of:=[.A321]+8" office:value-type="float" office:value="2568" calcext:value-type="float">
            <text:p>2568</text:p>
          </table:table-cell>
          <table:table-cell office:value-type="string" calcext:value-type="string">
            <text:p>:</text:p>
          </table:table-cell>
          <table:table-cell table:formula="of:=2*[.C321]" office:value-type="float" office:value="2.13598703592091E+096" calcext:value-type="float">
            <text:p>2.13598703592091E+096</text:p>
          </table:table-cell>
          <table:table-cell table:formula="of:=CONCATENATE(&quot;            &quot;;[.A322];[.B322];&quot; &quot;;[.C322])" office:value-type="string" office:string-value="            2568: 2.13598703592091E+096" calcext:value-type="string">
            <text:p><text:s text:c="12"/>2568: 2.13598703592091E+096</text:p>
          </table:table-cell>
        </table:table-row>
        <table:table-row table:style-name="ro1">
          <table:table-cell table:formula="of:=[.A322]+8" office:value-type="float" office:value="2576" calcext:value-type="float">
            <text:p>2576</text:p>
          </table:table-cell>
          <table:table-cell office:value-type="string" calcext:value-type="string">
            <text:p>:</text:p>
          </table:table-cell>
          <table:table-cell table:formula="of:=2*[.C322]" office:value-type="float" office:value="4.27197407184182E+096" calcext:value-type="float">
            <text:p>4.27197407184182E+096</text:p>
          </table:table-cell>
          <table:table-cell table:formula="of:=CONCATENATE(&quot;            &quot;;[.A323];[.B323];&quot; &quot;;[.C323])" office:value-type="string" office:string-value="            2576: 4.27197407184182E+096" calcext:value-type="string">
            <text:p><text:s text:c="12"/>2576: 4.27197407184182E+096</text:p>
          </table:table-cell>
        </table:table-row>
        <table:table-row table:style-name="ro1">
          <table:table-cell table:formula="of:=[.A323]+8" office:value-type="float" office:value="2584" calcext:value-type="float">
            <text:p>2584</text:p>
          </table:table-cell>
          <table:table-cell office:value-type="string" calcext:value-type="string">
            <text:p>:</text:p>
          </table:table-cell>
          <table:table-cell table:formula="of:=2*[.C323]" office:value-type="float" office:value="8.54394814368364E+096" calcext:value-type="float">
            <text:p>8.54394814368364E+096</text:p>
          </table:table-cell>
          <table:table-cell table:formula="of:=CONCATENATE(&quot;            &quot;;[.A324];[.B324];&quot; &quot;;[.C324])" office:value-type="string" office:string-value="            2584: 8.54394814368364E+096" calcext:value-type="string">
            <text:p><text:s text:c="12"/>2584: 8.54394814368364E+096</text:p>
          </table:table-cell>
        </table:table-row>
        <table:table-row table:style-name="ro1">
          <table:table-cell table:formula="of:=[.A324]+8" office:value-type="float" office:value="2592" calcext:value-type="float">
            <text:p>2592</text:p>
          </table:table-cell>
          <table:table-cell office:value-type="string" calcext:value-type="string">
            <text:p>:</text:p>
          </table:table-cell>
          <table:table-cell table:formula="of:=2*[.C324]" office:value-type="float" office:value="1.70878962873673E+097" calcext:value-type="float">
            <text:p>1.70878962873673E+097</text:p>
          </table:table-cell>
          <table:table-cell table:formula="of:=CONCATENATE(&quot;            &quot;;[.A325];[.B325];&quot; &quot;;[.C325])" office:value-type="string" office:string-value="            2592: 1.70878962873673E+097" calcext:value-type="string">
            <text:p><text:s text:c="12"/>2592: 1.70878962873673E+097</text:p>
          </table:table-cell>
        </table:table-row>
        <table:table-row table:style-name="ro1">
          <table:table-cell table:formula="of:=[.A325]+8" office:value-type="float" office:value="2600" calcext:value-type="float">
            <text:p>2600</text:p>
          </table:table-cell>
          <table:table-cell office:value-type="string" calcext:value-type="string">
            <text:p>:</text:p>
          </table:table-cell>
          <table:table-cell table:formula="of:=2*[.C325]" office:value-type="float" office:value="3.41757925747346E+097" calcext:value-type="float">
            <text:p>3.41757925747346E+097</text:p>
          </table:table-cell>
          <table:table-cell table:formula="of:=CONCATENATE(&quot;            &quot;;[.A326];[.B326];&quot; &quot;;[.C326])" office:value-type="string" office:string-value="            2600: 3.41757925747346E+097" calcext:value-type="string">
            <text:p><text:s text:c="12"/>2600: 3.41757925747346E+097</text:p>
          </table:table-cell>
        </table:table-row>
        <table:table-row table:style-name="ro1">
          <table:table-cell table:formula="of:=[.A326]+8" office:value-type="float" office:value="2608" calcext:value-type="float">
            <text:p>2608</text:p>
          </table:table-cell>
          <table:table-cell office:value-type="string" calcext:value-type="string">
            <text:p>:</text:p>
          </table:table-cell>
          <table:table-cell table:formula="of:=2*[.C326]" office:value-type="float" office:value="6.83515851494691E+097" calcext:value-type="float">
            <text:p>6.83515851494691E+097</text:p>
          </table:table-cell>
          <table:table-cell table:formula="of:=CONCATENATE(&quot;            &quot;;[.A327];[.B327];&quot; &quot;;[.C327])" office:value-type="string" office:string-value="            2608: 6.83515851494691E+097" calcext:value-type="string">
            <text:p><text:s text:c="12"/>2608: 6.83515851494691E+097</text:p>
          </table:table-cell>
        </table:table-row>
        <table:table-row table:style-name="ro1">
          <table:table-cell table:formula="of:=[.A327]+8" office:value-type="float" office:value="2616" calcext:value-type="float">
            <text:p>2616</text:p>
          </table:table-cell>
          <table:table-cell office:value-type="string" calcext:value-type="string">
            <text:p>:</text:p>
          </table:table-cell>
          <table:table-cell table:formula="of:=2*[.C327]" office:value-type="float" office:value="1.36703170298938E+098" calcext:value-type="float">
            <text:p>1.36703170298938E+098</text:p>
          </table:table-cell>
          <table:table-cell table:formula="of:=CONCATENATE(&quot;            &quot;;[.A328];[.B328];&quot; &quot;;[.C328])" office:value-type="string" office:string-value="            2616: 1.36703170298938E+098" calcext:value-type="string">
            <text:p><text:s text:c="12"/>2616: 1.36703170298938E+098</text:p>
          </table:table-cell>
        </table:table-row>
        <table:table-row table:style-name="ro1">
          <table:table-cell table:formula="of:=[.A328]+8" office:value-type="float" office:value="2624" calcext:value-type="float">
            <text:p>2624</text:p>
          </table:table-cell>
          <table:table-cell office:value-type="string" calcext:value-type="string">
            <text:p>:</text:p>
          </table:table-cell>
          <table:table-cell table:formula="of:=2*[.C328]" office:value-type="float" office:value="2.73406340597876E+098" calcext:value-type="float">
            <text:p>2.73406340597876E+098</text:p>
          </table:table-cell>
          <table:table-cell table:formula="of:=CONCATENATE(&quot;            &quot;;[.A329];[.B329];&quot; &quot;;[.C329])" office:value-type="string" office:string-value="            2624: 2.73406340597876E+098" calcext:value-type="string">
            <text:p><text:s text:c="12"/>2624: 2.73406340597876E+098</text:p>
          </table:table-cell>
        </table:table-row>
        <table:table-row table:style-name="ro1">
          <table:table-cell table:formula="of:=[.A329]+8" office:value-type="float" office:value="2632" calcext:value-type="float">
            <text:p>2632</text:p>
          </table:table-cell>
          <table:table-cell office:value-type="string" calcext:value-type="string">
            <text:p>:</text:p>
          </table:table-cell>
          <table:table-cell table:formula="of:=2*[.C329]" office:value-type="float" office:value="5.46812681195753E+098" calcext:value-type="float">
            <text:p>5.46812681195753E+098</text:p>
          </table:table-cell>
          <table:table-cell table:formula="of:=CONCATENATE(&quot;            &quot;;[.A330];[.B330];&quot; &quot;;[.C330])" office:value-type="string" office:string-value="            2632: 5.46812681195753E+098" calcext:value-type="string">
            <text:p><text:s text:c="12"/>2632: 5.46812681195753E+098</text:p>
          </table:table-cell>
        </table:table-row>
        <table:table-row table:style-name="ro1">
          <table:table-cell table:formula="of:=[.A330]+8" office:value-type="float" office:value="2640" calcext:value-type="float">
            <text:p>2640</text:p>
          </table:table-cell>
          <table:table-cell office:value-type="string" calcext:value-type="string">
            <text:p>:</text:p>
          </table:table-cell>
          <table:table-cell table:formula="of:=2*[.C330]" office:value-type="float" office:value="1.09362536239151E+099" calcext:value-type="float">
            <text:p>1.09362536239151E+099</text:p>
          </table:table-cell>
          <table:table-cell table:formula="of:=CONCATENATE(&quot;            &quot;;[.A331];[.B331];&quot; &quot;;[.C331])" office:value-type="string" office:string-value="            2640: 1.09362536239151E+099" calcext:value-type="string">
            <text:p><text:s text:c="12"/>2640: 1.09362536239151E+099</text:p>
          </table:table-cell>
        </table:table-row>
        <table:table-row table:style-name="ro1">
          <table:table-cell table:formula="of:=[.A331]+8" office:value-type="float" office:value="2648" calcext:value-type="float">
            <text:p>2648</text:p>
          </table:table-cell>
          <table:table-cell office:value-type="string" calcext:value-type="string">
            <text:p>:</text:p>
          </table:table-cell>
          <table:table-cell table:formula="of:=2*[.C331]" office:value-type="float" office:value="2.18725072478301E+099" calcext:value-type="float">
            <text:p>2.18725072478301E+099</text:p>
          </table:table-cell>
          <table:table-cell table:formula="of:=CONCATENATE(&quot;            &quot;;[.A332];[.B332];&quot; &quot;;[.C332])" office:value-type="string" office:string-value="            2648: 2.18725072478301E+099" calcext:value-type="string">
            <text:p><text:s text:c="12"/>2648: 2.18725072478301E+099</text:p>
          </table:table-cell>
        </table:table-row>
        <table:table-row table:style-name="ro1">
          <table:table-cell table:formula="of:=[.A332]+8" office:value-type="float" office:value="2656" calcext:value-type="float">
            <text:p>2656</text:p>
          </table:table-cell>
          <table:table-cell office:value-type="string" calcext:value-type="string">
            <text:p>:</text:p>
          </table:table-cell>
          <table:table-cell table:formula="of:=2*[.C332]" office:value-type="float" office:value="4.37450144956602E+099" calcext:value-type="float">
            <text:p>4.37450144956602E+099</text:p>
          </table:table-cell>
          <table:table-cell table:formula="of:=CONCATENATE(&quot;            &quot;;[.A333];[.B333];&quot; &quot;;[.C333])" office:value-type="string" office:string-value="            2656: 4.37450144956602E+099" calcext:value-type="string">
            <text:p><text:s text:c="12"/>2656: 4.37450144956602E+099</text:p>
          </table:table-cell>
        </table:table-row>
        <table:table-row table:style-name="ro1">
          <table:table-cell table:formula="of:=[.A333]+8" office:value-type="float" office:value="2664" calcext:value-type="float">
            <text:p>2664</text:p>
          </table:table-cell>
          <table:table-cell office:value-type="string" calcext:value-type="string">
            <text:p>:</text:p>
          </table:table-cell>
          <table:table-cell table:formula="of:=2*[.C333]" office:value-type="float" office:value="8.74900289913205E+099" calcext:value-type="float">
            <text:p>8.74900289913205E+099</text:p>
          </table:table-cell>
          <table:table-cell table:formula="of:=CONCATENATE(&quot;            &quot;;[.A334];[.B334];&quot; &quot;;[.C334])" office:value-type="string" office:string-value="            2664: 8.74900289913205E+099" calcext:value-type="string">
            <text:p><text:s text:c="12"/>2664: 8.74900289913205E+099</text:p>
          </table:table-cell>
        </table:table-row>
        <table:table-row table:style-name="ro1">
          <table:table-cell table:formula="of:=[.A334]+8" office:value-type="float" office:value="2672" calcext:value-type="float">
            <text:p>2672</text:p>
          </table:table-cell>
          <table:table-cell office:value-type="string" calcext:value-type="string">
            <text:p>:</text:p>
          </table:table-cell>
          <table:table-cell table:formula="of:=2*[.C334]" office:value-type="float" office:value="1.74980057982641E+100" calcext:value-type="float">
            <text:p>1.74980057982641E+100</text:p>
          </table:table-cell>
          <table:table-cell table:formula="of:=CONCATENATE(&quot;            &quot;;[.A335];[.B335];&quot; &quot;;[.C335])" office:value-type="string" office:string-value="            2672: 1.74980057982641E+100" calcext:value-type="string">
            <text:p><text:s text:c="12"/>2672: 1.74980057982641E+100</text:p>
          </table:table-cell>
        </table:table-row>
        <table:table-row table:style-name="ro1">
          <table:table-cell table:formula="of:=[.A335]+8" office:value-type="float" office:value="2680" calcext:value-type="float">
            <text:p>2680</text:p>
          </table:table-cell>
          <table:table-cell office:value-type="string" calcext:value-type="string">
            <text:p>:</text:p>
          </table:table-cell>
          <table:table-cell table:formula="of:=2*[.C335]" office:value-type="float" office:value="3.49960115965282E+100" calcext:value-type="float">
            <text:p>3.49960115965282E+100</text:p>
          </table:table-cell>
          <table:table-cell table:formula="of:=CONCATENATE(&quot;            &quot;;[.A336];[.B336];&quot; &quot;;[.C336])" office:value-type="string" office:string-value="            2680: 3.49960115965282E+100" calcext:value-type="string">
            <text:p><text:s text:c="12"/>2680: 3.49960115965282E+100</text:p>
          </table:table-cell>
        </table:table-row>
        <table:table-row table:style-name="ro1">
          <table:table-cell table:formula="of:=[.A336]+8" office:value-type="float" office:value="2688" calcext:value-type="float">
            <text:p>2688</text:p>
          </table:table-cell>
          <table:table-cell office:value-type="string" calcext:value-type="string">
            <text:p>:</text:p>
          </table:table-cell>
          <table:table-cell table:formula="of:=2*[.C336]" office:value-type="float" office:value="6.99920231930564E+100" calcext:value-type="float">
            <text:p>6.99920231930564E+100</text:p>
          </table:table-cell>
          <table:table-cell table:formula="of:=CONCATENATE(&quot;            &quot;;[.A337];[.B337];&quot; &quot;;[.C337])" office:value-type="string" office:string-value="            2688: 6.99920231930564E+100" calcext:value-type="string">
            <text:p><text:s text:c="12"/>2688: 6.99920231930564E+100</text:p>
          </table:table-cell>
        </table:table-row>
        <table:table-row table:style-name="ro1">
          <table:table-cell table:formula="of:=[.A337]+8" office:value-type="float" office:value="2696" calcext:value-type="float">
            <text:p>2696</text:p>
          </table:table-cell>
          <table:table-cell office:value-type="string" calcext:value-type="string">
            <text:p>:</text:p>
          </table:table-cell>
          <table:table-cell table:formula="of:=2*[.C337]" office:value-type="float" office:value="1.39984046386113E+101" calcext:value-type="float">
            <text:p>1.39984046386113E+101</text:p>
          </table:table-cell>
          <table:table-cell table:formula="of:=CONCATENATE(&quot;            &quot;;[.A338];[.B338];&quot; &quot;;[.C338])" office:value-type="string" office:string-value="            2696: 1.39984046386113E+101" calcext:value-type="string">
            <text:p><text:s text:c="12"/>2696: 1.39984046386113E+101</text:p>
          </table:table-cell>
        </table:table-row>
        <table:table-row table:style-name="ro1">
          <table:table-cell table:formula="of:=[.A338]+8" office:value-type="float" office:value="2704" calcext:value-type="float">
            <text:p>2704</text:p>
          </table:table-cell>
          <table:table-cell office:value-type="string" calcext:value-type="string">
            <text:p>:</text:p>
          </table:table-cell>
          <table:table-cell table:formula="of:=2*[.C338]" office:value-type="float" office:value="2.79968092772226E+101" calcext:value-type="float">
            <text:p>2.79968092772226E+101</text:p>
          </table:table-cell>
          <table:table-cell table:formula="of:=CONCATENATE(&quot;            &quot;;[.A339];[.B339];&quot; &quot;;[.C339])" office:value-type="string" office:string-value="            2704: 2.79968092772226E+101" calcext:value-type="string">
            <text:p><text:s text:c="12"/>2704: 2.79968092772226E+101</text:p>
          </table:table-cell>
        </table:table-row>
        <table:table-row table:style-name="ro1">
          <table:table-cell table:formula="of:=[.A339]+8" office:value-type="float" office:value="2712" calcext:value-type="float">
            <text:p>2712</text:p>
          </table:table-cell>
          <table:table-cell office:value-type="string" calcext:value-type="string">
            <text:p>:</text:p>
          </table:table-cell>
          <table:table-cell table:formula="of:=2*[.C339]" office:value-type="float" office:value="5.59936185544451E+101" calcext:value-type="float">
            <text:p>5.59936185544451E+101</text:p>
          </table:table-cell>
          <table:table-cell table:formula="of:=CONCATENATE(&quot;            &quot;;[.A340];[.B340];&quot; &quot;;[.C340])" office:value-type="string" office:string-value="            2712: 5.59936185544451E+101" calcext:value-type="string">
            <text:p><text:s text:c="12"/>2712: 5.59936185544451E+101</text:p>
          </table:table-cell>
        </table:table-row>
        <table:table-row table:style-name="ro1">
          <table:table-cell table:formula="of:=[.A340]+8" office:value-type="float" office:value="2720" calcext:value-type="float">
            <text:p>2720</text:p>
          </table:table-cell>
          <table:table-cell office:value-type="string" calcext:value-type="string">
            <text:p>:</text:p>
          </table:table-cell>
          <table:table-cell table:formula="of:=2*[.C340]" office:value-type="float" office:value="1.1198723710889E+102" calcext:value-type="float">
            <text:p>1.1198723710889E+102</text:p>
          </table:table-cell>
          <table:table-cell table:formula="of:=CONCATENATE(&quot;            &quot;;[.A341];[.B341];&quot; &quot;;[.C341])" office:value-type="string" office:string-value="            2720: 1.1198723710889E+102" calcext:value-type="string">
            <text:p><text:s text:c="12"/>2720: 1.1198723710889E+102</text:p>
          </table:table-cell>
        </table:table-row>
        <table:table-row table:style-name="ro1">
          <table:table-cell table:formula="of:=[.A341]+8" office:value-type="float" office:value="2728" calcext:value-type="float">
            <text:p>2728</text:p>
          </table:table-cell>
          <table:table-cell office:value-type="string" calcext:value-type="string">
            <text:p>:</text:p>
          </table:table-cell>
          <table:table-cell table:formula="of:=2*[.C341]" office:value-type="float" office:value="2.2397447421778E+102" calcext:value-type="float">
            <text:p>2.2397447421778E+102</text:p>
          </table:table-cell>
          <table:table-cell table:formula="of:=CONCATENATE(&quot;            &quot;;[.A342];[.B342];&quot; &quot;;[.C342])" office:value-type="string" office:string-value="            2728: 2.2397447421778E+102" calcext:value-type="string">
            <text:p><text:s text:c="12"/>2728: 2.2397447421778E+102</text:p>
          </table:table-cell>
        </table:table-row>
        <table:table-row table:style-name="ro1">
          <table:table-cell table:formula="of:=[.A342]+8" office:value-type="float" office:value="2736" calcext:value-type="float">
            <text:p>2736</text:p>
          </table:table-cell>
          <table:table-cell office:value-type="string" calcext:value-type="string">
            <text:p>:</text:p>
          </table:table-cell>
          <table:table-cell table:formula="of:=2*[.C342]" office:value-type="float" office:value="4.47948948435561E+102" calcext:value-type="float">
            <text:p>4.47948948435561E+102</text:p>
          </table:table-cell>
          <table:table-cell table:formula="of:=CONCATENATE(&quot;            &quot;;[.A343];[.B343];&quot; &quot;;[.C343])" office:value-type="string" office:string-value="            2736: 4.47948948435561E+102" calcext:value-type="string">
            <text:p><text:s text:c="12"/>2736: 4.47948948435561E+102</text:p>
          </table:table-cell>
        </table:table-row>
        <table:table-row table:style-name="ro1">
          <table:table-cell table:formula="of:=[.A343]+8" office:value-type="float" office:value="2744" calcext:value-type="float">
            <text:p>2744</text:p>
          </table:table-cell>
          <table:table-cell office:value-type="string" calcext:value-type="string">
            <text:p>:</text:p>
          </table:table-cell>
          <table:table-cell table:formula="of:=2*[.C343]" office:value-type="float" office:value="8.95897896871122E+102" calcext:value-type="float">
            <text:p>8.95897896871122E+102</text:p>
          </table:table-cell>
          <table:table-cell table:formula="of:=CONCATENATE(&quot;            &quot;;[.A344];[.B344];&quot; &quot;;[.C344])" office:value-type="string" office:string-value="            2744: 8.95897896871122E+102" calcext:value-type="string">
            <text:p><text:s text:c="12"/>2744: 8.95897896871122E+102</text:p>
          </table:table-cell>
        </table:table-row>
        <table:table-row table:style-name="ro1">
          <table:table-cell table:formula="of:=[.A344]+8" office:value-type="float" office:value="2752" calcext:value-type="float">
            <text:p>2752</text:p>
          </table:table-cell>
          <table:table-cell office:value-type="string" calcext:value-type="string">
            <text:p>:</text:p>
          </table:table-cell>
          <table:table-cell table:formula="of:=2*[.C344]" office:value-type="float" office:value="1.79179579374224E+103" calcext:value-type="float">
            <text:p>1.79179579374224E+103</text:p>
          </table:table-cell>
          <table:table-cell table:formula="of:=CONCATENATE(&quot;            &quot;;[.A345];[.B345];&quot; &quot;;[.C345])" office:value-type="string" office:string-value="            2752: 1.79179579374224E+103" calcext:value-type="string">
            <text:p><text:s text:c="12"/>2752: 1.79179579374224E+103</text:p>
          </table:table-cell>
        </table:table-row>
        <table:table-row table:style-name="ro1">
          <table:table-cell table:formula="of:=[.A345]+8" office:value-type="float" office:value="2760" calcext:value-type="float">
            <text:p>2760</text:p>
          </table:table-cell>
          <table:table-cell office:value-type="string" calcext:value-type="string">
            <text:p>:</text:p>
          </table:table-cell>
          <table:table-cell table:formula="of:=2*[.C345]" office:value-type="float" office:value="3.58359158748449E+103" calcext:value-type="float">
            <text:p>3.58359158748449E+103</text:p>
          </table:table-cell>
          <table:table-cell table:formula="of:=CONCATENATE(&quot;            &quot;;[.A346];[.B346];&quot; &quot;;[.C346])" office:value-type="string" office:string-value="            2760: 3.58359158748449E+103" calcext:value-type="string">
            <text:p><text:s text:c="12"/>2760: 3.58359158748449E+103</text:p>
          </table:table-cell>
        </table:table-row>
        <table:table-row table:style-name="ro1">
          <table:table-cell table:formula="of:=[.A346]+8" office:value-type="float" office:value="2768" calcext:value-type="float">
            <text:p>2768</text:p>
          </table:table-cell>
          <table:table-cell office:value-type="string" calcext:value-type="string">
            <text:p>:</text:p>
          </table:table-cell>
          <table:table-cell table:formula="of:=2*[.C346]" office:value-type="float" office:value="7.16718317496897E+103" calcext:value-type="float">
            <text:p>7.16718317496897E+103</text:p>
          </table:table-cell>
          <table:table-cell table:formula="of:=CONCATENATE(&quot;            &quot;;[.A347];[.B347];&quot; &quot;;[.C347])" office:value-type="string" office:string-value="            2768: 7.16718317496897E+103" calcext:value-type="string">
            <text:p><text:s text:c="12"/>2768: 7.16718317496897E+103</text:p>
          </table:table-cell>
        </table:table-row>
        <table:table-row table:style-name="ro1">
          <table:table-cell table:formula="of:=[.A347]+8" office:value-type="float" office:value="2776" calcext:value-type="float">
            <text:p>2776</text:p>
          </table:table-cell>
          <table:table-cell office:value-type="string" calcext:value-type="string">
            <text:p>:</text:p>
          </table:table-cell>
          <table:table-cell table:formula="of:=2*[.C347]" office:value-type="float" office:value="1.43343663499379E+104" calcext:value-type="float">
            <text:p>1.43343663499379E+104</text:p>
          </table:table-cell>
          <table:table-cell table:formula="of:=CONCATENATE(&quot;            &quot;;[.A348];[.B348];&quot; &quot;;[.C348])" office:value-type="string" office:string-value="            2776: 1.43343663499379E+104" calcext:value-type="string">
            <text:p><text:s text:c="12"/>2776: 1.43343663499379E+104</text:p>
          </table:table-cell>
        </table:table-row>
        <table:table-row table:style-name="ro1">
          <table:table-cell table:formula="of:=[.A348]+8" office:value-type="float" office:value="2784" calcext:value-type="float">
            <text:p>2784</text:p>
          </table:table-cell>
          <table:table-cell office:value-type="string" calcext:value-type="string">
            <text:p>:</text:p>
          </table:table-cell>
          <table:table-cell table:formula="of:=2*[.C348]" office:value-type="float" office:value="2.86687326998759E+104" calcext:value-type="float">
            <text:p>2.86687326998759E+104</text:p>
          </table:table-cell>
          <table:table-cell table:formula="of:=CONCATENATE(&quot;            &quot;;[.A349];[.B349];&quot; &quot;;[.C349])" office:value-type="string" office:string-value="            2784: 2.86687326998759E+104" calcext:value-type="string">
            <text:p><text:s text:c="12"/>2784: 2.86687326998759E+104</text:p>
          </table:table-cell>
        </table:table-row>
        <table:table-row table:style-name="ro1">
          <table:table-cell table:formula="of:=[.A349]+8" office:value-type="float" office:value="2792" calcext:value-type="float">
            <text:p>2792</text:p>
          </table:table-cell>
          <table:table-cell office:value-type="string" calcext:value-type="string">
            <text:p>:</text:p>
          </table:table-cell>
          <table:table-cell table:formula="of:=2*[.C349]" office:value-type="float" office:value="5.73374653997518E+104" calcext:value-type="float">
            <text:p>5.73374653997518E+104</text:p>
          </table:table-cell>
          <table:table-cell table:formula="of:=CONCATENATE(&quot;            &quot;;[.A350];[.B350];&quot; &quot;;[.C350])" office:value-type="string" office:string-value="            2792: 5.73374653997518E+104" calcext:value-type="string">
            <text:p><text:s text:c="12"/>2792: 5.73374653997518E+104</text:p>
          </table:table-cell>
        </table:table-row>
        <table:table-row table:style-name="ro1">
          <table:table-cell table:formula="of:=[.A350]+8" office:value-type="float" office:value="2800" calcext:value-type="float">
            <text:p>2800</text:p>
          </table:table-cell>
          <table:table-cell office:value-type="string" calcext:value-type="string">
            <text:p>:</text:p>
          </table:table-cell>
          <table:table-cell table:formula="of:=2*[.C350]" office:value-type="float" office:value="1.14674930799504E+105" calcext:value-type="float">
            <text:p>1.14674930799504E+105</text:p>
          </table:table-cell>
          <table:table-cell table:formula="of:=CONCATENATE(&quot;            &quot;;[.A351];[.B351];&quot; &quot;;[.C351])" office:value-type="string" office:string-value="            2800: 1.14674930799504E+105" calcext:value-type="string">
            <text:p><text:s text:c="12"/>2800: 1.14674930799504E+105</text:p>
          </table:table-cell>
        </table:table-row>
        <table:table-row table:style-name="ro1">
          <table:table-cell table:formula="of:=[.A351]+8" office:value-type="float" office:value="2808" calcext:value-type="float">
            <text:p>2808</text:p>
          </table:table-cell>
          <table:table-cell office:value-type="string" calcext:value-type="string">
            <text:p>:</text:p>
          </table:table-cell>
          <table:table-cell table:formula="of:=2*[.C351]" office:value-type="float" office:value="2.29349861599007E+105" calcext:value-type="float">
            <text:p>2.29349861599007E+105</text:p>
          </table:table-cell>
          <table:table-cell table:formula="of:=CONCATENATE(&quot;            &quot;;[.A352];[.B352];&quot; &quot;;[.C352])" office:value-type="string" office:string-value="            2808: 2.29349861599007E+105" calcext:value-type="string">
            <text:p><text:s text:c="12"/>2808: 2.29349861599007E+105</text:p>
          </table:table-cell>
        </table:table-row>
        <table:table-row table:style-name="ro1">
          <table:table-cell table:formula="of:=[.A352]+8" office:value-type="float" office:value="2816" calcext:value-type="float">
            <text:p>2816</text:p>
          </table:table-cell>
          <table:table-cell office:value-type="string" calcext:value-type="string">
            <text:p>:</text:p>
          </table:table-cell>
          <table:table-cell table:formula="of:=2*[.C352]" office:value-type="float" office:value="4.58699723198014E+105" calcext:value-type="float">
            <text:p>4.58699723198014E+105</text:p>
          </table:table-cell>
          <table:table-cell table:formula="of:=CONCATENATE(&quot;            &quot;;[.A353];[.B353];&quot; &quot;;[.C353])" office:value-type="string" office:string-value="            2816: 4.58699723198014E+105" calcext:value-type="string">
            <text:p><text:s text:c="12"/>2816: 4.58699723198014E+105</text:p>
          </table:table-cell>
        </table:table-row>
        <table:table-row table:style-name="ro1">
          <table:table-cell table:formula="of:=[.A353]+8" office:value-type="float" office:value="2824" calcext:value-type="float">
            <text:p>2824</text:p>
          </table:table-cell>
          <table:table-cell office:value-type="string" calcext:value-type="string">
            <text:p>:</text:p>
          </table:table-cell>
          <table:table-cell table:formula="of:=2*[.C353]" office:value-type="float" office:value="9.17399446396029E+105" calcext:value-type="float">
            <text:p>9.17399446396029E+105</text:p>
          </table:table-cell>
          <table:table-cell table:formula="of:=CONCATENATE(&quot;            &quot;;[.A354];[.B354];&quot; &quot;;[.C354])" office:value-type="string" office:string-value="            2824: 9.17399446396029E+105" calcext:value-type="string">
            <text:p><text:s text:c="12"/>2824: 9.17399446396029E+105</text:p>
          </table:table-cell>
        </table:table-row>
        <table:table-row table:style-name="ro1">
          <table:table-cell table:formula="of:=[.A354]+8" office:value-type="float" office:value="2832" calcext:value-type="float">
            <text:p>2832</text:p>
          </table:table-cell>
          <table:table-cell office:value-type="string" calcext:value-type="string">
            <text:p>:</text:p>
          </table:table-cell>
          <table:table-cell table:formula="of:=2*[.C354]" office:value-type="float" office:value="1.83479889279206E+106" calcext:value-type="float">
            <text:p>1.83479889279206E+106</text:p>
          </table:table-cell>
          <table:table-cell table:formula="of:=CONCATENATE(&quot;            &quot;;[.A355];[.B355];&quot; &quot;;[.C355])" office:value-type="string" office:string-value="            2832: 1.83479889279206E+106" calcext:value-type="string">
            <text:p><text:s text:c="12"/>2832: 1.83479889279206E+106</text:p>
          </table:table-cell>
        </table:table-row>
        <table:table-row table:style-name="ro1">
          <table:table-cell table:formula="of:=[.A355]+8" office:value-type="float" office:value="2840" calcext:value-type="float">
            <text:p>2840</text:p>
          </table:table-cell>
          <table:table-cell office:value-type="string" calcext:value-type="string">
            <text:p>:</text:p>
          </table:table-cell>
          <table:table-cell table:formula="of:=2*[.C355]" office:value-type="float" office:value="3.66959778558411E+106" calcext:value-type="float">
            <text:p>3.66959778558411E+106</text:p>
          </table:table-cell>
          <table:table-cell table:formula="of:=CONCATENATE(&quot;            &quot;;[.A356];[.B356];&quot; &quot;;[.C356])" office:value-type="string" office:string-value="            2840: 3.66959778558411E+106" calcext:value-type="string">
            <text:p><text:s text:c="12"/>2840: 3.66959778558411E+106</text:p>
          </table:table-cell>
        </table:table-row>
        <table:table-row table:style-name="ro1">
          <table:table-cell table:formula="of:=[.A356]+8" office:value-type="float" office:value="2848" calcext:value-type="float">
            <text:p>2848</text:p>
          </table:table-cell>
          <table:table-cell office:value-type="string" calcext:value-type="string">
            <text:p>:</text:p>
          </table:table-cell>
          <table:table-cell table:formula="of:=2*[.C356]" office:value-type="float" office:value="7.33919557116823E+106" calcext:value-type="float">
            <text:p>7.33919557116823E+106</text:p>
          </table:table-cell>
          <table:table-cell table:formula="of:=CONCATENATE(&quot;            &quot;;[.A357];[.B357];&quot; &quot;;[.C357])" office:value-type="string" office:string-value="            2848: 7.33919557116823E+106" calcext:value-type="string">
            <text:p><text:s text:c="12"/>2848: 7.33919557116823E+106</text:p>
          </table:table-cell>
        </table:table-row>
        <table:table-row table:style-name="ro1">
          <table:table-cell table:formula="of:=[.A357]+8" office:value-type="float" office:value="2856" calcext:value-type="float">
            <text:p>2856</text:p>
          </table:table-cell>
          <table:table-cell office:value-type="string" calcext:value-type="string">
            <text:p>:</text:p>
          </table:table-cell>
          <table:table-cell table:formula="of:=2*[.C357]" office:value-type="float" office:value="1.46783911423365E+107" calcext:value-type="float">
            <text:p>1.46783911423365E+107</text:p>
          </table:table-cell>
          <table:table-cell table:formula="of:=CONCATENATE(&quot;            &quot;;[.A358];[.B358];&quot; &quot;;[.C358])" office:value-type="string" office:string-value="            2856: 1.46783911423365E+107" calcext:value-type="string">
            <text:p><text:s text:c="12"/>2856: 1.46783911423365E+107</text:p>
          </table:table-cell>
        </table:table-row>
        <table:table-row table:style-name="ro1">
          <table:table-cell table:formula="of:=[.A358]+8" office:value-type="float" office:value="2864" calcext:value-type="float">
            <text:p>2864</text:p>
          </table:table-cell>
          <table:table-cell office:value-type="string" calcext:value-type="string">
            <text:p>:</text:p>
          </table:table-cell>
          <table:table-cell table:formula="of:=2*[.C358]" office:value-type="float" office:value="2.93567822846729E+107" calcext:value-type="float">
            <text:p>2.93567822846729E+107</text:p>
          </table:table-cell>
          <table:table-cell table:formula="of:=CONCATENATE(&quot;            &quot;;[.A359];[.B359];&quot; &quot;;[.C359])" office:value-type="string" office:string-value="            2864: 2.93567822846729E+107" calcext:value-type="string">
            <text:p><text:s text:c="12"/>2864: 2.93567822846729E+107</text:p>
          </table:table-cell>
        </table:table-row>
        <table:table-row table:style-name="ro1">
          <table:table-cell table:formula="of:=[.A359]+8" office:value-type="float" office:value="2872" calcext:value-type="float">
            <text:p>2872</text:p>
          </table:table-cell>
          <table:table-cell office:value-type="string" calcext:value-type="string">
            <text:p>:</text:p>
          </table:table-cell>
          <table:table-cell table:formula="of:=2*[.C359]" office:value-type="float" office:value="5.87135645693458E+107" calcext:value-type="float">
            <text:p>5.87135645693458E+107</text:p>
          </table:table-cell>
          <table:table-cell table:formula="of:=CONCATENATE(&quot;            &quot;;[.A360];[.B360];&quot; &quot;;[.C360])" office:value-type="string" office:string-value="            2872: 5.87135645693458E+107" calcext:value-type="string">
            <text:p><text:s text:c="12"/>2872: 5.87135645693458E+107</text:p>
          </table:table-cell>
        </table:table-row>
        <table:table-row table:style-name="ro1">
          <table:table-cell table:formula="of:=[.A360]+8" office:value-type="float" office:value="2880" calcext:value-type="float">
            <text:p>2880</text:p>
          </table:table-cell>
          <table:table-cell office:value-type="string" calcext:value-type="string">
            <text:p>:</text:p>
          </table:table-cell>
          <table:table-cell table:formula="of:=2*[.C360]" office:value-type="float" office:value="1.17427129138692E+108" calcext:value-type="float">
            <text:p>1.17427129138692E+108</text:p>
          </table:table-cell>
          <table:table-cell table:formula="of:=CONCATENATE(&quot;            &quot;;[.A361];[.B361];&quot; &quot;;[.C361])" office:value-type="string" office:string-value="            2880: 1.17427129138692E+108" calcext:value-type="string">
            <text:p><text:s text:c="12"/>2880: 1.17427129138692E+108</text:p>
          </table:table-cell>
        </table:table-row>
        <table:table-row table:style-name="ro1">
          <table:table-cell table:formula="of:=[.A361]+8" office:value-type="float" office:value="2888" calcext:value-type="float">
            <text:p>2888</text:p>
          </table:table-cell>
          <table:table-cell office:value-type="string" calcext:value-type="string">
            <text:p>:</text:p>
          </table:table-cell>
          <table:table-cell table:formula="of:=2*[.C361]" office:value-type="float" office:value="2.34854258277383E+108" calcext:value-type="float">
            <text:p>2.34854258277383E+108</text:p>
          </table:table-cell>
          <table:table-cell table:formula="of:=CONCATENATE(&quot;            &quot;;[.A362];[.B362];&quot; &quot;;[.C362])" office:value-type="string" office:string-value="            2888: 2.34854258277383E+108" calcext:value-type="string">
            <text:p><text:s text:c="12"/>2888: 2.34854258277383E+108</text:p>
          </table:table-cell>
        </table:table-row>
        <table:table-row table:style-name="ro1">
          <table:table-cell table:formula="of:=[.A362]+8" office:value-type="float" office:value="2896" calcext:value-type="float">
            <text:p>2896</text:p>
          </table:table-cell>
          <table:table-cell office:value-type="string" calcext:value-type="string">
            <text:p>:</text:p>
          </table:table-cell>
          <table:table-cell table:formula="of:=2*[.C362]" office:value-type="float" office:value="4.69708516554767E+108" calcext:value-type="float">
            <text:p>4.69708516554767E+108</text:p>
          </table:table-cell>
          <table:table-cell table:formula="of:=CONCATENATE(&quot;            &quot;;[.A363];[.B363];&quot; &quot;;[.C363])" office:value-type="string" office:string-value="            2896: 4.69708516554767E+108" calcext:value-type="string">
            <text:p><text:s text:c="12"/>2896: 4.69708516554767E+108</text:p>
          </table:table-cell>
        </table:table-row>
        <table:table-row table:style-name="ro1">
          <table:table-cell table:formula="of:=[.A363]+8" office:value-type="float" office:value="2904" calcext:value-type="float">
            <text:p>2904</text:p>
          </table:table-cell>
          <table:table-cell office:value-type="string" calcext:value-type="string">
            <text:p>:</text:p>
          </table:table-cell>
          <table:table-cell table:formula="of:=2*[.C363]" office:value-type="float" office:value="9.39417033109533E+108" calcext:value-type="float">
            <text:p>9.39417033109533E+108</text:p>
          </table:table-cell>
          <table:table-cell table:formula="of:=CONCATENATE(&quot;            &quot;;[.A364];[.B364];&quot; &quot;;[.C364])" office:value-type="string" office:string-value="            2904: 9.39417033109533E+108" calcext:value-type="string">
            <text:p><text:s text:c="12"/>2904: 9.39417033109533E+108</text:p>
          </table:table-cell>
        </table:table-row>
        <table:table-row table:style-name="ro1">
          <table:table-cell table:formula="of:=[.A364]+8" office:value-type="float" office:value="2912" calcext:value-type="float">
            <text:p>2912</text:p>
          </table:table-cell>
          <table:table-cell office:value-type="string" calcext:value-type="string">
            <text:p>:</text:p>
          </table:table-cell>
          <table:table-cell table:formula="of:=2*[.C364]" office:value-type="float" office:value="1.87883406621907E+109" calcext:value-type="float">
            <text:p>1.87883406621907E+109</text:p>
          </table:table-cell>
          <table:table-cell table:formula="of:=CONCATENATE(&quot;            &quot;;[.A365];[.B365];&quot; &quot;;[.C365])" office:value-type="string" office:string-value="            2912: 1.87883406621907E+109" calcext:value-type="string">
            <text:p><text:s text:c="12"/>2912: 1.87883406621907E+109</text:p>
          </table:table-cell>
        </table:table-row>
        <table:table-row table:style-name="ro1">
          <table:table-cell table:formula="of:=[.A365]+8" office:value-type="float" office:value="2920" calcext:value-type="float">
            <text:p>2920</text:p>
          </table:table-cell>
          <table:table-cell office:value-type="string" calcext:value-type="string">
            <text:p>:</text:p>
          </table:table-cell>
          <table:table-cell table:formula="of:=2*[.C365]" office:value-type="float" office:value="3.75766813243813E+109" calcext:value-type="float">
            <text:p>3.75766813243813E+109</text:p>
          </table:table-cell>
          <table:table-cell table:formula="of:=CONCATENATE(&quot;            &quot;;[.A366];[.B366];&quot; &quot;;[.C366])" office:value-type="string" office:string-value="            2920: 3.75766813243813E+109" calcext:value-type="string">
            <text:p><text:s text:c="12"/>2920: 3.75766813243813E+109</text:p>
          </table:table-cell>
        </table:table-row>
        <table:table-row table:style-name="ro1">
          <table:table-cell table:formula="of:=[.A366]+8" office:value-type="float" office:value="2928" calcext:value-type="float">
            <text:p>2928</text:p>
          </table:table-cell>
          <table:table-cell office:value-type="string" calcext:value-type="string">
            <text:p>:</text:p>
          </table:table-cell>
          <table:table-cell table:formula="of:=2*[.C366]" office:value-type="float" office:value="7.51533626487627E+109" calcext:value-type="float">
            <text:p>7.51533626487627E+109</text:p>
          </table:table-cell>
          <table:table-cell table:formula="of:=CONCATENATE(&quot;            &quot;;[.A367];[.B367];&quot; &quot;;[.C367])" office:value-type="string" office:string-value="            2928: 7.51533626487627E+109" calcext:value-type="string">
            <text:p><text:s text:c="12"/>2928: 7.51533626487627E+109</text:p>
          </table:table-cell>
        </table:table-row>
        <table:table-row table:style-name="ro1">
          <table:table-cell table:formula="of:=[.A367]+8" office:value-type="float" office:value="2936" calcext:value-type="float">
            <text:p>2936</text:p>
          </table:table-cell>
          <table:table-cell office:value-type="string" calcext:value-type="string">
            <text:p>:</text:p>
          </table:table-cell>
          <table:table-cell table:formula="of:=2*[.C367]" office:value-type="float" office:value="1.50306725297525E+110" calcext:value-type="float">
            <text:p>1.50306725297525E+110</text:p>
          </table:table-cell>
          <table:table-cell table:formula="of:=CONCATENATE(&quot;            &quot;;[.A368];[.B368];&quot; &quot;;[.C368])" office:value-type="string" office:string-value="            2936: 1.50306725297525E+110" calcext:value-type="string">
            <text:p><text:s text:c="12"/>2936: 1.50306725297525E+110</text:p>
          </table:table-cell>
        </table:table-row>
        <table:table-row table:style-name="ro1">
          <table:table-cell table:formula="of:=[.A368]+8" office:value-type="float" office:value="2944" calcext:value-type="float">
            <text:p>2944</text:p>
          </table:table-cell>
          <table:table-cell office:value-type="string" calcext:value-type="string">
            <text:p>:</text:p>
          </table:table-cell>
          <table:table-cell table:formula="of:=2*[.C368]" office:value-type="float" office:value="3.00613450595051E+110" calcext:value-type="float">
            <text:p>3.00613450595051E+110</text:p>
          </table:table-cell>
          <table:table-cell table:formula="of:=CONCATENATE(&quot;            &quot;;[.A369];[.B369];&quot; &quot;;[.C369])" office:value-type="string" office:string-value="            2944: 3.00613450595051E+110" calcext:value-type="string">
            <text:p><text:s text:c="12"/>2944: 3.00613450595051E+110</text:p>
          </table:table-cell>
        </table:table-row>
        <table:table-row table:style-name="ro1">
          <table:table-cell table:formula="of:=[.A369]+8" office:value-type="float" office:value="2952" calcext:value-type="float">
            <text:p>2952</text:p>
          </table:table-cell>
          <table:table-cell office:value-type="string" calcext:value-type="string">
            <text:p>:</text:p>
          </table:table-cell>
          <table:table-cell table:formula="of:=2*[.C369]" office:value-type="float" office:value="6.01226901190101E+110" calcext:value-type="float">
            <text:p>6.01226901190101E+110</text:p>
          </table:table-cell>
          <table:table-cell table:formula="of:=CONCATENATE(&quot;            &quot;;[.A370];[.B370];&quot; &quot;;[.C370])" office:value-type="string" office:string-value="            2952: 6.01226901190101E+110" calcext:value-type="string">
            <text:p><text:s text:c="12"/>2952: 6.01226901190101E+110</text:p>
          </table:table-cell>
        </table:table-row>
        <table:table-row table:style-name="ro1">
          <table:table-cell table:formula="of:=[.A370]+8" office:value-type="float" office:value="2960" calcext:value-type="float">
            <text:p>2960</text:p>
          </table:table-cell>
          <table:table-cell office:value-type="string" calcext:value-type="string">
            <text:p>:</text:p>
          </table:table-cell>
          <table:table-cell table:formula="of:=2*[.C370]" office:value-type="float" office:value="1.2024538023802E+111" calcext:value-type="float">
            <text:p>1.2024538023802E+111</text:p>
          </table:table-cell>
          <table:table-cell table:formula="of:=CONCATENATE(&quot;            &quot;;[.A371];[.B371];&quot; &quot;;[.C371])" office:value-type="string" office:string-value="            2960: 1.2024538023802E+111" calcext:value-type="string">
            <text:p><text:s text:c="12"/>2960: 1.2024538023802E+111</text:p>
          </table:table-cell>
        </table:table-row>
        <table:table-row table:style-name="ro1">
          <table:table-cell table:formula="of:=[.A371]+8" office:value-type="float" office:value="2968" calcext:value-type="float">
            <text:p>2968</text:p>
          </table:table-cell>
          <table:table-cell office:value-type="string" calcext:value-type="string">
            <text:p>:</text:p>
          </table:table-cell>
          <table:table-cell table:formula="of:=2*[.C371]" office:value-type="float" office:value="2.40490760476041E+111" calcext:value-type="float">
            <text:p>2.40490760476041E+111</text:p>
          </table:table-cell>
          <table:table-cell table:formula="of:=CONCATENATE(&quot;            &quot;;[.A372];[.B372];&quot; &quot;;[.C372])" office:value-type="string" office:string-value="            2968: 2.40490760476041E+111" calcext:value-type="string">
            <text:p><text:s text:c="12"/>2968: 2.40490760476041E+111</text:p>
          </table:table-cell>
        </table:table-row>
        <table:table-row table:style-name="ro1">
          <table:table-cell table:formula="of:=[.A372]+8" office:value-type="float" office:value="2976" calcext:value-type="float">
            <text:p>2976</text:p>
          </table:table-cell>
          <table:table-cell office:value-type="string" calcext:value-type="string">
            <text:p>:</text:p>
          </table:table-cell>
          <table:table-cell table:formula="of:=2*[.C372]" office:value-type="float" office:value="4.80981520952081E+111" calcext:value-type="float">
            <text:p>4.80981520952081E+111</text:p>
          </table:table-cell>
          <table:table-cell table:formula="of:=CONCATENATE(&quot;            &quot;;[.A373];[.B373];&quot; &quot;;[.C373])" office:value-type="string" office:string-value="            2976: 4.80981520952081E+111" calcext:value-type="string">
            <text:p><text:s text:c="12"/>2976: 4.80981520952081E+111</text:p>
          </table:table-cell>
        </table:table-row>
        <table:table-row table:style-name="ro1">
          <table:table-cell table:formula="of:=[.A373]+8" office:value-type="float" office:value="2984" calcext:value-type="float">
            <text:p>2984</text:p>
          </table:table-cell>
          <table:table-cell office:value-type="string" calcext:value-type="string">
            <text:p>:</text:p>
          </table:table-cell>
          <table:table-cell table:formula="of:=2*[.C373]" office:value-type="float" office:value="9.61963041904162E+111" calcext:value-type="float">
            <text:p>9.61963041904162E+111</text:p>
          </table:table-cell>
          <table:table-cell table:formula="of:=CONCATENATE(&quot;            &quot;;[.A374];[.B374];&quot; &quot;;[.C374])" office:value-type="string" office:string-value="            2984: 9.61963041904162E+111" calcext:value-type="string">
            <text:p><text:s text:c="12"/>2984: 9.61963041904162E+111</text:p>
          </table:table-cell>
        </table:table-row>
        <table:table-row table:style-name="ro1">
          <table:table-cell table:formula="of:=[.A374]+8" office:value-type="float" office:value="2992" calcext:value-type="float">
            <text:p>2992</text:p>
          </table:table-cell>
          <table:table-cell office:value-type="string" calcext:value-type="string">
            <text:p>:</text:p>
          </table:table-cell>
          <table:table-cell table:formula="of:=2*[.C374]" office:value-type="float" office:value="1.92392608380832E+112" calcext:value-type="float">
            <text:p>1.92392608380832E+112</text:p>
          </table:table-cell>
          <table:table-cell table:formula="of:=CONCATENATE(&quot;            &quot;;[.A375];[.B375];&quot; &quot;;[.C375])" office:value-type="string" office:string-value="            2992: 1.92392608380832E+112" calcext:value-type="string">
            <text:p><text:s text:c="12"/>2992: 1.92392608380832E+112</text:p>
          </table:table-cell>
        </table:table-row>
        <table:table-row table:style-name="ro1">
          <table:table-cell table:formula="of:=[.A375]+8" office:value-type="float" office:value="3000" calcext:value-type="float">
            <text:p>3000</text:p>
          </table:table-cell>
          <table:table-cell office:value-type="string" calcext:value-type="string">
            <text:p>:</text:p>
          </table:table-cell>
          <table:table-cell table:formula="of:=2*[.C375]" office:value-type="float" office:value="3.84785216761665E+112" calcext:value-type="float">
            <text:p>3.84785216761665E+112</text:p>
          </table:table-cell>
          <table:table-cell table:formula="of:=CONCATENATE(&quot;            &quot;;[.A376];[.B376];&quot; &quot;;[.C376])" office:value-type="string" office:string-value="            3000: 3.84785216761665E+112" calcext:value-type="string">
            <text:p><text:s text:c="12"/>3000: 3.84785216761665E+112</text:p>
          </table:table-cell>
        </table:table-row>
        <table:table-row table:style-name="ro1">
          <table:table-cell table:formula="of:=[.A376]+8" office:value-type="float" office:value="3008" calcext:value-type="float">
            <text:p>3008</text:p>
          </table:table-cell>
          <table:table-cell office:value-type="string" calcext:value-type="string">
            <text:p>:</text:p>
          </table:table-cell>
          <table:table-cell table:formula="of:=2*[.C376]" office:value-type="float" office:value="7.6957043352333E+112" calcext:value-type="float">
            <text:p>7.6957043352333E+112</text:p>
          </table:table-cell>
          <table:table-cell table:formula="of:=CONCATENATE(&quot;            &quot;;[.A377];[.B377];&quot; &quot;;[.C377])" office:value-type="string" office:string-value="            3008: 7.6957043352333E+112" calcext:value-type="string">
            <text:p><text:s text:c="12"/>3008: 7.6957043352333E+112</text:p>
          </table:table-cell>
        </table:table-row>
        <table:table-row table:style-name="ro1">
          <table:table-cell table:formula="of:=[.A377]+8" office:value-type="float" office:value="3016" calcext:value-type="float">
            <text:p>3016</text:p>
          </table:table-cell>
          <table:table-cell office:value-type="string" calcext:value-type="string">
            <text:p>:</text:p>
          </table:table-cell>
          <table:table-cell table:formula="of:=2*[.C377]" office:value-type="float" office:value="1.53914086704666E+113" calcext:value-type="float">
            <text:p>1.53914086704666E+113</text:p>
          </table:table-cell>
          <table:table-cell table:formula="of:=CONCATENATE(&quot;            &quot;;[.A378];[.B378];&quot; &quot;;[.C378])" office:value-type="string" office:string-value="            3016: 1.53914086704666E+113" calcext:value-type="string">
            <text:p><text:s text:c="12"/>3016: 1.53914086704666E+113</text:p>
          </table:table-cell>
        </table:table-row>
        <table:table-row table:style-name="ro1">
          <table:table-cell table:formula="of:=[.A378]+8" office:value-type="float" office:value="3024" calcext:value-type="float">
            <text:p>3024</text:p>
          </table:table-cell>
          <table:table-cell office:value-type="string" calcext:value-type="string">
            <text:p>:</text:p>
          </table:table-cell>
          <table:table-cell table:formula="of:=2*[.C378]" office:value-type="float" office:value="3.07828173409332E+113" calcext:value-type="float">
            <text:p>3.07828173409332E+113</text:p>
          </table:table-cell>
          <table:table-cell table:formula="of:=CONCATENATE(&quot;            &quot;;[.A379];[.B379];&quot; &quot;;[.C379])" office:value-type="string" office:string-value="            3024: 3.07828173409332E+113" calcext:value-type="string">
            <text:p><text:s text:c="12"/>3024: 3.07828173409332E+113</text:p>
          </table:table-cell>
        </table:table-row>
        <table:table-row table:style-name="ro1">
          <table:table-cell table:formula="of:=[.A379]+8" office:value-type="float" office:value="3032" calcext:value-type="float">
            <text:p>3032</text:p>
          </table:table-cell>
          <table:table-cell office:value-type="string" calcext:value-type="string">
            <text:p>:</text:p>
          </table:table-cell>
          <table:table-cell table:formula="of:=2*[.C379]" office:value-type="float" office:value="6.15656346818664E+113" calcext:value-type="float">
            <text:p>6.15656346818664E+113</text:p>
          </table:table-cell>
          <table:table-cell table:formula="of:=CONCATENATE(&quot;            &quot;;[.A380];[.B380];&quot; &quot;;[.C380])" office:value-type="string" office:string-value="            3032: 6.15656346818664E+113" calcext:value-type="string">
            <text:p><text:s text:c="12"/>3032: 6.15656346818664E+113</text:p>
          </table:table-cell>
        </table:table-row>
        <table:table-row table:style-name="ro1">
          <table:table-cell table:formula="of:=[.A380]+8" office:value-type="float" office:value="3040" calcext:value-type="float">
            <text:p>3040</text:p>
          </table:table-cell>
          <table:table-cell office:value-type="string" calcext:value-type="string">
            <text:p>:</text:p>
          </table:table-cell>
          <table:table-cell table:formula="of:=2*[.C380]" office:value-type="float" office:value="1.23131269363733E+114" calcext:value-type="float">
            <text:p>1.23131269363733E+114</text:p>
          </table:table-cell>
          <table:table-cell table:formula="of:=CONCATENATE(&quot;            &quot;;[.A381];[.B381];&quot; &quot;;[.C381])" office:value-type="string" office:string-value="            3040: 1.23131269363733E+114" calcext:value-type="string">
            <text:p><text:s text:c="12"/>3040: 1.23131269363733E+114</text:p>
          </table:table-cell>
        </table:table-row>
        <table:table-row table:style-name="ro1">
          <table:table-cell table:formula="of:=[.A381]+8" office:value-type="float" office:value="3048" calcext:value-type="float">
            <text:p>3048</text:p>
          </table:table-cell>
          <table:table-cell office:value-type="string" calcext:value-type="string">
            <text:p>:</text:p>
          </table:table-cell>
          <table:table-cell table:formula="of:=2*[.C381]" office:value-type="float" office:value="2.46262538727465E+114" calcext:value-type="float">
            <text:p>2.46262538727465E+114</text:p>
          </table:table-cell>
          <table:table-cell table:formula="of:=CONCATENATE(&quot;            &quot;;[.A382];[.B382];&quot; &quot;;[.C382])" office:value-type="string" office:string-value="            3048: 2.46262538727465E+114" calcext:value-type="string">
            <text:p><text:s text:c="12"/>3048: 2.46262538727465E+114</text:p>
          </table:table-cell>
        </table:table-row>
        <table:table-row table:style-name="ro1">
          <table:table-cell table:formula="of:=[.A382]+8" office:value-type="float" office:value="3056" calcext:value-type="float">
            <text:p>3056</text:p>
          </table:table-cell>
          <table:table-cell office:value-type="string" calcext:value-type="string">
            <text:p>:</text:p>
          </table:table-cell>
          <table:table-cell table:formula="of:=2*[.C382]" office:value-type="float" office:value="4.92525077454931E+114" calcext:value-type="float">
            <text:p>4.92525077454931E+114</text:p>
          </table:table-cell>
          <table:table-cell table:formula="of:=CONCATENATE(&quot;            &quot;;[.A383];[.B383];&quot; &quot;;[.C383])" office:value-type="string" office:string-value="            3056: 4.92525077454931E+114" calcext:value-type="string">
            <text:p><text:s text:c="12"/>3056: 4.92525077454931E+114</text:p>
          </table:table-cell>
        </table:table-row>
        <table:table-row table:style-name="ro1">
          <table:table-cell table:formula="of:=[.A383]+8" office:value-type="float" office:value="3064" calcext:value-type="float">
            <text:p>3064</text:p>
          </table:table-cell>
          <table:table-cell office:value-type="string" calcext:value-type="string">
            <text:p>:</text:p>
          </table:table-cell>
          <table:table-cell table:formula="of:=2*[.C383]" office:value-type="float" office:value="9.85050154909862E+114" calcext:value-type="float">
            <text:p>9.85050154909862E+114</text:p>
          </table:table-cell>
          <table:table-cell table:formula="of:=CONCATENATE(&quot;            &quot;;[.A384];[.B384];&quot; &quot;;[.C384])" office:value-type="string" office:string-value="            3064: 9.85050154909862E+114" calcext:value-type="string">
            <text:p><text:s text:c="12"/>3064: 9.85050154909862E+114</text:p>
          </table:table-cell>
        </table:table-row>
        <table:table-row table:style-name="ro1">
          <table:table-cell table:formula="of:=[.A384]+8" office:value-type="float" office:value="3072" calcext:value-type="float">
            <text:p>3072</text:p>
          </table:table-cell>
          <table:table-cell office:value-type="string" calcext:value-type="string">
            <text:p>:</text:p>
          </table:table-cell>
          <table:table-cell table:formula="of:=2*[.C384]" office:value-type="float" office:value="1.97010030981972E+115" calcext:value-type="float">
            <text:p>1.97010030981972E+115</text:p>
          </table:table-cell>
          <table:table-cell table:formula="of:=CONCATENATE(&quot;            &quot;;[.A385];[.B385];&quot; &quot;;[.C385])" office:value-type="string" office:string-value="            3072: 1.97010030981972E+115" calcext:value-type="string">
            <text:p><text:s text:c="12"/>3072: 1.97010030981972E+115</text:p>
          </table:table-cell>
        </table:table-row>
        <table:table-row table:style-name="ro1">
          <table:table-cell table:formula="of:=[.A385]+8" office:value-type="float" office:value="3080" calcext:value-type="float">
            <text:p>3080</text:p>
          </table:table-cell>
          <table:table-cell office:value-type="string" calcext:value-type="string">
            <text:p>:</text:p>
          </table:table-cell>
          <table:table-cell table:formula="of:=2*[.C385]" office:value-type="float" office:value="3.94020061963945E+115" calcext:value-type="float">
            <text:p>3.94020061963945E+115</text:p>
          </table:table-cell>
          <table:table-cell table:formula="of:=CONCATENATE(&quot;            &quot;;[.A386];[.B386];&quot; &quot;;[.C386])" office:value-type="string" office:string-value="            3080: 3.94020061963945E+115" calcext:value-type="string">
            <text:p><text:s text:c="12"/>3080: 3.94020061963945E+115</text:p>
          </table:table-cell>
        </table:table-row>
        <table:table-row table:style-name="ro1">
          <table:table-cell table:formula="of:=[.A386]+8" office:value-type="float" office:value="3088" calcext:value-type="float">
            <text:p>3088</text:p>
          </table:table-cell>
          <table:table-cell office:value-type="string" calcext:value-type="string">
            <text:p>:</text:p>
          </table:table-cell>
          <table:table-cell table:formula="of:=2*[.C386]" office:value-type="float" office:value="7.8804012392789E+115" calcext:value-type="float">
            <text:p>7.8804012392789E+115</text:p>
          </table:table-cell>
          <table:table-cell table:formula="of:=CONCATENATE(&quot;            &quot;;[.A387];[.B387];&quot; &quot;;[.C387])" office:value-type="string" office:string-value="            3088: 7.8804012392789E+115" calcext:value-type="string">
            <text:p><text:s text:c="12"/>3088: 7.8804012392789E+115</text:p>
          </table:table-cell>
        </table:table-row>
        <table:table-row table:style-name="ro1">
          <table:table-cell table:formula="of:=[.A387]+8" office:value-type="float" office:value="3096" calcext:value-type="float">
            <text:p>3096</text:p>
          </table:table-cell>
          <table:table-cell office:value-type="string" calcext:value-type="string">
            <text:p>:</text:p>
          </table:table-cell>
          <table:table-cell table:formula="of:=2*[.C387]" office:value-type="float" office:value="1.57608024785578E+116" calcext:value-type="float">
            <text:p>1.57608024785578E+116</text:p>
          </table:table-cell>
          <table:table-cell table:formula="of:=CONCATENATE(&quot;            &quot;;[.A388];[.B388];&quot; &quot;;[.C388])" office:value-type="string" office:string-value="            3096: 1.57608024785578E+116" calcext:value-type="string">
            <text:p><text:s text:c="12"/>3096: 1.57608024785578E+116</text:p>
          </table:table-cell>
        </table:table-row>
        <table:table-row table:style-name="ro1">
          <table:table-cell table:formula="of:=[.A388]+8" office:value-type="float" office:value="3104" calcext:value-type="float">
            <text:p>3104</text:p>
          </table:table-cell>
          <table:table-cell office:value-type="string" calcext:value-type="string">
            <text:p>:</text:p>
          </table:table-cell>
          <table:table-cell table:formula="of:=2*[.C388]" office:value-type="float" office:value="3.15216049571156E+116" calcext:value-type="float">
            <text:p>3.15216049571156E+116</text:p>
          </table:table-cell>
          <table:table-cell table:formula="of:=CONCATENATE(&quot;            &quot;;[.A389];[.B389];&quot; &quot;;[.C389])" office:value-type="string" office:string-value="            3104: 3.15216049571156E+116" calcext:value-type="string">
            <text:p><text:s text:c="12"/>3104: 3.15216049571156E+116</text:p>
          </table:table-cell>
        </table:table-row>
        <table:table-row table:style-name="ro1">
          <table:table-cell table:formula="of:=[.A389]+8" office:value-type="float" office:value="3112" calcext:value-type="float">
            <text:p>3112</text:p>
          </table:table-cell>
          <table:table-cell office:value-type="string" calcext:value-type="string">
            <text:p>:</text:p>
          </table:table-cell>
          <table:table-cell table:formula="of:=2*[.C389]" office:value-type="float" office:value="6.30432099142312E+116" calcext:value-type="float">
            <text:p>6.30432099142312E+116</text:p>
          </table:table-cell>
          <table:table-cell table:formula="of:=CONCATENATE(&quot;            &quot;;[.A390];[.B390];&quot; &quot;;[.C390])" office:value-type="string" office:string-value="            3112: 6.30432099142312E+116" calcext:value-type="string">
            <text:p><text:s text:c="12"/>3112: 6.30432099142312E+116</text:p>
          </table:table-cell>
        </table:table-row>
        <table:table-row table:style-name="ro1">
          <table:table-cell table:formula="of:=[.A390]+8" office:value-type="float" office:value="3120" calcext:value-type="float">
            <text:p>3120</text:p>
          </table:table-cell>
          <table:table-cell office:value-type="string" calcext:value-type="string">
            <text:p>:</text:p>
          </table:table-cell>
          <table:table-cell table:formula="of:=2*[.C390]" office:value-type="float" office:value="1.26086419828462E+117" calcext:value-type="float">
            <text:p>1.26086419828462E+117</text:p>
          </table:table-cell>
          <table:table-cell table:formula="of:=CONCATENATE(&quot;            &quot;;[.A391];[.B391];&quot; &quot;;[.C391])" office:value-type="string" office:string-value="            3120: 1.26086419828462E+117" calcext:value-type="string">
            <text:p><text:s text:c="12"/>3120: 1.26086419828462E+117</text:p>
          </table:table-cell>
        </table:table-row>
        <table:table-row table:style-name="ro1">
          <table:table-cell table:formula="of:=[.A391]+8" office:value-type="float" office:value="3128" calcext:value-type="float">
            <text:p>3128</text:p>
          </table:table-cell>
          <table:table-cell office:value-type="string" calcext:value-type="string">
            <text:p>:</text:p>
          </table:table-cell>
          <table:table-cell table:formula="of:=2*[.C391]" office:value-type="float" office:value="2.52172839656925E+117" calcext:value-type="float">
            <text:p>2.52172839656925E+117</text:p>
          </table:table-cell>
          <table:table-cell table:formula="of:=CONCATENATE(&quot;            &quot;;[.A392];[.B392];&quot; &quot;;[.C392])" office:value-type="string" office:string-value="            3128: 2.52172839656925E+117" calcext:value-type="string">
            <text:p><text:s text:c="12"/>3128: 2.52172839656925E+117</text:p>
          </table:table-cell>
        </table:table-row>
        <table:table-row table:style-name="ro1">
          <table:table-cell table:formula="of:=[.A392]+8" office:value-type="float" office:value="3136" calcext:value-type="float">
            <text:p>3136</text:p>
          </table:table-cell>
          <table:table-cell office:value-type="string" calcext:value-type="string">
            <text:p>:</text:p>
          </table:table-cell>
          <table:table-cell table:formula="of:=2*[.C392]" office:value-type="float" office:value="5.04345679313849E+117" calcext:value-type="float">
            <text:p>5.04345679313849E+117</text:p>
          </table:table-cell>
          <table:table-cell table:formula="of:=CONCATENATE(&quot;            &quot;;[.A393];[.B393];&quot; &quot;;[.C393])" office:value-type="string" office:string-value="            3136: 5.04345679313849E+117" calcext:value-type="string">
            <text:p><text:s text:c="12"/>3136: 5.04345679313849E+117</text:p>
          </table:table-cell>
        </table:table-row>
        <table:table-row table:style-name="ro1">
          <table:table-cell table:formula="of:=[.A393]+8" office:value-type="float" office:value="3144" calcext:value-type="float">
            <text:p>3144</text:p>
          </table:table-cell>
          <table:table-cell office:value-type="string" calcext:value-type="string">
            <text:p>:</text:p>
          </table:table-cell>
          <table:table-cell table:formula="of:=2*[.C393]" office:value-type="float" office:value="1.0086913586277E+118" calcext:value-type="float">
            <text:p>1.0086913586277E+118</text:p>
          </table:table-cell>
          <table:table-cell table:formula="of:=CONCATENATE(&quot;            &quot;;[.A394];[.B394];&quot; &quot;;[.C394])" office:value-type="string" office:string-value="            3144: 1.0086913586277E+118" calcext:value-type="string">
            <text:p><text:s text:c="12"/>3144: 1.0086913586277E+118</text:p>
          </table:table-cell>
        </table:table-row>
        <table:table-row table:style-name="ro1">
          <table:table-cell table:formula="of:=[.A394]+8" office:value-type="float" office:value="3152" calcext:value-type="float">
            <text:p>3152</text:p>
          </table:table-cell>
          <table:table-cell office:value-type="string" calcext:value-type="string">
            <text:p>:</text:p>
          </table:table-cell>
          <table:table-cell table:formula="of:=2*[.C394]" office:value-type="float" office:value="2.0173827172554E+118" calcext:value-type="float">
            <text:p>2.0173827172554E+118</text:p>
          </table:table-cell>
          <table:table-cell table:formula="of:=CONCATENATE(&quot;            &quot;;[.A395];[.B395];&quot; &quot;;[.C395])" office:value-type="string" office:string-value="            3152: 2.0173827172554E+118" calcext:value-type="string">
            <text:p><text:s text:c="12"/>3152: 2.0173827172554E+118</text:p>
          </table:table-cell>
        </table:table-row>
        <table:table-row table:style-name="ro1">
          <table:table-cell table:formula="of:=[.A395]+8" office:value-type="float" office:value="3160" calcext:value-type="float">
            <text:p>3160</text:p>
          </table:table-cell>
          <table:table-cell office:value-type="string" calcext:value-type="string">
            <text:p>:</text:p>
          </table:table-cell>
          <table:table-cell table:formula="of:=2*[.C395]" office:value-type="float" office:value="4.03476543451079E+118" calcext:value-type="float">
            <text:p>4.03476543451079E+118</text:p>
          </table:table-cell>
          <table:table-cell table:formula="of:=CONCATENATE(&quot;            &quot;;[.A396];[.B396];&quot; &quot;;[.C396])" office:value-type="string" office:string-value="            3160: 4.03476543451079E+118" calcext:value-type="string">
            <text:p><text:s text:c="12"/>3160: 4.03476543451079E+118</text:p>
          </table:table-cell>
        </table:table-row>
        <table:table-row table:style-name="ro1">
          <table:table-cell table:formula="of:=[.A396]+8" office:value-type="float" office:value="3168" calcext:value-type="float">
            <text:p>3168</text:p>
          </table:table-cell>
          <table:table-cell office:value-type="string" calcext:value-type="string">
            <text:p>:</text:p>
          </table:table-cell>
          <table:table-cell table:formula="of:=2*[.C396]" office:value-type="float" office:value="8.06953086902159E+118" calcext:value-type="float">
            <text:p>8.06953086902159E+118</text:p>
          </table:table-cell>
          <table:table-cell table:formula="of:=CONCATENATE(&quot;            &quot;;[.A397];[.B397];&quot; &quot;;[.C397])" office:value-type="string" office:string-value="            3168: 8.06953086902159E+118" calcext:value-type="string">
            <text:p><text:s text:c="12"/>3168: 8.06953086902159E+118</text:p>
          </table:table-cell>
        </table:table-row>
        <table:table-row table:style-name="ro1">
          <table:table-cell table:formula="of:=[.A397]+8" office:value-type="float" office:value="3176" calcext:value-type="float">
            <text:p>3176</text:p>
          </table:table-cell>
          <table:table-cell office:value-type="string" calcext:value-type="string">
            <text:p>:</text:p>
          </table:table-cell>
          <table:table-cell table:formula="of:=2*[.C397]" office:value-type="float" office:value="1.61390617380432E+119" calcext:value-type="float">
            <text:p>1.61390617380432E+119</text:p>
          </table:table-cell>
          <table:table-cell table:formula="of:=CONCATENATE(&quot;            &quot;;[.A398];[.B398];&quot; &quot;;[.C398])" office:value-type="string" office:string-value="            3176: 1.61390617380432E+119" calcext:value-type="string">
            <text:p><text:s text:c="12"/>3176: 1.61390617380432E+119</text:p>
          </table:table-cell>
        </table:table-row>
        <table:table-row table:style-name="ro1">
          <table:table-cell table:formula="of:=[.A398]+8" office:value-type="float" office:value="3184" calcext:value-type="float">
            <text:p>3184</text:p>
          </table:table-cell>
          <table:table-cell office:value-type="string" calcext:value-type="string">
            <text:p>:</text:p>
          </table:table-cell>
          <table:table-cell table:formula="of:=2*[.C398]" office:value-type="float" office:value="3.22781234760864E+119" calcext:value-type="float">
            <text:p>3.22781234760864E+119</text:p>
          </table:table-cell>
          <table:table-cell table:formula="of:=CONCATENATE(&quot;            &quot;;[.A399];[.B399];&quot; &quot;;[.C399])" office:value-type="string" office:string-value="            3184: 3.22781234760864E+119" calcext:value-type="string">
            <text:p><text:s text:c="12"/>3184: 3.22781234760864E+119</text:p>
          </table:table-cell>
        </table:table-row>
        <table:table-row table:style-name="ro1">
          <table:table-cell table:formula="of:=[.A399]+8" office:value-type="float" office:value="3192" calcext:value-type="float">
            <text:p>3192</text:p>
          </table:table-cell>
          <table:table-cell office:value-type="string" calcext:value-type="string">
            <text:p>:</text:p>
          </table:table-cell>
          <table:table-cell table:formula="of:=2*[.C399]" office:value-type="float" office:value="6.45562469521727E+119" calcext:value-type="float">
            <text:p>6.45562469521727E+119</text:p>
          </table:table-cell>
          <table:table-cell table:formula="of:=CONCATENATE(&quot;            &quot;;[.A400];[.B400];&quot; &quot;;[.C400])" office:value-type="string" office:string-value="            3192: 6.45562469521727E+119" calcext:value-type="string">
            <text:p><text:s text:c="12"/>3192: 6.45562469521727E+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7:10:14.656148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20:15:54.850708838</meta:creation-date>
    <dc:date>2021-04-05T17:10:28.348454957</dc:date>
    <meta:editing-duration>PT9M28S</meta:editing-duration>
    <meta:editing-cycles>3</meta:editing-cycles>
    <meta:generator>LibreOffice/6.4.6.2$Linux_X86_64 LibreOffice_project/40$Build-2</meta:generator>
    <meta:document-statistic meta:table-count="1" meta:cell-count="1600" meta:object-count="0"/>
  </office:meta>
</office:document-meta>
</file>